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6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1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63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Default" style:data-style-name="N48">
      <style:table-cell-properties style:vertical-align="middle"/>
    </style:style>
    <style:style style:name="ce7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Default" style:data-style-name="N48"/>
    <style:style style:name="ce9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Default" style:data-style-name="N48">
      <style:text-properties fo:font-weight="bold" style:font-weight-asian="bold" style:font-weight-complex="bold"/>
    </style:style>
    <style:style style:name="ce112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6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7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55" style:family="table-cell" style:parent-style-name="_30334__20998__27604_" style:data-style-name="N71"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61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81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4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196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9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Default" style:data-style-name="N48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25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7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2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4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3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6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7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8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1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6.9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5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28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16.8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8.6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6.2pt" style:use-optimal-row-height="true" fo:break-before="auto"/>
    </style:style>
    <style:style style:name="ro39" style:family="table-row">
      <style:table-row-properties style:row-height="17.4pt" style:use-optimal-row-height="false" fo:break-before="auto"/>
    </style:style>
    <style:style style:name="ro40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number-columns-repeated="16361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24">
            <text:p>民 國 107 年 8 月 戶 口 統 計 速 報 表</text:p>
          </table:table-cell>
          <table:covered-table-cell table:number-columns-repeated="22"/>
          <table:table-cell table:number-columns-repeated="16361"/>
        </table:table-row>
        <table:table-row table:style-name="ro3">
          <table:table-cell office:value-type="string" table:number-columns-spanned="2" table:number-rows-spanned="4" table:style-name="ce267">
            <text:p>年月別</text:p>
          </table:table-cell>
          <table:covered-table-cell/>
          <table:table-cell table:style-name="ce88"/>
          <table:table-cell office:value-type="string" table:style-name="ce87">
            <text:p>人</text:p>
          </table:table-cell>
          <table:table-cell office:value-type="string" table:style-name="ce87">
            <text:p>口</text:p>
          </table:table-cell>
          <table:table-cell office:value-type="string" table:style-name="ce87">
            <text:p>數</text:p>
          </table:table-cell>
          <table:table-cell office:value-type="string" table:style-name="ce86">
            <text:p>出 <text:s text:c="5"/>　 <text:s/>　生</text:p>
          </table:table-cell>
          <table:table-cell table:number-columns-repeated="3" table:style-name="ce85"/>
          <table:table-cell office:value-type="string" table:style-name="ce86">
            <text:p>死　 <text:s text:c="6"/>　亡</text:p>
          </table:table-cell>
          <table:table-cell table:number-columns-repeated="3" table:style-name="ce85"/>
          <table:table-cell office:value-type="string" table:number-columns-spanned="2" table:number-rows-spanned="1" table:style-name="ce269">
            <text:p>自 然 增 加</text:p>
          </table:table-cell>
          <table:covered-table-cell/>
          <table:table-cell office:value-type="string" table:number-columns-spanned="2" table:number-rows-spanned="1" table:style-name="ce26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9">
            <text:p>離 <text:s text:c="3"/>　婚</text:p>
          </table:table-cell>
          <table:covered-table-cell/>
          <table:table-cell office:value-type="string" table:number-columns-spanned="1" table:number-rows-spanned="4" table:style-name="ce270">
            <text:p>遷入</text:p>
            <text:p>人數</text:p>
          </table:table-cell>
          <table:table-cell office:value-type="string" table:number-columns-spanned="1" table:number-rows-spanned="4" table:style-name="ce270">
            <text:p>遷出</text:p>
            <text:p>人數</text:p>
          </table:table-cell>
          <table:table-cell office:value-type="string" table:number-columns-spanned="1" table:number-rows-spanned="4" table:style-name="ce268">
            <text:p>原住民</text:p>
            <text:p>人口數</text:p>
          </table:table-cell>
          <table:table-cell table:number-columns-repeated="16361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9">
            <text:p>戶　數</text:p>
          </table:table-cell>
          <table:table-cell table:number-columns-repeated="3" table:style-name="ce81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84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82">
            <text:p>折合年</text:p>
          </table:table-cell>
          <table:table-cell office:value-type="string" table:style-name="ce81">
            <text:p><text:s/></text:p>
          </table:table-cell>
          <table:table-cell office:value-type="string" table:style-name="ce80">
            <text:p>折合年自</text:p>
          </table:table-cell>
          <table:table-cell office:value-type="string" table:style-name="ce83">
            <text:p><text:s/></text:p>
          </table:table-cell>
          <table:table-cell office:value-type="string" table:style-name="ce82">
            <text:p>折合年</text:p>
          </table:table-cell>
          <table:table-cell table:style-name="ce81"/>
          <table:table-cell office:value-type="string" table:style-name="ce81">
            <text:p>折合年</text:p>
          </table:table-cell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covered-table-cell/>
          <table:covered-table-cell/>
          <table:table-cell office:value-type="string" table:style-name="ce79">
            <text:p>計</text:p>
          </table:table-cell>
          <table:table-cell office:value-type="string" table:style-name="ce79">
            <text:p>男</text:p>
          </table:table-cell>
          <table:table-cell office:value-type="string" table:style-name="ce79">
            <text:p>女</text:p>
          </table:table-cell>
          <table:covered-table-cell/>
          <table:covered-table-cell/>
          <table:covered-table-cell/>
          <table:table-cell office:value-type="string" table:style-name="ce78">
            <text:p>粗出生率</text:p>
          </table:table-cell>
          <table:covered-table-cell/>
          <table:covered-table-cell/>
          <table:covered-table-cell/>
          <table:table-cell office:value-type="string" table:style-name="ce78">
            <text:p>粗死亡率</text:p>
          </table:table-cell>
          <table:table-cell office:value-type="string" table:style-name="ce79">
            <text:p>人數</text:p>
          </table:table-cell>
          <table:table-cell office:value-type="string" table:style-name="ce80">
            <text:p>然增加率</text:p>
          </table:table-cell>
          <table:table-cell office:value-type="string" table:style-name="ce79">
            <text:p>對數</text:p>
          </table:table-cell>
          <table:table-cell office:value-type="string" table:style-name="ce78">
            <text:p>粗結婚率</text:p>
          </table:table-cell>
          <table:table-cell office:value-type="string" table:style-name="ce79">
            <text:p>對數</text:p>
          </table:table-cell>
          <table:table-cell office:value-type="string" table:style-name="ce78">
            <text:p>粗離婚率</text:p>
          </table:table-cell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covered-table-cell/>
          <table:table-cell table:style-name="ce77"/>
          <table:table-cell table:style-name="ce76"/>
          <table:table-cell table:number-columns-repeated="2" table:style-name="ce75"/>
          <table:covered-table-cell/>
          <table:covered-table-cell/>
          <table:covered-table-cell/>
          <table:table-cell office:value-type="string" table:style-name="ce74">
            <text:p>‰</text:p>
          </table:table-cell>
          <table:covered-table-cell/>
          <table:covered-table-cell/>
          <table:covered-table-cell/>
          <table:table-cell office:value-type="string" table:style-name="ce74">
            <text:p>‰</text:p>
          </table:table-cell>
          <table:table-cell table:style-name="ce75"/>
          <table:table-cell office:value-type="string" table:style-name="ce74">
            <text:p>‰</text:p>
          </table:table-cell>
          <table:table-cell table:style-name="ce75"/>
          <table:table-cell office:value-type="string" table:style-name="ce74">
            <text:p>‰</text:p>
          </table:table-cell>
          <table:table-cell table:style-name="ce75"/>
          <table:table-cell office:value-type="string" table:style-name="ce74">
            <text:p>‰</text:p>
          </table:table-cell>
          <table:covered-table-cell/>
          <table:covered-table-cell/>
          <table:covered-table-cell/>
          <table:table-cell table:number-columns-repeated="16361"/>
        </table:table-row>
        <table:table-row table:style-name="ro6">
          <table:table-cell office:value-type="string" table:number-columns-spanned="2" table:number-rows-spanned="1" table:style-name="ce272">
            <text:p>40 年</text:p>
          </table:table-cell>
          <table:covered-table-cell/>
          <table:table-cell office:value-type="float" office:value="1440787" table:style-name="ce64">
            <text:p>1,440,787</text:p>
          </table:table-cell>
          <table:table-cell office:value-type="float" office:value="7869247" table:style-name="ce58">
            <text:p>7,869,247</text:p>
          </table:table-cell>
          <table:table-cell office:value-type="float" office:value="4016708" table:style-name="ce58">
            <text:p>4,016,708</text:p>
          </table:table-cell>
          <table:table-cell office:value-type="float" office:value="3852539" table:style-name="ce58">
            <text:p>3,852,539</text:p>
          </table:table-cell>
          <table:table-cell office:value-type="float" office:value="385383" table:style-name="ce58">
            <text:p>385,383</text:p>
          </table:table-cell>
          <table:table-cell office:value-type="float" office:value="197297" table:style-name="ce58">
            <text:p>197,297</text:p>
          </table:table-cell>
          <table:table-cell office:value-type="float" office:value="188086" table:style-name="ce58">
            <text:p>188,086</text:p>
          </table:table-cell>
          <table:table-cell office:value-type="float" office:value="49.97" table:style-name="ce65">
            <text:p>49.97</text:p>
          </table:table-cell>
          <table:table-cell office:value-type="float" office:value="89259" table:style-name="ce58">
            <text:p>89,259</text:p>
          </table:table-cell>
          <table:table-cell office:value-type="float" office:value="46225" table:style-name="ce58">
            <text:p>46,225</text:p>
          </table:table-cell>
          <table:table-cell office:value-type="float" office:value="43034" table:style-name="ce58">
            <text:p>43,034</text:p>
          </table:table-cell>
          <table:table-cell office:value-type="float" office:value="11.57" table:style-name="ce65">
            <text:p>11.57</text:p>
          </table:table-cell>
          <table:table-cell office:value-type="float" office:value="296124" table:style-name="ce68">
            <text:p>296,124</text:p>
          </table:table-cell>
          <table:table-cell office:value-type="float" office:value="38.4" table:style-name="ce65">
            <text:p>38.40</text:p>
          </table:table-cell>
          <table:table-cell office:value-type="float" office:value="73676" table:style-name="ce58">
            <text:p>73,676</text:p>
          </table:table-cell>
          <table:table-cell office:value-type="float" office:value="9.5500000000000007" table:style-name="ce65">
            <text:p>9.55</text:p>
          </table:table-cell>
          <table:table-cell office:value-type="float" office:value="3858" table:style-name="ce58">
            <text:p>3,858</text:p>
          </table:table-cell>
          <table:table-cell office:value-type="float" office:value="0.5" table:style-name="ce65">
            <text:p>0.50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170729" table:style-name="ce72">
            <text:p>170,729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2">
            <text:p>50 年</text:p>
          </table:table-cell>
          <table:covered-table-cell/>
          <table:table-cell office:value-type="float" office:value="2002493" table:style-name="ce64">
            <text:p>2,002,493</text:p>
          </table:table-cell>
          <table:table-cell office:value-type="float" office:value="11149139" table:style-name="ce58">
            <text:p>11,149,139</text:p>
          </table:table-cell>
          <table:table-cell office:value-type="float" office:value="5715463" table:style-name="ce58">
            <text:p>5,715,463</text:p>
          </table:table-cell>
          <table:table-cell office:value-type="float" office:value="5433676" table:style-name="ce58">
            <text:p>5,433,676</text:p>
          </table:table-cell>
          <table:table-cell office:value-type="float" office:value="420254" table:style-name="ce58">
            <text:p>420,254</text:p>
          </table:table-cell>
          <table:table-cell office:value-type="float" office:value="216728" table:style-name="ce58">
            <text:p>216,728</text:p>
          </table:table-cell>
          <table:table-cell office:value-type="float" office:value="203526" table:style-name="ce58">
            <text:p>203,526</text:p>
          </table:table-cell>
          <table:table-cell office:value-type="float" office:value="38.31" table:style-name="ce65">
            <text:p>38.31</text:p>
          </table:table-cell>
          <table:table-cell office:value-type="float" office:value="73823" table:style-name="ce58">
            <text:p>73,823</text:p>
          </table:table-cell>
          <table:table-cell office:value-type="float" office:value="40570" table:style-name="ce58">
            <text:p>40,570</text:p>
          </table:table-cell>
          <table:table-cell office:value-type="float" office:value="33253" table:style-name="ce58">
            <text:p>33,253</text:p>
          </table:table-cell>
          <table:table-cell office:value-type="float" office:value="6.73" table:style-name="ce65">
            <text:p>6.73</text:p>
          </table:table-cell>
          <table:table-cell office:value-type="float" office:value="346431" table:style-name="ce68">
            <text:p>346,431</text:p>
          </table:table-cell>
          <table:table-cell office:value-type="float" office:value="31.58" table:style-name="ce65">
            <text:p>31.58</text:p>
          </table:table-cell>
          <table:table-cell office:value-type="float" office:value="83797" table:style-name="ce58">
            <text:p>83,797</text:p>
          </table:table-cell>
          <table:table-cell office:value-type="float" office:value="7.51" table:style-name="ce65">
            <text:p>7.51</text:p>
          </table:table-cell>
          <table:table-cell office:value-type="float" office:value="4487" table:style-name="ce58">
            <text:p>4,487</text:p>
          </table:table-cell>
          <table:table-cell office:value-type="float" office:value="0.4" table:style-name="ce65">
            <text:p>0.40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218098" table:style-name="ce71">
            <text:p>218,098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2">
            <text:p>60 年</text:p>
          </table:table-cell>
          <table:covered-table-cell/>
          <table:table-cell office:value-type="float" office:value="2702792" table:style-name="ce64">
            <text:p>2,702,792</text:p>
          </table:table-cell>
          <table:table-cell office:value-type="float" office:value="14994823" table:style-name="ce58">
            <text:p>14,994,823</text:p>
          </table:table-cell>
          <table:table-cell office:value-type="float" office:value="7895140" table:style-name="ce58">
            <text:p>7,895,140</text:p>
          </table:table-cell>
          <table:table-cell office:value-type="float" office:value="7099683" table:style-name="ce58">
            <text:p>7,099,683</text:p>
          </table:table-cell>
          <table:table-cell office:value-type="float" office:value="380424" table:style-name="ce58">
            <text:p>380,424</text:p>
          </table:table-cell>
          <table:table-cell office:value-type="float" office:value="195938" table:style-name="ce58">
            <text:p>195,938</text:p>
          </table:table-cell>
          <table:table-cell office:value-type="float" office:value="184486" table:style-name="ce58">
            <text:p>184,486</text:p>
          </table:table-cell>
          <table:table-cell office:value-type="float" office:value="25.64" table:style-name="ce65">
            <text:p>25.64</text:p>
          </table:table-cell>
          <table:table-cell office:value-type="float" office:value="70954" table:style-name="ce58">
            <text:p>70,954</text:p>
          </table:table-cell>
          <table:table-cell office:value-type="float" office:value="41596" table:style-name="ce58">
            <text:p>41,596</text:p>
          </table:table-cell>
          <table:table-cell office:value-type="float" office:value="29358" table:style-name="ce58">
            <text:p>29,358</text:p>
          </table:table-cell>
          <table:table-cell office:value-type="float" office:value="4.78" table:style-name="ce65">
            <text:p>4.78</text:p>
          </table:table-cell>
          <table:table-cell office:value-type="float" office:value="309470" table:style-name="ce68">
            <text:p>309,470</text:p>
          </table:table-cell>
          <table:table-cell office:value-type="float" office:value="20.86" table:style-name="ce65">
            <text:p>20.86</text:p>
          </table:table-cell>
          <table:table-cell office:value-type="float" office:value="106812" table:style-name="ce58">
            <text:p>106,812</text:p>
          </table:table-cell>
          <table:table-cell office:value-type="float" office:value="7.2" table:style-name="ce65">
            <text:p>7.20</text:p>
          </table:table-cell>
          <table:table-cell office:value-type="float" office:value="5310" table:style-name="ce58">
            <text:p>5,310</text:p>
          </table:table-cell>
          <table:table-cell office:value-type="float" office:value="0.36" table:style-name="ce65">
            <text:p>0.36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270905" table:style-name="ce55">
            <text:p>270,905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2">
            <text:p>70 年</text:p>
          </table:table-cell>
          <table:covered-table-cell/>
          <table:table-cell office:value-type="float" office:value="3906015" table:style-name="ce64">
            <text:p>3,906,015</text:p>
          </table:table-cell>
          <table:table-cell office:value-type="float" office:value="18193955" table:style-name="ce58">
            <text:p>18,193,955</text:p>
          </table:table-cell>
          <table:table-cell office:value-type="float" office:value="9479508" table:style-name="ce58">
            <text:p>9,479,508</text:p>
          </table:table-cell>
          <table:table-cell office:value-type="float" office:value="8714447" table:style-name="ce58">
            <text:p>8,714,447</text:p>
          </table:table-cell>
          <table:table-cell office:value-type="float" office:value="412779" table:style-name="ce58">
            <text:p>412,779</text:p>
          </table:table-cell>
          <table:table-cell office:value-type="float" office:value="213273" table:style-name="ce58">
            <text:p>213,273</text:p>
          </table:table-cell>
          <table:table-cell office:value-type="float" office:value="199506" table:style-name="ce58">
            <text:p>199,506</text:p>
          </table:table-cell>
          <table:table-cell office:value-type="float" office:value="22.97" table:style-name="ce65">
            <text:p>22.97</text:p>
          </table:table-cell>
          <table:table-cell office:value-type="float" office:value="86848" table:style-name="ce58">
            <text:p>86,848</text:p>
          </table:table-cell>
          <table:table-cell office:value-type="float" office:value="52627" table:style-name="ce58">
            <text:p>52,627</text:p>
          </table:table-cell>
          <table:table-cell office:value-type="float" office:value="34221" table:style-name="ce58">
            <text:p>34,221</text:p>
          </table:table-cell>
          <table:table-cell office:value-type="float" office:value="4.83" table:style-name="ce65">
            <text:p>4.83</text:p>
          </table:table-cell>
          <table:table-cell office:value-type="float" office:value="325931" table:style-name="ce68">
            <text:p>325,931</text:p>
          </table:table-cell>
          <table:table-cell office:value-type="float" office:value="18.14" table:style-name="ce65">
            <text:p>18.14</text:p>
          </table:table-cell>
          <table:table-cell office:value-type="float" office:value="167496" table:style-name="ce58">
            <text:p>167,496</text:p>
          </table:table-cell>
          <table:table-cell office:value-type="float" office:value="9.2899999999999991" table:style-name="ce65">
            <text:p>9.29</text:p>
          </table:table-cell>
          <table:table-cell office:value-type="float" office:value="14875" table:style-name="ce58">
            <text:p>14,875</text:p>
          </table:table-cell>
          <table:table-cell office:value-type="float" office:value="0.83" table:style-name="ce65">
            <text:p>0.83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310116" table:style-name="ce55">
            <text:p>310,116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80 年</text:p>
          </table:table-cell>
          <table:covered-table-cell/>
          <table:table-cell office:value-type="float" office:value="5227185" table:style-name="ce64">
            <text:p>5,227,185</text:p>
          </table:table-cell>
          <table:table-cell office:value-type="float" office:value="20605831" table:style-name="ce58">
            <text:p>20,605,831</text:p>
          </table:table-cell>
          <table:table-cell office:value-type="float" office:value="10640276" table:style-name="ce58">
            <text:p>10,640,276</text:p>
          </table:table-cell>
          <table:table-cell office:value-type="float" office:value="9965555" table:style-name="ce58">
            <text:p>9,965,555</text:p>
          </table:table-cell>
          <table:table-cell office:value-type="float" office:value="321932" table:style-name="ce58">
            <text:p>321,932</text:p>
          </table:table-cell>
          <table:table-cell office:value-type="float" office:value="168865" table:style-name="ce58">
            <text:p>168,865</text:p>
          </table:table-cell>
          <table:table-cell office:value-type="float" office:value="153067" table:style-name="ce58">
            <text:p>153,067</text:p>
          </table:table-cell>
          <table:table-cell office:value-type="float" office:value="15.7" table:style-name="ce65">
            <text:p>15.70</text:p>
          </table:table-cell>
          <table:table-cell office:value-type="float" office:value="106284" table:style-name="ce58">
            <text:p>106,284</text:p>
          </table:table-cell>
          <table:table-cell office:value-type="float" office:value="65386" table:style-name="ce58">
            <text:p>65,386</text:p>
          </table:table-cell>
          <table:table-cell office:value-type="float" office:value="40898" table:style-name="ce58">
            <text:p>40,898</text:p>
          </table:table-cell>
          <table:table-cell office:value-type="float" office:value="5.18" table:style-name="ce65">
            <text:p>5.18</text:p>
          </table:table-cell>
          <table:table-cell office:value-type="float" office:value="215648" table:style-name="ce68">
            <text:p>215,648</text:p>
          </table:table-cell>
          <table:table-cell office:value-type="float" office:value="10.52" table:style-name="ce65">
            <text:p>10.52</text:p>
          </table:table-cell>
          <table:table-cell office:value-type="float" office:value="162972" table:style-name="ce58">
            <text:p>162,972</text:p>
          </table:table-cell>
          <table:table-cell office:value-type="float" office:value="7.95" table:style-name="ce65">
            <text:p>7.95</text:p>
          </table:table-cell>
          <table:table-cell office:value-type="float" office:value="28298" table:style-name="ce58">
            <text:p>28,298</text:p>
          </table:table-cell>
          <table:table-cell office:value-type="float" office:value="1.38" table:style-name="ce65">
            <text:p>1.38</text:p>
          </table:table-cell>
          <table:table-cell office:value-type="float" office:value="1477764" table:style-name="ce58">
            <text:p>1,477,764</text:p>
          </table:table-cell>
          <table:table-cell office:value-type="float" office:value="1489892" table:style-name="ce58">
            <text:p>1,489,892</text:p>
          </table:table-cell>
          <table:table-cell office:value-type="float" office:value="345523" table:style-name="ce55">
            <text:p>345,523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90 年</text:p>
          </table:table-cell>
          <table:covered-table-cell/>
          <table:table-cell office:value-type="float" office:value="6802281" table:style-name="ce58">
            <text:p>6,802,281</text:p>
          </table:table-cell>
          <table:table-cell office:value-type="float" office:value="22405568" table:style-name="ce58">
            <text:p>22,405,568</text:p>
          </table:table-cell>
          <table:table-cell office:value-type="float" office:value="11441651" table:style-name="ce58">
            <text:p>11,441,651</text:p>
          </table:table-cell>
          <table:table-cell office:value-type="float" office:value="10963917" table:style-name="ce58">
            <text:p>10,963,917</text:p>
          </table:table-cell>
          <table:table-cell office:value-type="float" office:value="260354" table:style-name="ce58">
            <text:p>260,354</text:p>
          </table:table-cell>
          <table:table-cell office:value-type="float" office:value="135596" table:style-name="ce58">
            <text:p>135,596</text:p>
          </table:table-cell>
          <table:table-cell office:value-type="float" office:value="124758" table:style-name="ce58">
            <text:p>124,758</text:p>
          </table:table-cell>
          <table:table-cell office:value-type="float" office:value="11.65" table:style-name="ce65">
            <text:p>11.65</text:p>
          </table:table-cell>
          <table:table-cell office:value-type="float" office:value="127647" table:style-name="ce58">
            <text:p>127,647</text:p>
          </table:table-cell>
          <table:table-cell office:value-type="float" office:value="79319" table:style-name="ce58">
            <text:p>79,319</text:p>
          </table:table-cell>
          <table:table-cell office:value-type="float" office:value="48328" table:style-name="ce58">
            <text:p>48,328</text:p>
          </table:table-cell>
          <table:table-cell office:value-type="float" office:value="5.71" table:style-name="ce65">
            <text:p>5.71</text:p>
          </table:table-cell>
          <table:table-cell office:value-type="float" office:value="132707" table:style-name="ce66">
            <text:p>132,707</text:p>
          </table:table-cell>
          <table:table-cell office:value-type="float" office:value="5.94" table:style-name="ce65">
            <text:p>5.94</text:p>
          </table:table-cell>
          <table:table-cell office:value-type="float" office:value="170515" table:style-name="ce58">
            <text:p>170,515</text:p>
          </table:table-cell>
          <table:table-cell office:value-type="float" office:value="7.63" table:style-name="ce65">
            <text:p>7.63</text:p>
          </table:table-cell>
          <table:table-cell office:value-type="float" office:value="56538" table:style-name="ce58">
            <text:p>56,538</text:p>
          </table:table-cell>
          <table:table-cell office:value-type="float" office:value="2.5299999999999998" table:style-name="ce65">
            <text:p>2.53</text:p>
          </table:table-cell>
          <table:table-cell office:value-type="float" office:value="1373363" table:style-name="ce58">
            <text:p>1,373,363</text:p>
          </table:table-cell>
          <table:table-cell office:value-type="float" office:value="1377174" table:style-name="ce58">
            <text:p>1,377,174</text:p>
          </table:table-cell>
          <table:table-cell office:value-type="float" office:value="420892" table:style-name="ce55">
            <text:p>420,892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95 年</text:p>
          </table:table-cell>
          <table:covered-table-cell/>
          <table:table-cell office:value-type="float" office:value="7394758" table:style-name="ce58">
            <text:p>7,394,758</text:p>
          </table:table-cell>
          <table:table-cell office:value-type="float" office:value="22876527" table:style-name="ce58">
            <text:p>22,876,527</text:p>
          </table:table-cell>
          <table:table-cell office:value-type="float" office:value="11591707" table:style-name="ce58">
            <text:p>11,591,707</text:p>
          </table:table-cell>
          <table:table-cell office:value-type="float" office:value="11284820" table:style-name="ce58">
            <text:p>11,284,820</text:p>
          </table:table-cell>
          <table:table-cell office:value-type="float" office:value="204459" table:style-name="ce58">
            <text:p>204,459</text:p>
          </table:table-cell>
          <table:table-cell office:value-type="float" office:value="106936" table:style-name="ce58">
            <text:p>106,936</text:p>
          </table:table-cell>
          <table:table-cell office:value-type="float" office:value="97523" table:style-name="ce58">
            <text:p>97,523</text:p>
          </table:table-cell>
          <table:table-cell office:value-type="float" office:value="8.9600000000000009" table:style-name="ce65">
            <text:p>8.96</text:p>
          </table:table-cell>
          <table:table-cell office:value-type="float" office:value="135839" table:style-name="ce58">
            <text:p>135,839</text:p>
          </table:table-cell>
          <table:table-cell office:value-type="float" office:value="84800" table:style-name="ce58">
            <text:p>84,800</text:p>
          </table:table-cell>
          <table:table-cell office:value-type="float" office:value="51039" table:style-name="ce58">
            <text:p>51,039</text:p>
          </table:table-cell>
          <table:table-cell office:value-type="float" office:value="5.95" table:style-name="ce65">
            <text:p>5.95</text:p>
          </table:table-cell>
          <table:table-cell office:value-type="float" office:value="68620" table:style-name="ce66">
            <text:p>68,620</text:p>
          </table:table-cell>
          <table:table-cell office:value-type="float" office:value="3.01" table:style-name="ce65">
            <text:p>3.01</text:p>
          </table:table-cell>
          <table:table-cell office:value-type="float" office:value="142669" table:style-name="ce58">
            <text:p>142,669</text:p>
          </table:table-cell>
          <table:table-cell office:value-type="float" office:value="6.25" table:style-name="ce65">
            <text:p>6.25</text:p>
          </table:table-cell>
          <table:table-cell office:value-type="float" office:value="64540" table:style-name="ce58">
            <text:p>64,540</text:p>
          </table:table-cell>
          <table:table-cell office:value-type="float" office:value="2.83" table:style-name="ce65">
            <text:p>2.83</text:p>
          </table:table-cell>
          <table:table-cell office:value-type="float" office:value="1414340" table:style-name="ce58">
            <text:p>1,414,340</text:p>
          </table:table-cell>
          <table:table-cell office:value-type="float" office:value="1376816" table:style-name="ce58">
            <text:p>1,376,816</text:p>
          </table:table-cell>
          <table:table-cell office:value-type="float" office:value="474919" table:style-name="ce55">
            <text:p>474,919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96 年</text:p>
          </table:table-cell>
          <table:covered-table-cell/>
          <table:table-cell office:value-type="float" office:value="7512449" table:style-name="ce64">
            <text:p>7,512,449</text:p>
          </table:table-cell>
          <table:table-cell office:value-type="float" office:value="22958360" table:style-name="ce58">
            <text:p>22,958,360</text:p>
          </table:table-cell>
          <table:table-cell office:value-type="float" office:value="11608767" table:style-name="ce58">
            <text:p>11,608,767</text:p>
          </table:table-cell>
          <table:table-cell office:value-type="float" office:value="11349593" table:style-name="ce58">
            <text:p>11,349,593</text:p>
          </table:table-cell>
          <table:table-cell office:value-type="float" office:value="204414" table:style-name="ce58">
            <text:p>204,414</text:p>
          </table:table-cell>
          <table:table-cell office:value-type="float" office:value="106898" table:style-name="ce58">
            <text:p>106,898</text:p>
          </table:table-cell>
          <table:table-cell office:value-type="float" office:value="97516" table:style-name="ce58">
            <text:p>97,516</text:p>
          </table:table-cell>
          <table:table-cell office:value-type="float" office:value="8.92" table:style-name="ce67">
            <text:p>8.92</text:p>
          </table:table-cell>
          <table:table-cell office:value-type="float" office:value="141111" table:style-name="ce58">
            <text:p>141,111</text:p>
          </table:table-cell>
          <table:table-cell office:value-type="float" office:value="87029" table:style-name="ce58">
            <text:p>87,029</text:p>
          </table:table-cell>
          <table:table-cell office:value-type="float" office:value="54082" table:style-name="ce58">
            <text:p>54,082</text:p>
          </table:table-cell>
          <table:table-cell office:value-type="float" office:value="6.16" table:style-name="ce65">
            <text:p>6.16</text:p>
          </table:table-cell>
          <table:table-cell office:value-type="float" office:value="63303" table:style-name="ce66">
            <text:p>63,303</text:p>
          </table:table-cell>
          <table:table-cell office:value-type="float" office:value="2.76" table:style-name="ce65">
            <text:p>2.76</text:p>
          </table:table-cell>
          <table:table-cell office:value-type="float" office:value="135041" table:style-name="ce58">
            <text:p>135,041</text:p>
          </table:table-cell>
          <table:table-cell office:value-type="float" office:value="5.89" table:style-name="ce65">
            <text:p>5.89</text:p>
          </table:table-cell>
          <table:table-cell office:value-type="float" office:value="58518" table:style-name="ce58">
            <text:p>58,518</text:p>
          </table:table-cell>
          <table:table-cell office:value-type="float" office:value="2.5499999999999998" table:style-name="ce65">
            <text:p>2.55</text:p>
          </table:table-cell>
          <table:table-cell office:value-type="float" office:value="1173040" table:style-name="ce58">
            <text:p>1,173,040</text:p>
          </table:table-cell>
          <table:table-cell office:value-type="float" office:value="1154510" table:style-name="ce58">
            <text:p>1,154,510</text:p>
          </table:table-cell>
          <table:table-cell office:value-type="float" office:value="484174" table:style-name="ce55">
            <text:p>484,174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97 年</text:p>
          </table:table-cell>
          <table:covered-table-cell/>
          <table:table-cell office:value-type="float" office:value="7655772" table:style-name="ce64">
            <text:p>7,655,772</text:p>
          </table:table-cell>
          <table:table-cell office:value-type="float" office:value="23037031" table:style-name="ce58">
            <text:p>23,037,031</text:p>
          </table:table-cell>
          <table:table-cell office:value-type="float" office:value="11626351" table:style-name="ce58">
            <text:p>11,626,351</text:p>
          </table:table-cell>
          <table:table-cell office:value-type="float" office:value="11410680" table:style-name="ce58">
            <text:p>11,410,680</text:p>
          </table:table-cell>
          <table:table-cell office:value-type="float" office:value="198733" table:style-name="ce58">
            <text:p>198,733</text:p>
          </table:table-cell>
          <table:table-cell office:value-type="float" office:value="103937" table:style-name="ce58">
            <text:p>103,937</text:p>
          </table:table-cell>
          <table:table-cell office:value-type="float" office:value="94796" table:style-name="ce58">
            <text:p>94,796</text:p>
          </table:table-cell>
          <table:table-cell office:value-type="float" office:value="8.64" table:style-name="ce65">
            <text:p>8.64</text:p>
          </table:table-cell>
          <table:table-cell office:value-type="float" office:value="143624" table:style-name="ce58">
            <text:p>143,624</text:p>
          </table:table-cell>
          <table:table-cell office:value-type="float" office:value="88541" table:style-name="ce58">
            <text:p>88,541</text:p>
          </table:table-cell>
          <table:table-cell office:value-type="float" office:value="55083" table:style-name="ce58">
            <text:p>55,083</text:p>
          </table:table-cell>
          <table:table-cell office:value-type="float" office:value="6.25" table:style-name="ce65">
            <text:p>6.25</text:p>
          </table:table-cell>
          <table:table-cell office:value-type="float" office:value="55109" table:style-name="ce66">
            <text:p>55,109</text:p>
          </table:table-cell>
          <table:table-cell office:value-type="float" office:value="2.4" table:style-name="ce65">
            <text:p>2.40</text:p>
          </table:table-cell>
          <table:table-cell office:value-type="float" office:value="154866" table:style-name="ce58">
            <text:p>154,866</text:p>
          </table:table-cell>
          <table:table-cell office:value-type="float" office:value="6.73" table:style-name="ce65">
            <text:p>6.73</text:p>
          </table:table-cell>
          <table:table-cell office:value-type="float" office:value="55995" table:style-name="ce58">
            <text:p>55,995</text:p>
          </table:table-cell>
          <table:table-cell office:value-type="float" office:value="2.4300000000000002" table:style-name="ce65">
            <text:p>2.43</text:p>
          </table:table-cell>
          <table:table-cell office:value-type="float" office:value="1196407" table:style-name="ce58">
            <text:p>1,196,407</text:p>
          </table:table-cell>
          <table:table-cell office:value-type="float" office:value="1172845" table:style-name="ce58">
            <text:p>1,172,845</text:p>
          </table:table-cell>
          <table:table-cell office:value-type="float" office:value="494107" table:style-name="ce55">
            <text:p>494,107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98 年</text:p>
          </table:table-cell>
          <table:covered-table-cell/>
          <table:table-cell office:value-type="float" office:value="7805834" table:style-name="ce64">
            <text:p>7,805,834</text:p>
          </table:table-cell>
          <table:table-cell office:value-type="float" office:value="23119772" table:style-name="ce58">
            <text:p>23,119,772</text:p>
          </table:table-cell>
          <table:table-cell office:value-type="float" office:value="11636734" table:style-name="ce58">
            <text:p>11,636,734</text:p>
          </table:table-cell>
          <table:table-cell office:value-type="float" office:value="11483038" table:style-name="ce58">
            <text:p>11,483,038</text:p>
          </table:table-cell>
          <table:table-cell office:value-type="float" office:value="191310" table:style-name="ce58">
            <text:p>191,310</text:p>
          </table:table-cell>
          <table:table-cell office:value-type="float" office:value="99492" table:style-name="ce58">
            <text:p>99,492</text:p>
          </table:table-cell>
          <table:table-cell office:value-type="float" office:value="91818" table:style-name="ce58">
            <text:p>91,818</text:p>
          </table:table-cell>
          <table:table-cell office:value-type="float" office:value="8.2899999999999991" table:style-name="ce65">
            <text:p>8.29</text:p>
          </table:table-cell>
          <table:table-cell office:value-type="float" office:value="143582" table:style-name="ce58">
            <text:p>143,582</text:p>
          </table:table-cell>
          <table:table-cell office:value-type="float" office:value="88088" table:style-name="ce58">
            <text:p>88,088</text:p>
          </table:table-cell>
          <table:table-cell office:value-type="float" office:value="55494" table:style-name="ce58">
            <text:p>55,494</text:p>
          </table:table-cell>
          <table:table-cell office:value-type="float" office:value="6.22" table:style-name="ce65">
            <text:p>6.22</text:p>
          </table:table-cell>
          <table:table-cell office:value-type="float" office:value="47728" table:style-name="ce66">
            <text:p>47,728</text:p>
          </table:table-cell>
          <table:table-cell office:value-type="float" office:value="2.0699999999999998" table:style-name="ce65">
            <text:p>2.07</text:p>
          </table:table-cell>
          <table:table-cell office:value-type="float" office:value="117099" table:style-name="ce58">
            <text:p>117,099</text:p>
          </table:table-cell>
          <table:table-cell office:value-type="float" office:value="5.07" table:style-name="ce65">
            <text:p>5.07</text:p>
          </table:table-cell>
          <table:table-cell office:value-type="float" office:value="57223" table:style-name="ce58">
            <text:p>57,223</text:p>
          </table:table-cell>
          <table:table-cell office:value-type="float" office:value="2.48" table:style-name="ce65">
            <text:p>2.48</text:p>
          </table:table-cell>
          <table:table-cell office:value-type="float" office:value="1198561" table:style-name="ce58">
            <text:p>1,198,561</text:p>
          </table:table-cell>
          <table:table-cell office:value-type="float" office:value="1163548" table:style-name="ce58">
            <text:p>1,163,548</text:p>
          </table:table-cell>
          <table:table-cell office:value-type="float" office:value="504531" table:style-name="ce55">
            <text:p>504,53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99 年</text:p>
          </table:table-cell>
          <table:covered-table-cell/>
          <table:table-cell office:value-type="float" office:value="7937024" table:style-name="ce64">
            <text:p>7,937,024</text:p>
          </table:table-cell>
          <table:table-cell office:value-type="float" office:value="23162123" table:style-name="ce58">
            <text:p>23,162,123</text:p>
          </table:table-cell>
          <table:table-cell office:value-type="float" office:value="11635225" table:style-name="ce58">
            <text:p>11,635,225</text:p>
          </table:table-cell>
          <table:table-cell office:value-type="float" office:value="11526898" table:style-name="ce58">
            <text:p>11,526,898</text:p>
          </table:table-cell>
          <table:table-cell office:value-type="float" office:value="166886" table:style-name="ce58">
            <text:p>166,886</text:p>
          </table:table-cell>
          <table:table-cell office:value-type="float" office:value="87213" table:style-name="ce58">
            <text:p>87,213</text:p>
          </table:table-cell>
          <table:table-cell office:value-type="float" office:value="79673" table:style-name="ce58">
            <text:p>79,673</text:p>
          </table:table-cell>
          <table:table-cell office:value-type="float" office:value="7.21" table:style-name="ce65">
            <text:p>7.21</text:p>
          </table:table-cell>
          <table:table-cell office:value-type="float" office:value="145772" table:style-name="ce58">
            <text:p>145,772</text:p>
          </table:table-cell>
          <table:table-cell office:value-type="float" office:value="89152" table:style-name="ce58">
            <text:p>89,152</text:p>
          </table:table-cell>
          <table:table-cell office:value-type="float" office:value="56620" table:style-name="ce58">
            <text:p>56,620</text:p>
          </table:table-cell>
          <table:table-cell office:value-type="float" office:value="6.3" table:style-name="ce65">
            <text:p>6.30</text:p>
          </table:table-cell>
          <table:table-cell office:value-type="float" office:value="21114" table:style-name="ce66">
            <text:p>21,114</text:p>
          </table:table-cell>
          <table:table-cell office:value-type="float" office:value="0.91" table:style-name="ce65">
            <text:p>0.91</text:p>
          </table:table-cell>
          <table:table-cell office:value-type="float" office:value="138819" table:style-name="ce58">
            <text:p>138,819</text:p>
          </table:table-cell>
          <table:table-cell office:value-type="float" office:value="6" table:style-name="ce65">
            <text:p>6.00</text:p>
          </table:table-cell>
          <table:table-cell office:value-type="float" office:value="58115" table:style-name="ce58">
            <text:p>58,115</text:p>
          </table:table-cell>
          <table:table-cell office:value-type="float" office:value="2.5099999999999998" table:style-name="ce65">
            <text:p>2.51</text:p>
          </table:table-cell>
          <table:table-cell office:value-type="float" office:value="1213899" table:style-name="ce58">
            <text:p>1,213,899</text:p>
          </table:table-cell>
          <table:table-cell office:value-type="float" office:value="1192662" table:style-name="ce58">
            <text:p>1,192,662</text:p>
          </table:table-cell>
          <table:table-cell office:value-type="float" office:value="512701" table:style-name="ce55">
            <text:p>512,70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6">
            <text:p>100年</text:p>
          </table:table-cell>
          <table:covered-table-cell/>
          <table:table-cell office:value-type="float" office:value="8057761" table:style-name="ce58">
            <text:p>8,057,761</text:p>
          </table:table-cell>
          <table:table-cell office:value-type="float" office:value="23224912" table:style-name="ce58">
            <text:p>23,224,912</text:p>
          </table:table-cell>
          <table:table-cell office:value-type="float" office:value="11645674" table:style-name="ce58">
            <text:p>11,645,674</text:p>
          </table:table-cell>
          <table:table-cell office:value-type="float" office:value="11579238" table:style-name="ce58">
            <text:p>11,579,238</text:p>
          </table:table-cell>
          <table:table-cell office:value-type="float" office:value="196627" table:style-name="ce58">
            <text:p>196,627</text:p>
          </table:table-cell>
          <table:table-cell office:value-type="float" office:value="101943" table:style-name="ce58">
            <text:p>101,943</text:p>
          </table:table-cell>
          <table:table-cell office:value-type="float" office:value="94684" table:style-name="ce58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8">
            <text:p>152,915</text:p>
          </table:table-cell>
          <table:table-cell office:value-type="float" office:value="93810" table:style-name="ce58">
            <text:p>93,810</text:p>
          </table:table-cell>
          <table:table-cell office:value-type="float" office:value="59105" table:style-name="ce58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8">
            <text:p>43,712</text:p>
          </table:table-cell>
          <table:table-cell office:value-type="float" office:value="1.88" table:style-name="ce60">
            <text:p><text:s text:c="3"/>1.88</text:p>
          </table:table-cell>
          <table:table-cell office:value-type="float" office:value="165327" table:style-name="ce58">
            <text:p>165,327</text:p>
          </table:table-cell>
          <table:table-cell office:value-type="float" office:value="7.13" table:style-name="ce60">
            <text:p><text:s text:c="3"/>7.13</text:p>
          </table:table-cell>
          <table:table-cell office:value-type="float" office:value="57008" table:style-name="ce58">
            <text:p>57,008</text:p>
          </table:table-cell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8">
            <text:p>1,128,449</text:p>
          </table:table-cell>
          <table:table-cell office:value-type="float" office:value="1109372" table:style-name="ce58">
            <text:p>1,109,372</text:p>
          </table:table-cell>
          <table:table-cell office:value-type="float" office:value="519984" table:style-name="ce55">
            <text:p>519,984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6">
            <text:p>101年</text:p>
          </table:table-cell>
          <table:covered-table-cell/>
          <table:table-cell office:value-type="float" office:value="8186432" table:style-name="ce64">
            <text:p>8,186,432</text:p>
          </table:table-cell>
          <table:table-cell office:value-type="float" office:value="23315822" table:style-name="ce64">
            <text:p>23,315,822</text:p>
          </table:table-cell>
          <table:table-cell office:value-type="float" office:value="11673319" table:style-name="ce64">
            <text:p>11,673,319</text:p>
          </table:table-cell>
          <table:table-cell office:value-type="float" office:value="11642503" table:style-name="ce64">
            <text:p>11,642,503</text:p>
          </table:table-cell>
          <table:table-cell office:value-type="float" office:value="229481" table:style-name="ce58">
            <text:p>229,481</text:p>
          </table:table-cell>
          <table:table-cell office:value-type="float" office:value="118848" table:style-name="ce58">
            <text:p>118,848</text:p>
          </table:table-cell>
          <table:table-cell office:value-type="float" office:value="110633" table:style-name="ce58">
            <text:p>110,633</text:p>
          </table:table-cell>
          <table:table-cell office:value-type="float" office:value="9.86" table:style-name="ce63">
            <text:p><text:s text:c="3"/>9.86</text:p>
          </table:table-cell>
          <table:table-cell office:value-type="float" office:value="154251" table:style-name="ce58">
            <text:p>154,251</text:p>
          </table:table-cell>
          <table:table-cell office:value-type="float" office:value="93618" table:style-name="ce58">
            <text:p>93,618</text:p>
          </table:table-cell>
          <table:table-cell office:value-type="float" office:value="60633" table:style-name="ce58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8">
            <text:p>75,230</text:p>
          </table:table-cell>
          <table:table-cell office:value-type="float" office:value="3.23" table:style-name="ce60">
            <text:p><text:s text:c="3"/>3.23</text:p>
          </table:table-cell>
          <table:table-cell office:value-type="float" office:value="143384" table:style-name="ce58">
            <text:p>143,384</text:p>
          </table:table-cell>
          <table:table-cell office:value-type="float" office:value="6.16" table:style-name="ce60">
            <text:p><text:s text:c="3"/>6.16</text:p>
          </table:table-cell>
          <table:table-cell office:value-type="float" office:value="55980" table:style-name="ce58">
            <text:p>55,980</text:p>
          </table:table-cell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8">
            <text:p>1,118,006</text:p>
          </table:table-cell>
          <table:table-cell office:value-type="float" office:value="1102326" table:style-name="ce58">
            <text:p>1,102,326</text:p>
          </table:table-cell>
          <table:table-cell office:value-type="float" office:value="527250" table:style-name="ce55">
            <text:p>527,250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102年</text:p>
          </table:table-cell>
          <table:covered-table-cell/>
          <table:table-cell office:value-type="float" office:value="8286260" table:style-name="ce58">
            <text:p>8,286,260</text:p>
          </table:table-cell>
          <table:table-cell office:value-type="float" office:value="23373517" table:style-name="ce58">
            <text:p>23,373,517</text:p>
          </table:table-cell>
          <table:table-cell office:value-type="float" office:value="11684674" table:style-name="ce58">
            <text:p>11,684,674</text:p>
          </table:table-cell>
          <table:table-cell office:value-type="float" office:value="11688843" table:style-name="ce58">
            <text:p>11,688,843</text:p>
          </table:table-cell>
          <table:table-cell office:value-type="float" office:value="199113" table:style-name="ce58">
            <text:p>199,113</text:p>
          </table:table-cell>
          <table:table-cell office:value-type="float" office:value="103120" table:style-name="ce58">
            <text:p>103,120</text:p>
          </table:table-cell>
          <table:table-cell office:value-type="float" office:value="95993" table:style-name="ce58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8">
            <text:p>155,908</text:p>
          </table:table-cell>
          <table:table-cell office:value-type="float" office:value="94505" table:style-name="ce58">
            <text:p>94,505</text:p>
          </table:table-cell>
          <table:table-cell office:value-type="float" office:value="61403" table:style-name="ce58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8">
            <text:p>43,205</text:p>
          </table:table-cell>
          <table:table-cell office:value-type="float" office:value="1.85" table:style-name="ce60">
            <text:p><text:s text:c="3"/>1.85</text:p>
          </table:table-cell>
          <table:table-cell office:value-type="float" office:value="147636" table:style-name="ce58">
            <text:p>147,636</text:p>
          </table:table-cell>
          <table:table-cell office:value-type="float" office:value="6.32" table:style-name="ce60">
            <text:p><text:s text:c="3"/>6.32</text:p>
          </table:table-cell>
          <table:table-cell office:value-type="float" office:value="53604" table:style-name="ce58">
            <text:p>53,604</text:p>
          </table:table-cell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8">
            <text:p>1,079,702</text:p>
          </table:table-cell>
          <table:table-cell office:value-type="float" office:value="1065212" table:style-name="ce58">
            <text:p>1,065,212</text:p>
          </table:table-cell>
          <table:table-cell office:value-type="float" office:value="533601" table:style-name="ce55">
            <text:p>533,60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103年</text:p>
          </table:table-cell>
          <table:covered-table-cell/>
          <table:table-cell office:value-type="float" office:value="8382699" table:style-name="ce58">
            <text:p>8,382,699</text:p>
          </table:table-cell>
          <table:table-cell office:value-type="float" office:value="23433753" table:style-name="ce58">
            <text:p>23,433,753</text:p>
          </table:table-cell>
          <table:table-cell office:value-type="float" office:value="11697971" table:style-name="ce58">
            <text:p>11,697,971</text:p>
          </table:table-cell>
          <table:table-cell office:value-type="float" office:value="11735782" table:style-name="ce58">
            <text:p>11,735,782</text:p>
          </table:table-cell>
          <table:table-cell office:value-type="float" office:value="210383" table:style-name="ce58">
            <text:p>210,383</text:p>
          </table:table-cell>
          <table:table-cell office:value-type="float" office:value="108817" table:style-name="ce58">
            <text:p>108,817</text:p>
          </table:table-cell>
          <table:table-cell office:value-type="float" office:value="101566" table:style-name="ce58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8">
            <text:p>163,929</text:p>
          </table:table-cell>
          <table:table-cell office:value-type="float" office:value="98733" table:style-name="ce58">
            <text:p>98,733</text:p>
          </table:table-cell>
          <table:table-cell office:value-type="float" office:value="65196" table:style-name="ce58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8">
            <text:p>46,454</text:p>
          </table:table-cell>
          <table:table-cell office:value-type="float" office:value="1.98" table:style-name="ce60">
            <text:p><text:s text:c="3"/>1.98</text:p>
          </table:table-cell>
          <table:table-cell office:value-type="float" office:value="149287" table:style-name="ce58">
            <text:p>149,287</text:p>
          </table:table-cell>
          <table:table-cell office:value-type="float" office:value="6.38" table:style-name="ce60">
            <text:p><text:s text:c="3"/>6.38</text:p>
          </table:table-cell>
          <table:table-cell office:value-type="float" office:value="53190" table:style-name="ce58">
            <text:p>53,190</text:p>
          </table:table-cell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8">
            <text:p>1,073,783</text:p>
          </table:table-cell>
          <table:table-cell office:value-type="float" office:value="1060001" table:style-name="ce58">
            <text:p>1,060,001</text:p>
          </table:table-cell>
          <table:table-cell office:value-type="float" office:value="540023" table:style-name="ce55">
            <text:p>540,023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104年</text:p>
          </table:table-cell>
          <table:covered-table-cell/>
          <table:table-cell office:value-type="float" office:value="8468978" table:style-name="ce58">
            <text:p>8,468,978</text:p>
          </table:table-cell>
          <table:table-cell office:value-type="float" office:value="23492074" table:style-name="ce58">
            <text:p>23,492,074</text:p>
          </table:table-cell>
          <table:table-cell office:value-type="float" office:value="11712047" table:style-name="ce58">
            <text:p>11,712,047</text:p>
          </table:table-cell>
          <table:table-cell office:value-type="float" office:value="11780027" table:style-name="ce58">
            <text:p>11,780,027</text:p>
          </table:table-cell>
          <table:table-cell office:value-type="float" office:value="213598" table:style-name="ce58">
            <text:p>213,598</text:p>
          </table:table-cell>
          <table:table-cell office:value-type="float" office:value="111041" table:style-name="ce58">
            <text:p>111,041</text:p>
          </table:table-cell>
          <table:table-cell office:value-type="float" office:value="102557" table:style-name="ce58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8">
            <text:p>163,858</text:p>
          </table:table-cell>
          <table:table-cell office:value-type="float" office:value="98580" table:style-name="ce58">
            <text:p>98,580</text:p>
          </table:table-cell>
          <table:table-cell office:value-type="float" office:value="65278" table:style-name="ce58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8">
            <text:p>49,740</text:p>
          </table:table-cell>
          <table:table-cell office:value-type="float" office:value="2.12" table:style-name="ce60">
            <text:p><text:s text:c="3"/>2.12</text:p>
          </table:table-cell>
          <table:table-cell office:value-type="float" office:value="154346" table:style-name="ce58">
            <text:p>154,346</text:p>
          </table:table-cell>
          <table:table-cell office:value-type="float" office:value="6.58" table:style-name="ce60">
            <text:p><text:s text:c="3"/>6.58</text:p>
          </table:table-cell>
          <table:table-cell office:value-type="float" office:value="53459" table:style-name="ce58">
            <text:p>53,459</text:p>
          </table:table-cell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8">
            <text:p>1,004,108</text:p>
          </table:table-cell>
          <table:table-cell office:value-type="float" office:value="995527" table:style-name="ce58">
            <text:p>995,527</text:p>
          </table:table-cell>
          <table:table-cell office:value-type="float" office:value="546698" table:style-name="ce55">
            <text:p>546,698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2">
            <text:p>105年</text:p>
          </table:table-cell>
          <table:covered-table-cell/>
          <table:table-cell office:value-type="float" office:value="8561383" table:style-name="ce58">
            <text:p>8,561,383</text:p>
          </table:table-cell>
          <table:table-cell office:value-type="float" office:value="23539816" table:style-name="ce58">
            <text:p>23,539,816</text:p>
          </table:table-cell>
          <table:table-cell office:value-type="float" office:value="11719270" table:style-name="ce58">
            <text:p>11,719,270</text:p>
          </table:table-cell>
          <table:table-cell office:value-type="float" office:value="11820546" table:style-name="ce58">
            <text:p>11,820,546</text:p>
          </table:table-cell>
          <table:table-cell office:value-type="float" office:value="208440" table:style-name="ce58">
            <text:p>208,440</text:p>
          </table:table-cell>
          <table:table-cell office:value-type="float" office:value="108133" table:style-name="ce58">
            <text:p>108,133</text:p>
          </table:table-cell>
          <table:table-cell office:value-type="float" office:value="100307" table:style-name="ce58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8">
            <text:p>172,405</text:p>
          </table:table-cell>
          <table:table-cell office:value-type="float" office:value="103144" table:style-name="ce58">
            <text:p>103,144</text:p>
          </table:table-cell>
          <table:table-cell office:value-type="float" office:value="69261" table:style-name="ce58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8">
            <text:p>36,035</text:p>
          </table:table-cell>
          <table:table-cell office:value-type="float" office:value="1.53" table:style-name="ce60">
            <text:p><text:s text:c="3"/>1.53</text:p>
          </table:table-cell>
          <table:table-cell office:value-type="float" office:value="147861" table:style-name="ce58">
            <text:p>147,861</text:p>
          </table:table-cell>
          <table:table-cell office:value-type="float" office:value="6.29" table:style-name="ce60">
            <text:p><text:s text:c="3"/>6.29</text:p>
          </table:table-cell>
          <table:table-cell office:value-type="float" office:value="53837" table:style-name="ce58">
            <text:p>53,837</text:p>
          </table:table-cell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8">
            <text:p>964,536</text:p>
          </table:table-cell>
          <table:table-cell office:value-type="float" office:value="952829" table:style-name="ce58">
            <text:p>952,829</text:p>
          </table:table-cell>
          <table:table-cell office:value-type="float" office:value="553228" table:style-name="ce55">
            <text:p>553,228</text:p>
          </table:table-cell>
          <table:table-cell table:number-columns-repeated="16361" table:style-name="ce62"/>
        </table:table-row>
        <table:table-row table:style-name="ro8">
          <table:table-cell office:value-type="string" table:number-columns-spanned="2" table:number-rows-spanned="1" table:style-name="ce262">
            <text:p>106年</text:p>
          </table:table-cell>
          <table:covered-table-cell/>
          <table:table-cell office:value-type="float" office:value="8649000" table:style-name="ce58">
            <text:p>8,649,000</text:p>
          </table:table-cell>
          <table:table-cell office:value-type="float" office:value="23571227" table:style-name="ce58">
            <text:p>23,571,227</text:p>
          </table:table-cell>
          <table:table-cell office:value-type="float" office:value="11719580" table:style-name="ce58">
            <text:p>11,719,580</text:p>
          </table:table-cell>
          <table:table-cell office:value-type="float" office:value="11851647" table:style-name="ce58">
            <text:p>11,851,647</text:p>
          </table:table-cell>
          <table:table-cell office:value-type="float" office:value="193844" table:style-name="ce58">
            <text:p>193,844</text:p>
          </table:table-cell>
          <table:table-cell office:value-type="float" office:value="100477" table:style-name="ce58">
            <text:p>100,477</text:p>
          </table:table-cell>
          <table:table-cell office:value-type="float" office:value="93367" table:style-name="ce58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8">
            <text:p>171,242</text:p>
          </table:table-cell>
          <table:table-cell office:value-type="float" office:value="101555" table:style-name="ce58">
            <text:p>101,555</text:p>
          </table:table-cell>
          <table:table-cell office:value-type="float" office:value="69687" table:style-name="ce58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8">
            <text:p>22,602</text:p>
          </table:table-cell>
          <table:table-cell office:value-type="float" office:value="0.96" table:style-name="ce60">
            <text:p><text:s text:c="3"/>0.96</text:p>
          </table:table-cell>
          <table:table-cell office:value-type="float" office:value="138034" table:style-name="ce58">
            <text:p>138,034</text:p>
          </table:table-cell>
          <table:table-cell office:value-type="float" office:value="5.86" table:style-name="ce60">
            <text:p><text:s text:c="3"/>5.86</text:p>
          </table:table-cell>
          <table:table-cell office:value-type="float" office:value="54412" table:style-name="ce58">
            <text:p>54,412</text:p>
          </table:table-cell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8">
            <text:p>948,049</text:p>
          </table:table-cell>
          <table:table-cell office:value-type="float" office:value="939240" table:style-name="ce58">
            <text:p>939,240</text:p>
          </table:table-cell>
          <table:table-cell office:value-type="float" office:value="559426" table:style-name="ce55">
            <text:p>559,426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1">
            <text:p>1 月</text:p>
          </table:table-cell>
          <table:covered-table-cell/>
          <table:table-cell office:value-type="float" office:value="8565588" table:style-name="ce51">
            <text:p>8,565,588</text:p>
          </table:table-cell>
          <table:table-cell office:value-type="float" office:value="23543346" table:style-name="ce51">
            <text:p>23,543,346</text:p>
          </table:table-cell>
          <table:table-cell office:value-type="float" office:value="11719646" table:style-name="ce51">
            <text:p>11,719,646</text:p>
          </table:table-cell>
          <table:table-cell office:value-type="float" office:value="11823700" table:style-name="ce51">
            <text:p>11,823,700</text:p>
          </table:table-cell>
          <table:table-cell office:value-type="float" office:value="14896" table:style-name="ce51">
            <text:p>14,896</text:p>
          </table:table-cell>
          <table:table-cell office:value-type="float" office:value="7654" table:style-name="ce51">
            <text:p>7,654</text:p>
          </table:table-cell>
          <table:table-cell office:value-type="float" office:value="7242" table:style-name="ce51">
            <text:p>7,242</text:p>
          </table:table-cell>
          <table:table-cell office:value-type="float" office:value="7.45" table:style-name="ce50">
            <text:p>7.45</text:p>
          </table:table-cell>
          <table:table-cell office:value-type="float" office:value="12835" table:style-name="ce51">
            <text:p>12,835</text:p>
          </table:table-cell>
          <table:table-cell office:value-type="float" office:value="7704" table:style-name="ce51">
            <text:p>7,704</text:p>
          </table:table-cell>
          <table:table-cell office:value-type="float" office:value="5131" table:style-name="ce51">
            <text:p>5,131</text:p>
          </table:table-cell>
          <table:table-cell office:value-type="float" office:value="6.42" table:style-name="ce50">
            <text:p>6.42</text:p>
          </table:table-cell>
          <table:table-cell office:value-type="float" office:value="2061" table:style-name="ce54">
            <text:p><text:s text:c="3"/>2,061</text:p>
          </table:table-cell>
          <table:table-cell office:value-type="float" office:value="1.03" table:style-name="ce52">
            <text:p>1.03</text:p>
          </table:table-cell>
          <table:table-cell office:value-type="float" office:value="14368" table:style-name="ce51">
            <text:p>14,368</text:p>
          </table:table-cell>
          <table:table-cell office:value-type="float" office:value="7.19" table:style-name="ce50">
            <text:p>7.19</text:p>
          </table:table-cell>
          <table:table-cell office:value-type="float" office:value="3772" table:style-name="ce51">
            <text:p>3,772</text:p>
          </table:table-cell>
          <table:table-cell office:value-type="float" office:value="1.89" table:style-name="ce50">
            <text:p>1.89</text:p>
          </table:table-cell>
          <table:table-cell office:value-type="float" office:value="64708" table:style-name="ce51">
            <text:p>64,708</text:p>
          </table:table-cell>
          <table:table-cell office:value-type="float" office:value="63239" table:style-name="ce51">
            <text:p>63,239</text:p>
          </table:table-cell>
          <table:table-cell office:value-type="float" office:value="553608" table:style-name="ce48">
            <text:p>553,608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2 月</text:p>
          </table:table-cell>
          <table:covered-table-cell/>
          <table:table-cell office:value-type="float" office:value="8571052" table:style-name="ce51">
            <text:p>8,571,052</text:p>
          </table:table-cell>
          <table:table-cell office:value-type="float" office:value="23544189" table:style-name="ce51">
            <text:p>23,544,189</text:p>
          </table:table-cell>
          <table:table-cell office:value-type="float" office:value="11718795" table:style-name="ce51">
            <text:p>11,718,795</text:p>
          </table:table-cell>
          <table:table-cell office:value-type="float" office:value="11825394" table:style-name="ce51">
            <text:p>11,825,394</text:p>
          </table:table-cell>
          <table:table-cell office:value-type="float" office:value="15476" table:style-name="ce51">
            <text:p>15,476</text:p>
          </table:table-cell>
          <table:table-cell office:value-type="float" office:value="8007" table:style-name="ce51">
            <text:p>8,007</text:p>
          </table:table-cell>
          <table:table-cell office:value-type="float" office:value="7469" table:style-name="ce51">
            <text:p>7,469</text:p>
          </table:table-cell>
          <table:table-cell office:value-type="float" office:value="8.57" table:style-name="ce50">
            <text:p>8.57</text:p>
          </table:table-cell>
          <table:table-cell office:value-type="float" office:value="14865" table:style-name="ce51">
            <text:p>14,865</text:p>
          </table:table-cell>
          <table:table-cell office:value-type="float" office:value="8866" table:style-name="ce51">
            <text:p>8,866</text:p>
          </table:table-cell>
          <table:table-cell office:value-type="float" office:value="5999" table:style-name="ce51">
            <text:p>5,999</text:p>
          </table:table-cell>
          <table:table-cell office:value-type="float" office:value="8.23" table:style-name="ce50">
            <text:p>8.23</text:p>
          </table:table-cell>
          <table:table-cell office:value-type="float" office:value="611" table:style-name="ce54">
            <text:p><text:s text:c="3"/>611</text:p>
          </table:table-cell>
          <table:table-cell office:value-type="float" office:value="0.34" table:style-name="ce52">
            <text:p>0.34</text:p>
          </table:table-cell>
          <table:table-cell office:value-type="float" office:value="9656" table:style-name="ce51">
            <text:p>9,656</text:p>
          </table:table-cell>
          <table:table-cell office:value-type="float" office:value="5.35" table:style-name="ce50">
            <text:p>5.35</text:p>
          </table:table-cell>
          <table:table-cell office:value-type="float" office:value="3965" table:style-name="ce51">
            <text:p>3,965</text:p>
          </table:table-cell>
          <table:table-cell office:value-type="float" office:value="2.2000000000000002" table:style-name="ce50">
            <text:p>2.20</text:p>
          </table:table-cell>
          <table:table-cell office:value-type="float" office:value="74528" table:style-name="ce51">
            <text:p>74,528</text:p>
          </table:table-cell>
          <table:table-cell office:value-type="float" office:value="74296" table:style-name="ce51">
            <text:p>74,296</text:p>
          </table:table-cell>
          <table:table-cell office:value-type="float" office:value="554054" table:style-name="ce48">
            <text:p>554,054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3 月</text:p>
          </table:table-cell>
          <table:covered-table-cell/>
          <table:table-cell office:value-type="float" office:value="8578609" table:style-name="ce51">
            <text:p>8,578,609</text:p>
          </table:table-cell>
          <table:table-cell office:value-type="float" office:value="23545680" table:style-name="ce51">
            <text:p>23,545,680</text:p>
          </table:table-cell>
          <table:table-cell office:value-type="float" office:value="11718068" table:style-name="ce51">
            <text:p>11,718,068</text:p>
          </table:table-cell>
          <table:table-cell office:value-type="float" office:value="11827612" table:style-name="ce51">
            <text:p>11,827,612</text:p>
          </table:table-cell>
          <table:table-cell office:value-type="float" office:value="18866" table:style-name="ce51">
            <text:p>18,866</text:p>
          </table:table-cell>
          <table:table-cell office:value-type="float" office:value="9812" table:style-name="ce51">
            <text:p>9,812</text:p>
          </table:table-cell>
          <table:table-cell office:value-type="float" office:value="9054" table:style-name="ce51">
            <text:p>9,054</text:p>
          </table:table-cell>
          <table:table-cell office:value-type="float" office:value="9.43" table:style-name="ce50">
            <text:p>9.43</text:p>
          </table:table-cell>
          <table:table-cell office:value-type="float" office:value="17391" table:style-name="ce51">
            <text:p>17,391</text:p>
          </table:table-cell>
          <table:table-cell office:value-type="float" office:value="10414" table:style-name="ce51">
            <text:p>10,414</text:p>
          </table:table-cell>
          <table:table-cell office:value-type="float" office:value="6977" table:style-name="ce51">
            <text:p>6,977</text:p>
          </table:table-cell>
          <table:table-cell office:value-type="float" office:value="8.6999999999999993" table:style-name="ce50">
            <text:p>8.70</text:p>
          </table:table-cell>
          <table:table-cell office:value-type="float" office:value="1475" table:style-name="ce54">
            <text:p><text:s text:c="3"/>1,475</text:p>
          </table:table-cell>
          <table:table-cell office:value-type="float" office:value="0.74" table:style-name="ce52">
            <text:p>0.74</text:p>
          </table:table-cell>
          <table:table-cell office:value-type="float" office:value="12432" table:style-name="ce51">
            <text:p>12,432</text:p>
          </table:table-cell>
          <table:table-cell office:value-type="float" office:value="6.22" table:style-name="ce50">
            <text:p>6.22</text:p>
          </table:table-cell>
          <table:table-cell office:value-type="float" office:value="5061" table:style-name="ce51">
            <text:p>5,061</text:p>
          </table:table-cell>
          <table:table-cell office:value-type="float" office:value="2.5299999999999998" table:style-name="ce50">
            <text:p>2.53</text:p>
          </table:table-cell>
          <table:table-cell office:value-type="float" office:value="90909" table:style-name="ce51">
            <text:p>90,909</text:p>
          </table:table-cell>
          <table:table-cell office:value-type="float" office:value="90893" table:style-name="ce51">
            <text:p>90,893</text:p>
          </table:table-cell>
          <table:table-cell office:value-type="float" office:value="554585" table:style-name="ce48">
            <text:p>554,585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4 月</text:p>
          </table:table-cell>
          <table:covered-table-cell/>
          <table:table-cell office:value-type="float" office:value="8584702" table:style-name="ce51">
            <text:p>8,584,702</text:p>
          </table:table-cell>
          <table:table-cell office:value-type="float" office:value="23547448" table:style-name="ce51">
            <text:p>23,547,448</text:p>
          </table:table-cell>
          <table:table-cell office:value-type="float" office:value="11717633" table:style-name="ce51">
            <text:p>11,717,633</text:p>
          </table:table-cell>
          <table:table-cell office:value-type="float" office:value="11829815" table:style-name="ce51">
            <text:p>11,829,815</text:p>
          </table:table-cell>
          <table:table-cell office:value-type="float" office:value="14245" table:style-name="ce51">
            <text:p>14,245</text:p>
          </table:table-cell>
          <table:table-cell office:value-type="float" office:value="7251" table:style-name="ce51">
            <text:p>7,251</text:p>
          </table:table-cell>
          <table:table-cell office:value-type="float" office:value="6994" table:style-name="ce51">
            <text:p>6,994</text:p>
          </table:table-cell>
          <table:table-cell office:value-type="float" office:value="7.36" table:style-name="ce50">
            <text:p>7.36</text:p>
          </table:table-cell>
          <table:table-cell office:value-type="float" office:value="13110" table:style-name="ce51">
            <text:p>13,110</text:p>
          </table:table-cell>
          <table:table-cell office:value-type="float" office:value="7744" table:style-name="ce51">
            <text:p>7,744</text:p>
          </table:table-cell>
          <table:table-cell office:value-type="float" office:value="5366" table:style-name="ce51">
            <text:p>5,366</text:p>
          </table:table-cell>
          <table:table-cell office:value-type="float" office:value="6.77" table:style-name="ce50">
            <text:p>6.77</text:p>
          </table:table-cell>
          <table:table-cell office:value-type="float" office:value="1135" table:style-name="ce54">
            <text:p><text:s text:c="3"/>1,135</text:p>
          </table:table-cell>
          <table:table-cell office:value-type="float" office:value="0.59" table:style-name="ce52">
            <text:p>0.59</text:p>
          </table:table-cell>
          <table:table-cell office:value-type="float" office:value="9865" table:style-name="ce51">
            <text:p>9,865</text:p>
          </table:table-cell>
          <table:table-cell office:value-type="float" office:value="5.0999999999999996" table:style-name="ce50">
            <text:p>5.10</text:p>
          </table:table-cell>
          <table:table-cell office:value-type="float" office:value="4050" table:style-name="ce51">
            <text:p>4,050</text:p>
          </table:table-cell>
          <table:table-cell office:value-type="float" office:value="2.09" table:style-name="ce50">
            <text:p>2.09</text:p>
          </table:table-cell>
          <table:table-cell office:value-type="float" office:value="71953" table:style-name="ce51">
            <text:p>71,953</text:p>
          </table:table-cell>
          <table:table-cell office:value-type="float" office:value="71320" table:style-name="ce51">
            <text:p>71,320</text:p>
          </table:table-cell>
          <table:table-cell office:value-type="float" office:value="554925" table:style-name="ce48">
            <text:p>554,925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5 月</text:p>
          </table:table-cell>
          <table:covered-table-cell/>
          <table:table-cell office:value-type="float" office:value="8593794" table:style-name="ce51">
            <text:p>8,593,794</text:p>
          </table:table-cell>
          <table:table-cell office:value-type="float" office:value="23550077" table:style-name="ce51">
            <text:p>23,550,077</text:p>
          </table:table-cell>
          <table:table-cell office:value-type="float" office:value="11717683" table:style-name="ce51">
            <text:p>11,717,683</text:p>
          </table:table-cell>
          <table:table-cell office:value-type="float" office:value="11832394" table:style-name="ce51">
            <text:p>11,832,394</text:p>
          </table:table-cell>
          <table:table-cell office:value-type="float" office:value="15769" table:style-name="ce51">
            <text:p>15,769</text:p>
          </table:table-cell>
          <table:table-cell office:value-type="float" office:value="8149" table:style-name="ce51">
            <text:p>8,149</text:p>
          </table:table-cell>
          <table:table-cell office:value-type="float" office:value="7620" table:style-name="ce51">
            <text:p>7,620</text:p>
          </table:table-cell>
          <table:table-cell office:value-type="float" office:value="7.88" table:style-name="ce50">
            <text:p>7.88</text:p>
          </table:table-cell>
          <table:table-cell office:value-type="float" office:value="13914" table:style-name="ce51">
            <text:p>13,914</text:p>
          </table:table-cell>
          <table:table-cell office:value-type="float" office:value="8199" table:style-name="ce51">
            <text:p>8,199</text:p>
          </table:table-cell>
          <table:table-cell office:value-type="float" office:value="5715" table:style-name="ce51">
            <text:p>5,715</text:p>
          </table:table-cell>
          <table:table-cell office:value-type="float" office:value="6.96" table:style-name="ce50">
            <text:p>6.96</text:p>
          </table:table-cell>
          <table:table-cell office:value-type="float" office:value="1855" table:style-name="ce54">
            <text:p><text:s text:c="3"/>1,855</text:p>
          </table:table-cell>
          <table:table-cell office:value-type="float" office:value="0.93" table:style-name="ce52">
            <text:p>0.93</text:p>
          </table:table-cell>
          <table:table-cell office:value-type="float" office:value="15072" table:style-name="ce51">
            <text:p>15,072</text:p>
          </table:table-cell>
          <table:table-cell office:value-type="float" office:value="7.54" table:style-name="ce50">
            <text:p>7.54</text:p>
          </table:table-cell>
          <table:table-cell office:value-type="float" office:value="4564" table:style-name="ce51">
            <text:p>4,564</text:p>
          </table:table-cell>
          <table:table-cell office:value-type="float" office:value="2.2799999999999998" table:style-name="ce50">
            <text:p>2.28</text:p>
          </table:table-cell>
          <table:table-cell office:value-type="float" office:value="86667" table:style-name="ce51">
            <text:p>86,667</text:p>
          </table:table-cell>
          <table:table-cell office:value-type="float" office:value="85893" table:style-name="ce51">
            <text:p>85,893</text:p>
          </table:table-cell>
          <table:table-cell office:value-type="float" office:value="555438" table:style-name="ce48">
            <text:p>555,438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6 月</text:p>
          </table:table-cell>
          <table:covered-table-cell/>
          <table:table-cell office:value-type="float" office:value="8601551" table:style-name="ce51">
            <text:p>8,601,551</text:p>
          </table:table-cell>
          <table:table-cell office:value-type="float" office:value="23552470" table:style-name="ce51">
            <text:p>23,552,470</text:p>
          </table:table-cell>
          <table:table-cell office:value-type="float" office:value="11717632" table:style-name="ce51">
            <text:p>11,717,632</text:p>
          </table:table-cell>
          <table:table-cell office:value-type="float" office:value="11834838" table:style-name="ce51">
            <text:p>11,834,838</text:p>
          </table:table-cell>
          <table:table-cell office:value-type="float" office:value="15824" table:style-name="ce51">
            <text:p>15,824</text:p>
          </table:table-cell>
          <table:table-cell office:value-type="float" office:value="8214" table:style-name="ce51">
            <text:p>8,214</text:p>
          </table:table-cell>
          <table:table-cell office:value-type="float" office:value="7610" table:style-name="ce51">
            <text:p>7,610</text:p>
          </table:table-cell>
          <table:table-cell office:value-type="float" office:value="8.17" table:style-name="ce50">
            <text:p>8.17</text:p>
          </table:table-cell>
          <table:table-cell office:value-type="float" office:value="14453" table:style-name="ce51">
            <text:p>14,453</text:p>
          </table:table-cell>
          <table:table-cell office:value-type="float" office:value="8444" table:style-name="ce51">
            <text:p>8,444</text:p>
          </table:table-cell>
          <table:table-cell office:value-type="float" office:value="6009" table:style-name="ce51">
            <text:p>6,009</text:p>
          </table:table-cell>
          <table:table-cell office:value-type="float" office:value="7.47" table:style-name="ce50">
            <text:p>7.47</text:p>
          </table:table-cell>
          <table:table-cell office:value-type="float" office:value="1371" table:style-name="ce54">
            <text:p><text:s text:c="3"/>1,371</text:p>
          </table:table-cell>
          <table:table-cell office:value-type="float" office:value="0.71" table:style-name="ce52">
            <text:p>0.71</text:p>
          </table:table-cell>
          <table:table-cell office:value-type="float" office:value="10561" table:style-name="ce51">
            <text:p>10,561</text:p>
          </table:table-cell>
          <table:table-cell office:value-type="float" office:value="5.46" table:style-name="ce50">
            <text:p>5.46</text:p>
          </table:table-cell>
          <table:table-cell office:value-type="float" office:value="4947" table:style-name="ce51">
            <text:p>4,947</text:p>
          </table:table-cell>
          <table:table-cell office:value-type="float" office:value="2.56" table:style-name="ce50">
            <text:p>2.56</text:p>
          </table:table-cell>
          <table:table-cell office:value-type="float" office:value="84968" table:style-name="ce51">
            <text:p>84,968</text:p>
          </table:table-cell>
          <table:table-cell office:value-type="float" office:value="83946" table:style-name="ce51">
            <text:p>83,946</text:p>
          </table:table-cell>
          <table:table-cell office:value-type="float" office:value="556022" table:style-name="ce48">
            <text:p>556,022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7 月</text:p>
          </table:table-cell>
          <table:covered-table-cell/>
          <table:table-cell office:value-type="float" office:value="8609154" table:style-name="ce51">
            <text:p>8,609,154</text:p>
          </table:table-cell>
          <table:table-cell office:value-type="float" office:value="23554803" table:style-name="ce51">
            <text:p>23,554,803</text:p>
          </table:table-cell>
          <table:table-cell office:value-type="float" office:value="11717598" table:style-name="ce51">
            <text:p>11,717,598</text:p>
          </table:table-cell>
          <table:table-cell office:value-type="float" office:value="11837205" table:style-name="ce51">
            <text:p>11,837,205</text:p>
          </table:table-cell>
          <table:table-cell office:value-type="float" office:value="15303" table:style-name="ce51">
            <text:p>15,303</text:p>
          </table:table-cell>
          <table:table-cell office:value-type="float" office:value="7936" table:style-name="ce51">
            <text:p>7,936</text:p>
          </table:table-cell>
          <table:table-cell office:value-type="float" office:value="7367" table:style-name="ce51">
            <text:p>7,367</text:p>
          </table:table-cell>
          <table:table-cell office:value-type="float" office:value="7.65" table:style-name="ce50">
            <text:p>7.65</text:p>
          </table:table-cell>
          <table:table-cell office:value-type="float" office:value="14479" table:style-name="ce51">
            <text:p>14,479</text:p>
          </table:table-cell>
          <table:table-cell office:value-type="float" office:value="8397" table:style-name="ce51">
            <text:p>8,397</text:p>
          </table:table-cell>
          <table:table-cell office:value-type="float" office:value="6082" table:style-name="ce51">
            <text:p>6,082</text:p>
          </table:table-cell>
          <table:table-cell office:value-type="float" office:value="7.24" table:style-name="ce50">
            <text:p>7.24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0.41" table:style-name="ce52">
            <text:p>0.41</text:p>
          </table:table-cell>
          <table:table-cell office:value-type="float" office:value="8920" table:style-name="ce51">
            <text:p>8,920</text:p>
          </table:table-cell>
          <table:table-cell office:value-type="float" office:value="4.46" table:style-name="ce50">
            <text:p>4.46</text:p>
          </table:table-cell>
          <table:table-cell office:value-type="float" office:value="4641" table:style-name="ce51">
            <text:p>4,641</text:p>
          </table:table-cell>
          <table:table-cell office:value-type="float" office:value="2.3199999999999998" table:style-name="ce50">
            <text:p>2.32</text:p>
          </table:table-cell>
          <table:table-cell office:value-type="float" office:value="82460" table:style-name="ce51">
            <text:p>82,460</text:p>
          </table:table-cell>
          <table:table-cell office:value-type="float" office:value="80951" table:style-name="ce51">
            <text:p>80,951</text:p>
          </table:table-cell>
          <table:table-cell office:value-type="float" office:value="556611" table:style-name="ce48">
            <text:p>556,611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8 月</text:p>
          </table:table-cell>
          <table:covered-table-cell/>
          <table:table-cell office:value-type="float" office:value="8622546" table:style-name="ce51">
            <text:p>8,622,546</text:p>
          </table:table-cell>
          <table:table-cell office:value-type="float" office:value="23556169" table:style-name="ce51">
            <text:p>23,556,169</text:p>
          </table:table-cell>
          <table:table-cell office:value-type="float" office:value="11717047" table:style-name="ce51">
            <text:p>11,717,047</text:p>
          </table:table-cell>
          <table:table-cell office:value-type="float" office:value="11839122" table:style-name="ce51">
            <text:p>11,839,122</text:p>
          </table:table-cell>
          <table:table-cell office:value-type="float" office:value="16739" table:style-name="ce51">
            <text:p>16,739</text:p>
          </table:table-cell>
          <table:table-cell office:value-type="float" office:value="8773" table:style-name="ce51">
            <text:p>8,773</text:p>
          </table:table-cell>
          <table:table-cell office:value-type="float" office:value="7966" table:style-name="ce51">
            <text:p>7,966</text:p>
          </table:table-cell>
          <table:table-cell office:value-type="float" office:value="8.3699999999999992" table:style-name="ce50">
            <text:p>8.37</text:p>
          </table:table-cell>
          <table:table-cell office:value-type="float" office:value="15580" table:style-name="ce51">
            <text:p>15,580</text:p>
          </table:table-cell>
          <table:table-cell office:value-type="float" office:value="9226" table:style-name="ce51">
            <text:p>9,226</text:p>
          </table:table-cell>
          <table:table-cell office:value-type="float" office:value="6354" table:style-name="ce51">
            <text:p>6,354</text:p>
          </table:table-cell>
          <table:table-cell office:value-type="float" office:value="7.79" table:style-name="ce50">
            <text:p>7.79</text:p>
          </table:table-cell>
          <table:table-cell office:value-type="float" office:value="1159" table:style-name="ce54">
            <text:p><text:s text:c="3"/>1,159</text:p>
          </table:table-cell>
          <table:table-cell office:value-type="float" office:value="0.57999999999999996" table:style-name="ce52">
            <text:p>0.58</text:p>
          </table:table-cell>
          <table:table-cell office:value-type="float" office:value="8084" table:style-name="ce51">
            <text:p>8,084</text:p>
          </table:table-cell>
          <table:table-cell office:value-type="float" office:value="4.04" table:style-name="ce50">
            <text:p>4.04</text:p>
          </table:table-cell>
          <table:table-cell office:value-type="float" office:value="5141" table:style-name="ce51">
            <text:p>5,141</text:p>
          </table:table-cell>
          <table:table-cell office:value-type="float" office:value="2.57" table:style-name="ce50">
            <text:p>2.57</text:p>
          </table:table-cell>
          <table:table-cell office:value-type="float" office:value="97779" table:style-name="ce51">
            <text:p>97,779</text:p>
          </table:table-cell>
          <table:table-cell office:value-type="float" office:value="97572" table:style-name="ce51">
            <text:p>97,572</text:p>
          </table:table-cell>
          <table:table-cell office:value-type="float" office:value="557355" table:style-name="ce48">
            <text:p>557,355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9 月</text:p>
          </table:table-cell>
          <table:covered-table-cell/>
          <table:table-cell office:value-type="float" office:value="8636922" table:style-name="ce51">
            <text:p>8,636,922</text:p>
          </table:table-cell>
          <table:table-cell office:value-type="float" office:value="23557467" table:style-name="ce51">
            <text:p>23,557,467</text:p>
          </table:table-cell>
          <table:table-cell office:value-type="float" office:value="11716557" table:style-name="ce51">
            <text:p>11,716,557</text:p>
          </table:table-cell>
          <table:table-cell office:value-type="float" office:value="11840910" table:style-name="ce51">
            <text:p>11,840,910</text:p>
          </table:table-cell>
          <table:table-cell office:value-type="float" office:value="15912" table:style-name="ce51">
            <text:p>15,912</text:p>
          </table:table-cell>
          <table:table-cell office:value-type="float" office:value="8278" table:style-name="ce51">
            <text:p>8,278</text:p>
          </table:table-cell>
          <table:table-cell office:value-type="float" office:value="7634" table:style-name="ce51">
            <text:p>7,634</text:p>
          </table:table-cell>
          <table:table-cell office:value-type="float" office:value="8.2200000000000006" table:style-name="ce50">
            <text:p>8.22</text:p>
          </table:table-cell>
          <table:table-cell office:value-type="float" office:value="13436" table:style-name="ce51">
            <text:p>13,436</text:p>
          </table:table-cell>
          <table:table-cell office:value-type="float" office:value="7994" table:style-name="ce51">
            <text:p>7,994</text:p>
          </table:table-cell>
          <table:table-cell office:value-type="float" office:value="5442" table:style-name="ce51">
            <text:p>5,442</text:p>
          </table:table-cell>
          <table:table-cell office:value-type="float" office:value="6.94" table:style-name="ce50">
            <text:p>6.94</text:p>
          </table:table-cell>
          <table:table-cell office:value-type="float" office:value="2476" table:style-name="ce54">
            <text:p><text:s text:c="3"/>2,476</text:p>
          </table:table-cell>
          <table:table-cell office:value-type="float" office:value="1.28" table:style-name="ce52">
            <text:p>1.28</text:p>
          </table:table-cell>
          <table:table-cell office:value-type="float" office:value="7844" table:style-name="ce51">
            <text:p>7,844</text:p>
          </table:table-cell>
          <table:table-cell office:value-type="float" office:value="4.05" table:style-name="ce50">
            <text:p>4.05</text:p>
          </table:table-cell>
          <table:table-cell office:value-type="float" office:value="4679" table:style-name="ce51">
            <text:p>4,679</text:p>
          </table:table-cell>
          <table:table-cell office:value-type="float" office:value="2.42" table:style-name="ce50">
            <text:p>2.42</text:p>
          </table:table-cell>
          <table:table-cell office:value-type="float" office:value="84937" table:style-name="ce51">
            <text:p>84,937</text:p>
          </table:table-cell>
          <table:table-cell office:value-type="float" office:value="86115" table:style-name="ce51">
            <text:p>86,115</text:p>
          </table:table-cell>
          <table:table-cell office:value-type="float" office:value="557920" table:style-name="ce48">
            <text:p>557,920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10 月</text:p>
          </table:table-cell>
          <table:covered-table-cell/>
          <table:table-cell office:value-type="float" office:value="8638730" table:style-name="ce51">
            <text:p>8,638,730</text:p>
          </table:table-cell>
          <table:table-cell office:value-type="float" office:value="23562318" table:style-name="ce51">
            <text:p>23,562,318</text:p>
          </table:table-cell>
          <table:table-cell office:value-type="float" office:value="11717615" table:style-name="ce51">
            <text:p>11,717,615</text:p>
          </table:table-cell>
          <table:table-cell office:value-type="float" office:value="11844703" table:style-name="ce51">
            <text:p>11,844,703</text:p>
          </table:table-cell>
          <table:table-cell office:value-type="float" office:value="17036" table:style-name="ce51">
            <text:p>17,036</text:p>
          </table:table-cell>
          <table:table-cell office:value-type="float" office:value="8793" table:style-name="ce51">
            <text:p>8,793</text:p>
          </table:table-cell>
          <table:table-cell office:value-type="float" office:value="8243" table:style-name="ce51">
            <text:p>8,243</text:p>
          </table:table-cell>
          <table:table-cell office:value-type="float" office:value="8.51" table:style-name="ce50">
            <text:p>8.51</text:p>
          </table:table-cell>
          <table:table-cell office:value-type="float" office:value="13710" table:style-name="ce51">
            <text:p>13,710</text:p>
          </table:table-cell>
          <table:table-cell office:value-type="float" office:value="8204" table:style-name="ce51">
            <text:p>8,204</text:p>
          </table:table-cell>
          <table:table-cell office:value-type="float" office:value="5506" table:style-name="ce51">
            <text:p>5,506</text:p>
          </table:table-cell>
          <table:table-cell office:value-type="float" office:value="6.85" table:style-name="ce50">
            <text:p>6.85</text:p>
          </table:table-cell>
          <table:table-cell office:value-type="float" office:value="3326" table:style-name="ce54">
            <text:p><text:s text:c="3"/>3,326</text:p>
          </table:table-cell>
          <table:table-cell office:value-type="float" office:value="1.66" table:style-name="ce52">
            <text:p>1.66</text:p>
          </table:table-cell>
          <table:table-cell office:value-type="float" office:value="13236" table:style-name="ce51">
            <text:p>13,236</text:p>
          </table:table-cell>
          <table:table-cell office:value-type="float" office:value="6.61" table:style-name="ce50">
            <text:p>6.61</text:p>
          </table:table-cell>
          <table:table-cell office:value-type="float" office:value="4519" table:style-name="ce51">
            <text:p>4,519</text:p>
          </table:table-cell>
          <table:table-cell office:value-type="float" office:value="2.2599999999999998" table:style-name="ce50">
            <text:p>2.26</text:p>
          </table:table-cell>
          <table:table-cell office:value-type="float" office:value="64947" table:style-name="ce51">
            <text:p>64,947</text:p>
          </table:table-cell>
          <table:table-cell office:value-type="float" office:value="63422" table:style-name="ce51">
            <text:p>63,422</text:p>
          </table:table-cell>
          <table:table-cell office:value-type="float" office:value="558494" table:style-name="ce48">
            <text:p>558,494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1">
            <text:p>11 月</text:p>
          </table:table-cell>
          <table:covered-table-cell/>
          <table:table-cell office:value-type="float" office:value="8643820" table:style-name="ce51">
            <text:p>8,643,820</text:p>
          </table:table-cell>
          <table:table-cell office:value-type="float" office:value="23566853" table:style-name="ce51">
            <text:p>23,566,853</text:p>
          </table:table-cell>
          <table:table-cell office:value-type="float" office:value="11718525" table:style-name="ce51">
            <text:p>11,718,525</text:p>
          </table:table-cell>
          <table:table-cell office:value-type="float" office:value="11848328" table:style-name="ce51">
            <text:p>11,848,328</text:p>
          </table:table-cell>
          <table:table-cell office:value-type="float" office:value="17212" table:style-name="ce51">
            <text:p>17,212</text:p>
          </table:table-cell>
          <table:table-cell office:value-type="float" office:value="8967" table:style-name="ce51">
            <text:p>8,967</text:p>
          </table:table-cell>
          <table:table-cell office:value-type="float" office:value="8245" table:style-name="ce51">
            <text:p>8,245</text:p>
          </table:table-cell>
          <table:table-cell office:value-type="float" office:value="8.89" table:style-name="ce50">
            <text:p>8.89</text:p>
          </table:table-cell>
          <table:table-cell office:value-type="float" office:value="13632" table:style-name="ce51">
            <text:p>13,632</text:p>
          </table:table-cell>
          <table:table-cell office:value-type="float" office:value="8196" table:style-name="ce51">
            <text:p>8,196</text:p>
          </table:table-cell>
          <table:table-cell office:value-type="float" office:value="5436" table:style-name="ce51">
            <text:p>5,436</text:p>
          </table:table-cell>
          <table:table-cell office:value-type="float" office:value="7.04" table:style-name="ce50">
            <text:p>7.04</text:p>
          </table:table-cell>
          <table:table-cell office:value-type="float" office:value="3580" table:style-name="ce54">
            <text:p><text:s text:c="3"/>3,580</text:p>
          </table:table-cell>
          <table:table-cell office:value-type="float" office:value="1.85" table:style-name="ce52">
            <text:p>1.85</text:p>
          </table:table-cell>
          <table:table-cell office:value-type="float" office:value="11980" table:style-name="ce51">
            <text:p>11,980</text:p>
          </table:table-cell>
          <table:table-cell office:value-type="float" office:value="6.19" table:style-name="ce50">
            <text:p>6.19</text:p>
          </table:table-cell>
          <table:table-cell office:value-type="float" office:value="4631" table:style-name="ce51">
            <text:p>4,631</text:p>
          </table:table-cell>
          <table:table-cell office:value-type="float" office:value="2.39" table:style-name="ce50">
            <text:p>2.39</text:p>
          </table:table-cell>
          <table:table-cell office:value-type="float" office:value="70234" table:style-name="ce51">
            <text:p>70,234</text:p>
          </table:table-cell>
          <table:table-cell office:value-type="float" office:value="69279" table:style-name="ce51">
            <text:p>69,279</text:p>
          </table:table-cell>
          <table:table-cell office:value-type="float" office:value="559036" table:style-name="ce48">
            <text:p>559,036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12 月</text:p>
          </table:table-cell>
          <table:covered-table-cell/>
          <table:table-cell office:value-type="float" office:value="8649000" table:style-name="ce44">
            <text:p>8,649,000</text:p>
          </table:table-cell>
          <table:table-cell office:value-type="float" office:value="23571227" table:style-name="ce44">
            <text:p>23,571,227</text:p>
          </table:table-cell>
          <table:table-cell office:value-type="float" office:value="11719580" table:style-name="ce44">
            <text:p>11,719,580</text:p>
          </table:table-cell>
          <table:table-cell office:value-type="float" office:value="11851647" table:style-name="ce44">
            <text:p>11,851,647</text:p>
          </table:table-cell>
          <table:table-cell office:value-type="float" office:value="16566" table:style-name="ce44">
            <text:p>16,566</text:p>
          </table:table-cell>
          <table:table-cell office:value-type="float" office:value="8643" table:style-name="ce44">
            <text:p>8,643</text:p>
          </table:table-cell>
          <table:table-cell office:value-type="float" office:value="7923" table:style-name="ce44">
            <text:p>7,923</text:p>
          </table:table-cell>
          <table:table-cell office:value-type="float" office:value="8.2799999999999994" table:style-name="ce43">
            <text:p>8.28</text:p>
          </table:table-cell>
          <table:table-cell office:value-type="float" office:value="13837" table:style-name="ce44">
            <text:p>13,837</text:p>
          </table:table-cell>
          <table:table-cell office:value-type="float" office:value="8167" table:style-name="ce44">
            <text:p>8,167</text:p>
          </table:table-cell>
          <table:table-cell office:value-type="float" office:value="5670" table:style-name="ce44">
            <text:p>5,670</text:p>
          </table:table-cell>
          <table:table-cell office:value-type="float" office:value="6.91" table:style-name="ce43">
            <text:p>6.91</text:p>
          </table:table-cell>
          <table:table-cell office:value-type="float" office:value="2729" table:style-name="ce61">
            <text:p><text:s text:c="3"/>2,729</text:p>
          </table:table-cell>
          <table:table-cell office:value-type="float" office:value="1.36" table:style-name="ce45">
            <text:p>1.36</text:p>
          </table:table-cell>
          <table:table-cell office:value-type="float" office:value="16016" table:style-name="ce44">
            <text:p>16,016</text:p>
          </table:table-cell>
          <table:table-cell office:value-type="float" office:value="8" table:style-name="ce43">
            <text:p>8.00</text:p>
          </table:table-cell>
          <table:table-cell office:value-type="float" office:value="4442" table:style-name="ce44">
            <text:p>4,442</text:p>
          </table:table-cell>
          <table:table-cell office:value-type="float" office:value="2.2200000000000002" table:style-name="ce43">
            <text:p>2.22</text:p>
          </table:table-cell>
          <table:table-cell office:value-type="float" office:value="73959" table:style-name="ce44">
            <text:p>73,959</text:p>
          </table:table-cell>
          <table:table-cell office:value-type="float" office:value="72314" table:style-name="ce44">
            <text:p>72,314</text:p>
          </table:table-cell>
          <table:table-cell office:value-type="float" office:value="559426" table:style-name="ce41">
            <text:p>559,426</text:p>
          </table:table-cell>
          <table:table-cell table:number-columns-repeated="16361" table:style-name="ce40"/>
        </table:table-row>
        <table:table-row table:style-name="ro11">
          <table:table-cell office:value-type="string" table:number-columns-spanned="2" table:number-rows-spanned="1" table:style-name="ce262">
            <text:p>107年1~8月</text:p>
          </table:table-cell>
          <table:covered-table-cell/>
          <table:table-cell office:value-type="float" office:value="8708217" table:style-name="ce58">
            <text:p>8,708,217</text:p>
          </table:table-cell>
          <table:table-cell office:value-type="float" office:value="23577271" table:style-name="ce58">
            <text:p>23,577,271</text:p>
          </table:table-cell>
          <table:table-cell office:value-type="float" office:value="11712364" table:style-name="ce58">
            <text:p>11,712,364</text:p>
          </table:table-cell>
          <table:table-cell office:value-type="float" office:value="11864907" table:style-name="ce58">
            <text:p>11,864,907</text:p>
          </table:table-cell>
          <table:table-cell office:value-type="float" office:value="119689" table:style-name="ce58">
            <text:p>119,689</text:p>
          </table:table-cell>
          <table:table-cell office:value-type="float" office:value="61867" table:style-name="ce58">
            <text:p>61,867</text:p>
          </table:table-cell>
          <table:table-cell office:value-type="float" office:value="57822" table:style-name="ce58">
            <text:p>57,822</text:p>
          </table:table-cell>
          <table:table-cell office:value-type="float" office:value="7.63" table:style-name="ce60">
            <text:p><text:s text:c="3"/>7.63</text:p>
          </table:table-cell>
          <table:table-cell office:value-type="float" office:value="118347" table:style-name="ce58">
            <text:p>118,347</text:p>
          </table:table-cell>
          <table:table-cell office:value-type="float" office:value="69602" table:style-name="ce58">
            <text:p>69,602</text:p>
          </table:table-cell>
          <table:table-cell office:value-type="float" office:value="48745" table:style-name="ce58">
            <text:p>48,745</text:p>
          </table:table-cell>
          <table:table-cell office:value-type="float" office:value="7.54" table:style-name="ce60">
            <text:p><text:s text:c="3"/>7.54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0.09" table:style-name="ce57">
            <text:p>0.09</text:p>
          </table:table-cell>
          <table:table-cell office:value-type="float" office:value="86324" table:style-name="ce194">
            <text:p>86,324</text:p>
          </table:table-cell>
          <table:table-cell office:value-type="float" office:value="5.5" table:style-name="ce57">
            <text:p>5.50</text:p>
          </table:table-cell>
          <table:table-cell office:value-type="float" office:value="36659" table:style-name="ce58">
            <text:p>36,659</text:p>
          </table:table-cell>
          <table:table-cell office:value-type="float" office:value="2.34" table:style-name="ce57">
            <text:p>2.34</text:p>
          </table:table-cell>
          <table:table-cell office:value-type="float" office:value="693332" table:style-name="ce56">
            <text:p>693,332</text:p>
          </table:table-cell>
          <table:table-cell office:value-type="float" office:value="688630" table:style-name="ce56">
            <text:p>688,630</text:p>
          </table:table-cell>
          <table:table-cell office:value-type="float" office:value="563649" table:style-name="ce55">
            <text:p>563,649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1 月</text:p>
          </table:table-cell>
          <table:covered-table-cell/>
          <table:table-cell office:value-type="float" office:value="8654346" table:style-name="ce51">
            <text:p>8,654,346</text:p>
          </table:table-cell>
          <table:table-cell office:value-type="float" office:value="23572049" table:style-name="ce51">
            <text:p>23,572,049</text:p>
          </table:table-cell>
          <table:table-cell office:value-type="float" office:value="11718630" table:style-name="ce51">
            <text:p>11,718,630</text:p>
          </table:table-cell>
          <table:table-cell office:value-type="float" office:value="11853419" table:style-name="ce51">
            <text:p>11,853,419</text:p>
          </table:table-cell>
          <table:table-cell office:value-type="float" office:value="17116" table:style-name="ce51">
            <text:p>17,116</text:p>
          </table:table-cell>
          <table:table-cell office:value-type="float" office:value="8819" table:style-name="ce51">
            <text:p>8,819</text:p>
          </table:table-cell>
          <table:table-cell office:value-type="float" office:value="8297" table:style-name="ce51">
            <text:p>8,297</text:p>
          </table:table-cell>
          <table:table-cell office:value-type="float" office:value="8.5500000000000007" table:style-name="ce50">
            <text:p>8.55</text:p>
          </table:table-cell>
          <table:table-cell office:value-type="float" office:value="16761" table:style-name="ce51">
            <text:p>16,761</text:p>
          </table:table-cell>
          <table:table-cell office:value-type="float" office:value="9814" table:style-name="ce51">
            <text:p>9,814</text:p>
          </table:table-cell>
          <table:table-cell office:value-type="float" office:value="6947" table:style-name="ce51">
            <text:p>6,947</text:p>
          </table:table-cell>
          <table:table-cell office:value-type="float" office:value="8.3699999999999992" table:style-name="ce50">
            <text:p>8.37</text:p>
          </table:table-cell>
          <table:table-cell office:value-type="float" office:value="355" table:style-name="ce54">
            <text:p><text:s text:c="3"/>355</text:p>
          </table:table-cell>
          <table:table-cell office:value-type="float" office:value="0.18" table:style-name="ce52">
            <text:p>0.18</text:p>
          </table:table-cell>
          <table:table-cell office:value-type="float" office:value="14314" table:style-name="ce51">
            <text:p>14,314</text:p>
          </table:table-cell>
          <table:table-cell office:value-type="float" office:value="7.15" table:style-name="ce50">
            <text:p>7.15</text:p>
          </table:table-cell>
          <table:table-cell office:value-type="float" office:value="4384" table:style-name="ce51">
            <text:p>4,384</text:p>
          </table:table-cell>
          <table:table-cell office:value-type="float" office:value="2.19" table:style-name="ce50">
            <text:p>2.19</text:p>
          </table:table-cell>
          <table:table-cell office:value-type="float" office:value="78846" table:style-name="ce49">
            <text:p>78,846</text:p>
          </table:table-cell>
          <table:table-cell office:value-type="float" office:value="78379" table:style-name="ce49">
            <text:p>78,379</text:p>
          </table:table-cell>
          <table:table-cell office:value-type="float" office:value="559918" table:style-name="ce48">
            <text:p>559,918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2 月</text:p>
          </table:table-cell>
          <table:covered-table-cell/>
          <table:table-cell office:value-type="float" office:value="8656728" table:style-name="ce51">
            <text:p>8,656,728</text:p>
          </table:table-cell>
          <table:table-cell office:value-type="float" office:value="23571408" table:style-name="ce51">
            <text:p>23,571,408</text:p>
          </table:table-cell>
          <table:table-cell office:value-type="float" office:value="11717087" table:style-name="ce51">
            <text:p>11,717,087</text:p>
          </table:table-cell>
          <table:table-cell office:value-type="float" office:value="11854321" table:style-name="ce51">
            <text:p>11,854,321</text:p>
          </table:table-cell>
          <table:table-cell office:value-type="float" office:value="13468" table:style-name="ce51">
            <text:p>13,468</text:p>
          </table:table-cell>
          <table:table-cell office:value-type="float" office:value="6983" table:style-name="ce51">
            <text:p>6,983</text:p>
          </table:table-cell>
          <table:table-cell office:value-type="float" office:value="6485" table:style-name="ce51">
            <text:p>6,485</text:p>
          </table:table-cell>
          <table:table-cell office:value-type="float" office:value="7.45" table:style-name="ce50">
            <text:p>7.45</text:p>
          </table:table-cell>
          <table:table-cell office:value-type="float" office:value="14493" table:style-name="ce51">
            <text:p>14,493</text:p>
          </table:table-cell>
          <table:table-cell office:value-type="float" office:value="8636" table:style-name="ce51">
            <text:p>8,636</text:p>
          </table:table-cell>
          <table:table-cell office:value-type="float" office:value="5857" table:style-name="ce51">
            <text:p>5,857</text:p>
          </table:table-cell>
          <table:table-cell office:value-type="float" office:value="8.01" table:style-name="ce50">
            <text:p>8.01</text:p>
          </table:table-cell>
          <table:table-cell office:value-type="float" office:value="-1025" table:style-name="ce54">
            <text:p>－ <text:s/>1,025</text:p>
          </table:table-cell>
          <table:table-cell office:value-type="float" office:value="-0.56999999999999995" table:style-name="ce52">
            <text:p>－ <text:s/>0.57</text:p>
          </table:table-cell>
          <table:table-cell office:value-type="float" office:value="9508" table:style-name="ce51">
            <text:p>9,508</text:p>
          </table:table-cell>
          <table:table-cell office:value-type="float" office:value="5.26" table:style-name="ce50">
            <text:p>5.26</text:p>
          </table:table-cell>
          <table:table-cell office:value-type="float" office:value="3396" table:style-name="ce51">
            <text:p>3,396</text:p>
          </table:table-cell>
          <table:table-cell office:value-type="float" office:value="1.88" table:style-name="ce50">
            <text:p>1.88</text:p>
          </table:table-cell>
          <table:table-cell office:value-type="float" office:value="60999" table:style-name="ce49">
            <text:p>60,999</text:p>
          </table:table-cell>
          <table:table-cell office:value-type="float" office:value="60615" table:style-name="ce49">
            <text:p>60,615</text:p>
          </table:table-cell>
          <table:table-cell office:value-type="float" office:value="560248" table:style-name="ce48">
            <text:p>560,248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3 月</text:p>
          </table:table-cell>
          <table:covered-table-cell/>
          <table:table-cell office:value-type="float" office:value="8664510" table:style-name="ce51">
            <text:p>8,664,510</text:p>
          </table:table-cell>
          <table:table-cell office:value-type="float" office:value="23571990" table:style-name="ce51">
            <text:p>23,571,990</text:p>
          </table:table-cell>
          <table:table-cell office:value-type="float" office:value="11715824" table:style-name="ce51">
            <text:p>11,715,824</text:p>
          </table:table-cell>
          <table:table-cell office:value-type="float" office:value="11856166" table:style-name="ce51">
            <text:p>11,856,166</text:p>
          </table:table-cell>
          <table:table-cell office:value-type="float" office:value="16704" table:style-name="ce51">
            <text:p>16,704</text:p>
          </table:table-cell>
          <table:table-cell office:value-type="float" office:value="8556" table:style-name="ce51">
            <text:p>8,556</text:p>
          </table:table-cell>
          <table:table-cell office:value-type="float" office:value="8148" table:style-name="ce51">
            <text:p>8,148</text:p>
          </table:table-cell>
          <table:table-cell office:value-type="float" office:value="8.34" table:style-name="ce50">
            <text:p>8.34</text:p>
          </table:table-cell>
          <table:table-cell office:value-type="float" office:value="17200" table:style-name="ce51">
            <text:p>17,200</text:p>
          </table:table-cell>
          <table:table-cell office:value-type="float" office:value="10149" table:style-name="ce51">
            <text:p>10,149</text:p>
          </table:table-cell>
          <table:table-cell office:value-type="float" office:value="7051" table:style-name="ce51">
            <text:p>7,051</text:p>
          </table:table-cell>
          <table:table-cell office:value-type="float" office:value="8.59" table:style-name="ce50">
            <text:p>8.59</text:p>
          </table:table-cell>
          <table:table-cell office:value-type="float" office:value="-496" table:style-name="ce53">
            <text:p>－ <text:s text:c="3"/>496</text:p>
          </table:table-cell>
          <table:table-cell office:value-type="float" office:value="-0.25" table:style-name="ce52">
            <text:p>－ <text:s/>0.25</text:p>
          </table:table-cell>
          <table:table-cell office:value-type="float" office:value="12121" table:style-name="ce51">
            <text:p>12,121</text:p>
          </table:table-cell>
          <table:table-cell office:value-type="float" office:value="6.05" table:style-name="ce50">
            <text:p>6.05</text:p>
          </table:table-cell>
          <table:table-cell office:value-type="float" office:value="5136" table:style-name="ce51">
            <text:p>5,136</text:p>
          </table:table-cell>
          <table:table-cell office:value-type="float" office:value="2.57" table:style-name="ce50">
            <text:p>2.57</text:p>
          </table:table-cell>
          <table:table-cell office:value-type="float" office:value="105231" table:style-name="ce49">
            <text:p>105,231</text:p>
          </table:table-cell>
          <table:table-cell office:value-type="float" office:value="104153" table:style-name="ce49">
            <text:p>104,153</text:p>
          </table:table-cell>
          <table:table-cell office:value-type="float" office:value="560820" table:style-name="ce48">
            <text:p>560,820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4 月</text:p>
          </table:table-cell>
          <table:covered-table-cell/>
          <table:table-cell office:value-type="float" office:value="8670129" table:style-name="ce51">
            <text:p>8,670,129</text:p>
          </table:table-cell>
          <table:table-cell office:value-type="float" office:value="23571497" table:style-name="ce51">
            <text:p>23,571,497</text:p>
          </table:table-cell>
          <table:table-cell office:value-type="float" office:value="11714412" table:style-name="ce51">
            <text:p>11,714,412</text:p>
          </table:table-cell>
          <table:table-cell office:value-type="float" office:value="11857085" table:style-name="ce51">
            <text:p>11,857,085</text:p>
          </table:table-cell>
          <table:table-cell office:value-type="float" office:value="13676" table:style-name="ce51">
            <text:p>13,676</text:p>
          </table:table-cell>
          <table:table-cell office:value-type="float" office:value="7058" table:style-name="ce51">
            <text:p>7,058</text:p>
          </table:table-cell>
          <table:table-cell office:value-type="float" office:value="6618" table:style-name="ce51">
            <text:p>6,618</text:p>
          </table:table-cell>
          <table:table-cell office:value-type="float" office:value="7.06" table:style-name="ce50">
            <text:p>7.06</text:p>
          </table:table-cell>
          <table:table-cell office:value-type="float" office:value="13988" table:style-name="ce51">
            <text:p>13,988</text:p>
          </table:table-cell>
          <table:table-cell office:value-type="float" office:value="8235" table:style-name="ce51">
            <text:p>8,235</text:p>
          </table:table-cell>
          <table:table-cell office:value-type="float" office:value="5753" table:style-name="ce51">
            <text:p>5,753</text:p>
          </table:table-cell>
          <table:table-cell office:value-type="float" office:value="7.22" table:style-name="ce50">
            <text:p>7.22</text:p>
          </table:table-cell>
          <table:table-cell office:value-type="float" office:value="-312" table:style-name="ce53">
            <text:p>－ <text:s text:c="3"/>312</text:p>
          </table:table-cell>
          <table:table-cell office:value-type="float" office:value="-0.16" table:style-name="ce52">
            <text:p>－ <text:s/>0.16</text:p>
          </table:table-cell>
          <table:table-cell office:value-type="float" office:value="8802" table:style-name="ce195">
            <text:p>8,802</text:p>
          </table:table-cell>
          <table:table-cell office:value-type="float" office:value="4.54" table:style-name="ce50">
            <text:p>4.54</text:p>
          </table:table-cell>
          <table:table-cell office:value-type="float" office:value="4268" table:style-name="ce51">
            <text:p>4,268</text:p>
          </table:table-cell>
          <table:table-cell office:value-type="float" office:value="2.2000000000000002" table:style-name="ce50">
            <text:p>2.20</text:p>
          </table:table-cell>
          <table:table-cell office:value-type="float" office:value="82219" table:style-name="ce49">
            <text:p>82,219</text:p>
          </table:table-cell>
          <table:table-cell office:value-type="float" office:value="82400" table:style-name="ce49">
            <text:p>82,400</text:p>
          </table:table-cell>
          <table:table-cell office:value-type="float" office:value="561327" table:style-name="ce48">
            <text:p>561,327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5 月</text:p>
          </table:table-cell>
          <table:covered-table-cell/>
          <table:table-cell office:value-type="float" office:value="8679670" table:style-name="ce44">
            <text:p>8,679,670</text:p>
          </table:table-cell>
          <table:table-cell office:value-type="float" office:value="23572415" table:style-name="ce44">
            <text:p>23,572,415</text:p>
          </table:table-cell>
          <table:table-cell office:value-type="float" office:value="11713728" table:style-name="ce44">
            <text:p>11,713,728</text:p>
          </table:table-cell>
          <table:table-cell office:value-type="float" office:value="11858687" table:style-name="ce44">
            <text:p>11,858,687</text:p>
          </table:table-cell>
          <table:table-cell office:value-type="float" office:value="15279" table:style-name="ce44">
            <text:p>15,279</text:p>
          </table:table-cell>
          <table:table-cell office:value-type="float" office:value="7982" table:style-name="ce44">
            <text:p>7,982</text:p>
          </table:table-cell>
          <table:table-cell office:value-type="float" office:value="7297" table:style-name="ce44">
            <text:p>7,297</text:p>
          </table:table-cell>
          <table:table-cell office:value-type="float" office:value="7.63" table:style-name="ce43">
            <text:p>7.63</text:p>
          </table:table-cell>
          <table:table-cell office:value-type="float" office:value="14328" table:style-name="ce44">
            <text:p>14,328</text:p>
          </table:table-cell>
          <table:table-cell office:value-type="float" office:value="8424" table:style-name="ce44">
            <text:p>8,424</text:p>
          </table:table-cell>
          <table:table-cell office:value-type="float" office:value="5904" table:style-name="ce44">
            <text:p>5,904</text:p>
          </table:table-cell>
          <table:table-cell office:value-type="float" office:value="7.16" table:style-name="ce43">
            <text:p>7.16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0.48" table:style-name="ce45">
            <text:p>0.48</text:p>
          </table:table-cell>
          <table:table-cell office:value-type="float" office:value="13767" table:style-name="ce44">
            <text:p>13,767</text:p>
          </table:table-cell>
          <table:table-cell office:value-type="float" office:value="6.88" table:style-name="ce43">
            <text:p>6.88</text:p>
          </table:table-cell>
          <table:table-cell office:value-type="float" office:value="5203" table:style-name="ce44">
            <text:p>5,203</text:p>
          </table:table-cell>
          <table:table-cell office:value-type="float" office:value="2.6" table:style-name="ce43">
            <text:p>2.60</text:p>
          </table:table-cell>
          <table:table-cell office:value-type="float" office:value="103799" table:style-name="ce42">
            <text:p>103,799</text:p>
          </table:table-cell>
          <table:table-cell office:value-type="float" office:value="103832" table:style-name="ce42">
            <text:p>103,832</text:p>
          </table:table-cell>
          <table:table-cell office:value-type="float" office:value="561916" table:style-name="ce41">
            <text:p>561,916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6 月</text:p>
          </table:table-cell>
          <table:covered-table-cell/>
          <table:table-cell office:value-type="float" office:value="8686376" table:style-name="ce44">
            <text:p>8,686,376</text:p>
          </table:table-cell>
          <table:table-cell office:value-type="float" office:value="23574274" table:style-name="ce44">
            <text:p>23,574,274</text:p>
          </table:table-cell>
          <table:table-cell office:value-type="float" office:value="11713362" table:style-name="ce44">
            <text:p>11,713,362</text:p>
          </table:table-cell>
          <table:table-cell office:value-type="float" office:value="11860912" table:style-name="ce44">
            <text:p>11,860,912</text:p>
          </table:table-cell>
          <table:table-cell office:value-type="float" office:value="13587" table:style-name="ce44">
            <text:p>13,587</text:p>
          </table:table-cell>
          <table:table-cell office:value-type="float" office:value="6971" table:style-name="ce44">
            <text:p>6,971</text:p>
          </table:table-cell>
          <table:table-cell office:value-type="float" office:value="6616" table:style-name="ce44">
            <text:p>6,616</text:p>
          </table:table-cell>
          <table:table-cell office:value-type="float" office:value="7.01" table:style-name="ce43">
            <text:p>7.01</text:p>
          </table:table-cell>
          <table:table-cell office:value-type="float" office:value="13043" table:style-name="ce44">
            <text:p>13,043</text:p>
          </table:table-cell>
          <table:table-cell office:value-type="float" office:value="7650" table:style-name="ce44">
            <text:p>7,650</text:p>
          </table:table-cell>
          <table:table-cell office:value-type="float" office:value="5393" table:style-name="ce44">
            <text:p>5,393</text:p>
          </table:table-cell>
          <table:table-cell office:value-type="float" office:value="6.73" table:style-name="ce43">
            <text:p>6.73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0.28000000000000003" table:style-name="ce45">
            <text:p>0.28</text:p>
          </table:table-cell>
          <table:table-cell office:value-type="float" office:value="10401" table:style-name="ce44">
            <text:p>10,401</text:p>
          </table:table-cell>
          <table:table-cell office:value-type="float" office:value="5.37" table:style-name="ce43">
            <text:p>5.37</text:p>
          </table:table-cell>
          <table:table-cell office:value-type="float" office:value="4659" table:style-name="ce44">
            <text:p>4,659</text:p>
          </table:table-cell>
          <table:table-cell office:value-type="float" office:value="2.4" table:style-name="ce43">
            <text:p>2.40</text:p>
          </table:table-cell>
          <table:table-cell office:value-type="float" office:value="79549" table:style-name="ce42">
            <text:p>79,549</text:p>
          </table:table-cell>
          <table:table-cell office:value-type="float" office:value="78234" table:style-name="ce42">
            <text:p>78,234</text:p>
          </table:table-cell>
          <table:table-cell office:value-type="float" office:value="562395" table:style-name="ce41">
            <text:p>562,395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7 月</text:p>
          </table:table-cell>
          <table:covered-table-cell/>
          <table:table-cell office:value-type="float" office:value="8694750" table:style-name="ce44">
            <text:p>8,694,750</text:p>
          </table:table-cell>
          <table:table-cell office:value-type="float" office:value="23576705" table:style-name="ce44">
            <text:p>23,576,705</text:p>
          </table:table-cell>
          <table:table-cell office:value-type="float" office:value="11713231" table:style-name="ce44">
            <text:p>11,713,231</text:p>
          </table:table-cell>
          <table:table-cell office:value-type="float" office:value="11863474" table:style-name="ce44">
            <text:p>11,863,474</text:p>
          </table:table-cell>
          <table:table-cell office:value-type="float" office:value="14709" table:style-name="ce44">
            <text:p>14,709</text:p>
          </table:table-cell>
          <table:table-cell office:value-type="float" office:value="7655" table:style-name="ce44">
            <text:p>7,655</text:p>
          </table:table-cell>
          <table:table-cell office:value-type="float" office:value="7054" table:style-name="ce44">
            <text:p>7,054</text:p>
          </table:table-cell>
          <table:table-cell office:value-type="float" office:value="7.35" table:style-name="ce43">
            <text:p>7.35</text:p>
          </table:table-cell>
          <table:table-cell office:value-type="float" office:value="14372" table:style-name="ce44">
            <text:p>14,372</text:p>
          </table:table-cell>
          <table:table-cell office:value-type="float" office:value="8415" table:style-name="ce44">
            <text:p>8,415</text:p>
          </table:table-cell>
          <table:table-cell office:value-type="float" office:value="5957" table:style-name="ce44">
            <text:p>5,957</text:p>
          </table:table-cell>
          <table:table-cell office:value-type="float" office:value="7.18" table:style-name="ce43">
            <text:p>7.18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0.17" table:style-name="ce45">
            <text:p>0.17</text:p>
          </table:table-cell>
          <table:table-cell office:value-type="float" office:value="9129" table:style-name="ce44">
            <text:p>9,129</text:p>
          </table:table-cell>
          <table:table-cell office:value-type="float" office:value="4.5599999999999996" table:style-name="ce43">
            <text:p>4.56</text:p>
          </table:table-cell>
          <table:table-cell office:value-type="float" office:value="4829" table:style-name="ce44">
            <text:p>4,829</text:p>
          </table:table-cell>
          <table:table-cell office:value-type="float" office:value="2.41" table:style-name="ce43">
            <text:p>2.41</text:p>
          </table:table-cell>
          <table:table-cell office:value-type="float" office:value="92561" table:style-name="ce42">
            <text:p>92,561</text:p>
          </table:table-cell>
          <table:table-cell office:value-type="float" office:value="90467" table:style-name="ce42">
            <text:p>90,467</text:p>
          </table:table-cell>
          <table:table-cell office:value-type="float" office:value="562926" table:style-name="ce41">
            <text:p>562,926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260">
            <text:p>8 月</text:p>
          </table:table-cell>
          <table:covered-table-cell/>
          <table:table-cell office:value-type="float" office:value="8708217" table:style-name="ce44">
            <text:p>8,708,217</text:p>
          </table:table-cell>
          <table:table-cell office:value-type="float" office:value="23577271" table:style-name="ce44">
            <text:p>23,577,271</text:p>
          </table:table-cell>
          <table:table-cell office:value-type="float" office:value="11712364" table:style-name="ce44">
            <text:p>11,712,364</text:p>
          </table:table-cell>
          <table:table-cell office:value-type="float" office:value="11864907" table:style-name="ce44">
            <text:p>11,864,907</text:p>
          </table:table-cell>
          <table:table-cell office:value-type="float" office:value="15150" table:style-name="ce44">
            <text:p>15,150</text:p>
          </table:table-cell>
          <table:table-cell office:value-type="float" office:value="7843" table:style-name="ce44">
            <text:p>7,843</text:p>
          </table:table-cell>
          <table:table-cell office:value-type="float" office:value="7307" table:style-name="ce44">
            <text:p>7,307</text:p>
          </table:table-cell>
          <table:table-cell office:value-type="float" office:value="7.57" table:style-name="ce43">
            <text:p>7.57</text:p>
          </table:table-cell>
          <table:table-cell office:value-type="float" office:value="14162" table:style-name="ce44">
            <text:p>14,162</text:p>
          </table:table-cell>
          <table:table-cell office:value-type="float" office:value="8279" table:style-name="ce44">
            <text:p>8,279</text:p>
          </table:table-cell>
          <table:table-cell office:value-type="float" office:value="5883" table:style-name="ce44">
            <text:p>5,883</text:p>
          </table:table-cell>
          <table:table-cell office:value-type="float" office:value="7.07" table:style-name="ce43">
            <text:p>7.07</text:p>
          </table:table-cell>
          <table:table-cell office:value-type="float" office:value="988" table:style-name="ce46">
            <text:p><text:s text:c="3"/>988</text:p>
          </table:table-cell>
          <table:table-cell office:value-type="float" office:value="0.49" table:style-name="ce45">
            <text:p>0.49</text:p>
          </table:table-cell>
          <table:table-cell office:value-type="float" office:value="8282" table:style-name="ce44">
            <text:p>8,282</text:p>
          </table:table-cell>
          <table:table-cell office:value-type="float" office:value="4.1399999999999997" table:style-name="ce43">
            <text:p>4.14</text:p>
          </table:table-cell>
          <table:table-cell office:value-type="float" office:value="4784" table:style-name="ce44">
            <text:p>4,784</text:p>
          </table:table-cell>
          <table:table-cell office:value-type="float" office:value="2.39" table:style-name="ce43">
            <text:p>2.39</text:p>
          </table:table-cell>
          <table:table-cell office:value-type="float" office:value="90128" table:style-name="ce42">
            <text:p>90,128</text:p>
          </table:table-cell>
          <table:table-cell office:value-type="float" office:value="90550" table:style-name="ce42">
            <text:p>90,550</text:p>
          </table:table-cell>
          <table:table-cell office:value-type="float" office:value="563649" table:style-name="ce41">
            <text:p>563,649</text:p>
          </table:table-cell>
          <table:table-cell table:number-columns-repeated="16361" table:style-name="ce40"/>
        </table:table-row>
        <table:table-row table:style-name="ro12">
          <table:table-cell table:style-name="ce39"/>
          <table:table-cell table:style-name="ce38"/>
          <table:table-cell table:style-name="ce37"/>
          <table:table-cell table:number-columns-repeated="6" table:style-name="ce35"/>
          <table:table-cell table:style-name="ce34"/>
          <table:table-cell table:number-columns-repeated="3" table:style-name="ce35"/>
          <table:table-cell table:style-name="ce34"/>
          <table:table-cell table:style-name="ce36"/>
          <table:table-cell table:style-name="ce34"/>
          <table:table-cell table:style-name="ce35"/>
          <table:table-cell table:style-name="ce34"/>
          <table:table-cell table:style-name="ce35"/>
          <table:table-cell table:number-columns-repeated="2" table:style-name="ce34"/>
          <table:table-cell table:style-name="ce33"/>
          <table:table-cell table:style-name="ce32"/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65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9" table:style-name="ce30">
            <text:p>0.99</text:p>
          </table:table-cell>
          <table:table-cell office:value-type="float" office:value="0.09" table:style-name="ce30">
            <text:p>0.09</text:p>
          </table:table-cell>
          <table:table-cell office:value-type="float" office:value="-0.04" table:style-name="ce29">
            <text:p>－ <text:s/>0.04</text:p>
          </table:table-cell>
          <table:table-cell office:value-type="float" office:value="0.22" table:style-name="ce30">
            <text:p>0.22</text:p>
          </table:table-cell>
          <table:table-cell office:value-type="float" office:value="-9.49" table:style-name="ce29">
            <text:p>－ <text:s/>9.49</text:p>
          </table:table-cell>
          <table:table-cell office:value-type="float" office:value="-10.6" table:style-name="ce31">
            <text:p>－ 10.60</text:p>
          </table:table-cell>
          <table:table-cell office:value-type="float" office:value="-8.27" table:style-name="ce29">
            <text:p>－ <text:s/>8.27</text:p>
          </table:table-cell>
          <table:table-cell office:value-type="float" office:value="-0.79999999999999893" table:style-name="ce29">
            <text:p>－ <text:s/>0.80</text:p>
          </table:table-cell>
          <table:table-cell office:value-type="float" office:value="-9.1" table:style-name="ce29">
            <text:p>－ <text:s/>9.10</text:p>
          </table:table-cell>
          <table:table-cell office:value-type="float" office:value="-10.26" table:style-name="ce31">
            <text:p>－ 10.26</text:p>
          </table:table-cell>
          <table:table-cell office:value-type="float" office:value="-7.41" table:style-name="ce29">
            <text:p>－ <text:s/>7.41</text:p>
          </table:table-cell>
          <table:table-cell office:value-type="float" office:value="-0.71999999999999975" table:style-name="ce29">
            <text:p>－ <text:s/>0.72</text:p>
          </table:table-cell>
          <table:table-cell office:value-type="float" office:value="-14.75" table:style-name="ce31">
            <text:p>－ 14.75</text:p>
          </table:table-cell>
          <table:table-cell office:value-type="float" office:value="-8.9999999999999969E-2" table:style-name="ce29">
            <text:p>－ <text:s/>0.09</text:p>
          </table:table-cell>
          <table:table-cell office:value-type="float" office:value="2.4500000000000002" table:style-name="ce30">
            <text:p>2.45</text:p>
          </table:table-cell>
          <table:table-cell office:value-type="float" office:value="9.9999999999999645E-2" table:style-name="ce29">
            <text:p>0.10</text:p>
          </table:table-cell>
          <table:table-cell office:value-type="float" office:value="-6.94" table:style-name="ce29">
            <text:p>－ <text:s/>6.94</text:p>
          </table:table-cell>
          <table:table-cell office:value-type="float" office:value="-0.17999999999999972" table:style-name="ce29">
            <text:p>－ <text:s/>0.18</text:p>
          </table:table-cell>
          <table:table-cell office:value-type="float" office:value="-7.82" table:style-name="ce29">
            <text:p>－ <text:s/>7.82</text:p>
          </table:table-cell>
          <table:table-cell office:value-type="float" office:value="-7.2" table:style-name="ce29">
            <text:p>－ <text:s/>7.20</text:p>
          </table:table-cell>
          <table:table-cell office:value-type="float" office:value="1.1299999999999999" table:style-name="ce28">
            <text:p>1.13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64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5" table:style-name="ce25">
            <text:p>0.15</text:p>
          </table:table-cell>
          <table:table-cell office:value-type="string" table:style-name="ce27">
            <text:p><text:s text:c="2"/>0.00</text:p>
          </table:table-cell>
          <table:table-cell office:value-type="float" office:value="-0.01" table:style-name="ce26">
            <text:p>－ <text:s/>0.01</text:p>
          </table:table-cell>
          <table:table-cell office:value-type="float" office:value="0.01" table:style-name="ce25">
            <text:p>0.01</text:p>
          </table:table-cell>
          <table:table-cell office:value-type="float" office:value="3" table:style-name="ce25">
            <text:p>3.00</text:p>
          </table:table-cell>
          <table:table-cell office:value-type="float" office:value="2.46" table:style-name="ce25">
            <text:p>2.46</text:p>
          </table:table-cell>
          <table:table-cell office:value-type="float" office:value="3.59" table:style-name="ce25">
            <text:p>3.59</text:p>
          </table:table-cell>
          <table:table-cell office:value-type="float" office:value="0.22000000000000064" table:style-name="ce26">
            <text:p>0.22</text:p>
          </table:table-cell>
          <table:table-cell office:value-type="float" office:value="-1.46" table:style-name="ce26">
            <text:p>－ <text:s/>1.46</text:p>
          </table:table-cell>
          <table:table-cell office:value-type="float" office:value="-1.62" table:style-name="ce26">
            <text:p>－ <text:s/>1.62</text:p>
          </table:table-cell>
          <table:table-cell office:value-type="float" office:value="-1.24" table:style-name="ce26">
            <text:p>－ <text:s/>1.24</text:p>
          </table:table-cell>
          <table:table-cell office:value-type="float" office:value="-0.10999999999999943" table:style-name="ce26">
            <text:p>－ <text:s/>0.11</text:p>
          </table:table-cell>
          <table:table-cell office:value-type="float" office:value="193.18" table:style-name="ce25">
            <text:p>193.18</text:p>
          </table:table-cell>
          <table:table-cell office:value-type="float" office:value="0.31999999999999995" table:style-name="ce26">
            <text:p>0.32</text:p>
          </table:table-cell>
          <table:table-cell office:value-type="float" office:value="-9.2799999999999994" table:style-name="ce26">
            <text:p>－ <text:s/>9.28</text:p>
          </table:table-cell>
          <table:table-cell office:value-type="float" office:value="-0.41999999999999993" table:style-name="ce26">
            <text:p>－ <text:s/>0.42</text:p>
          </table:table-cell>
          <table:table-cell office:value-type="float" office:value="-0.93" table:style-name="ce26">
            <text:p>－ <text:s/>0.93</text:p>
          </table:table-cell>
          <table:table-cell office:value-type="float" office:value="-2.0000000000000018E-2" table:style-name="ce26">
            <text:p>－ <text:s/>0.02</text:p>
          </table:table-cell>
          <table:table-cell office:value-type="float" office:value="-2.63" table:style-name="ce26">
            <text:p>－ <text:s/>2.63</text:p>
          </table:table-cell>
          <table:table-cell office:value-type="float" office:value="0.09" table:style-name="ce25">
            <text:p>0.09</text:p>
          </table:table-cell>
          <table:table-cell office:value-type="float" office:value="0.13" table:style-name="ce24">
            <text:p>0.13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1" table:number-rows-spanned="2" table:style-name="ce271">
            <text:p>本年1~8月較上年1~8月増減</text:p>
          </table:table-cell>
          <table:table-cell office:value-type="string" table:style-name="ce23">
            <text:p>實數</text:p>
          </table:table-cell>
          <table:table-cell office:value-type="float" office:value="85671" table:style-name="ce22">
            <text:p>85,671</text:p>
          </table:table-cell>
          <table:table-cell office:value-type="float" office:value="21102" table:style-name="ce21">
            <text:p>21,102</text:p>
          </table:table-cell>
          <table:table-cell office:value-type="float" office:value="-4683" table:style-name="ce18">
            <text:p>－ 4,683</text:p>
          </table:table-cell>
          <table:table-cell office:value-type="float" office:value="25785" table:style-name="ce21">
            <text:p>25,785</text:p>
          </table:table-cell>
          <table:table-cell office:value-type="float" office:value="-7429" table:style-name="ce18">
            <text:p>－ 7,429</text:p>
          </table:table-cell>
          <table:table-cell office:value-type="float" office:value="-3929" table:style-name="ce18">
            <text:p>－ 3,929</text:p>
          </table:table-cell>
          <table:table-cell office:value-type="float" office:value="-3500" table:style-name="ce18">
            <text:p>－ 3,500</text:p>
          </table:table-cell>
          <table:table-cell office:value-type="string" table:style-name="ce19">
            <text:p>…</text:p>
          </table:table-cell>
          <table:table-cell office:value-type="float" office:value="1720" table:style-name="ce18">
            <text:p>1,720</text:p>
          </table:table-cell>
          <table:table-cell office:value-type="float" office:value="608" table:style-name="ce18">
            <text:p>608</text:p>
          </table:table-cell>
          <table:table-cell office:value-type="float" office:value="1112" table:style-name="ce18">
            <text:p>1,112</text:p>
          </table:table-cell>
          <table:table-cell office:value-type="string" table:style-name="ce19">
            <text:p>…</text:p>
          </table:table-cell>
          <table:table-cell office:value-type="float" office:value="-9149" table:style-name="ce18">
            <text:p>－ 9,149</text:p>
          </table:table-cell>
          <table:table-cell office:value-type="string" table:style-name="ce19">
            <text:p>…</text:p>
          </table:table-cell>
          <table:table-cell office:value-type="float" office:value="-2634" table:style-name="ce196">
            <text:p>－ <text:s/>2,634</text:p>
          </table:table-cell>
          <table:table-cell office:value-type="string" table:style-name="ce19">
            <text:p>…</text:p>
          </table:table-cell>
          <table:table-cell office:value-type="float" office:value="518" table:style-name="ce20">
            <text:p>518</text:p>
          </table:table-cell>
          <table:table-cell office:value-type="string" table:style-name="ce19">
            <text:p>…</text:p>
          </table:table-cell>
          <table:table-cell office:value-type="float" office:value="39360" table:style-name="ce18">
            <text:p>39,360</text:p>
          </table:table-cell>
          <table:table-cell office:value-type="float" office:value="40520" table:style-name="ce18">
            <text:p>40,520</text:p>
          </table:table-cell>
          <table:table-cell office:value-type="float" office:value="6294" table:style-name="ce17">
            <text:p>6,294</text:p>
          </table:table-cell>
          <table:table-cell table:number-columns-repeated="16361" table:style-name="ce10"/>
        </table:table-row>
        <table:table-row table:style-name="ro15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0.99" table:style-name="ce15">
            <text:p>0.99</text:p>
          </table:table-cell>
          <table:table-cell office:value-type="float" office:value="0.09" table:style-name="ce14">
            <text:p>0.09</text:p>
          </table:table-cell>
          <table:table-cell office:value-type="float" office:value="-0.04" table:style-name="ce12">
            <text:p>－ <text:s/>0.04</text:p>
          </table:table-cell>
          <table:table-cell office:value-type="float" office:value="0.22" table:style-name="ce14">
            <text:p>0.22</text:p>
          </table:table-cell>
          <table:table-cell office:value-type="float" office:value="-5.8441762771598045" table:style-name="ce12">
            <text:p>－ <text:s/>5.84</text:p>
          </table:table-cell>
          <table:table-cell office:value-type="float" office:value="-5.9714876284272602" table:style-name="ce12">
            <text:p>－ <text:s/>5.97</text:p>
          </table:table-cell>
          <table:table-cell office:value-type="float" office:value="-5.7075763999869542" table:style-name="ce12">
            <text:p>－ <text:s/>5.71</text:p>
          </table:table-cell>
          <table:table-cell office:value-type="float" office:value="-0.47999999999999954" table:style-name="ce12">
            <text:p>－ <text:s/>0.48</text:p>
          </table:table-cell>
          <table:table-cell office:value-type="float" office:value="1.4747871419139651" table:style-name="ce12">
            <text:p>1.47</text:p>
          </table:table-cell>
          <table:table-cell office:value-type="float" office:value="0.88123604951155177" table:style-name="ce12">
            <text:p>0.88</text:p>
          </table:table-cell>
          <table:table-cell office:value-type="float" office:value="2.3345159868158629" table:style-name="ce12">
            <text:p>2.33</text:p>
          </table:table-cell>
          <table:table-cell office:value-type="float" office:value="9.9999999999999645E-2" table:style-name="ce12">
            <text:p>0.10</text:p>
          </table:table-cell>
          <table:table-cell office:value-type="float" office:value="-87.208083118863783" table:style-name="ce13">
            <text:p>－ 87.21</text:p>
          </table:table-cell>
          <table:table-cell office:value-type="float" office:value="-0.58000000000000007" table:style-name="ce12">
            <text:p>－ <text:s/>0.58</text:p>
          </table:table-cell>
          <table:table-cell office:value-type="float" office:value="-2.9609478630364889" table:style-name="ce12">
            <text:p>－ <text:s/>2.96</text:p>
          </table:table-cell>
          <table:table-cell office:value-type="float" office:value="-0.16999999999999993" table:style-name="ce12">
            <text:p>－ <text:s/>0.17</text:p>
          </table:table-cell>
          <table:table-cell office:value-type="float" office:value="1.4332752275808638" table:style-name="ce12">
            <text:p>1.43</text:p>
          </table:table-cell>
          <table:table-cell office:value-type="float" office:value="2.9999999999999805E-2" table:style-name="ce12">
            <text:p>0.03</text:p>
          </table:table-cell>
          <table:table-cell office:value-type="float" office:value="6.0186063011872069" table:style-name="ce12">
            <text:p>6.02</text:p>
          </table:table-cell>
          <table:table-cell office:value-type="float" office:value="6.2520251191927292" table:style-name="ce12">
            <text:p>6.25</text:p>
          </table:table-cell>
          <table:table-cell office:value-type="float" office:value="1.129262319347633" table:style-name="ce11">
            <text:p>1.13</text:p>
          </table:table-cell>
          <table:table-cell table:number-columns-repeated="16361" table:style-name="ce10"/>
        </table:table-row>
        <table:table-row table:style-name="ro8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9 月 4 日 編製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197">
            <text:p>(108年1月4日修正-107年4月結婚對數增加1對)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年月別-修.$A$2:年月別-修.$W$53" table:base-cell-address="年月別-修.$A$1"/>
        </table:named-expressions>
      </table:table>
      <table:table table:name="縣市別" table:style-name="ta2">
        <table:table-column table:style-name="co15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10" table:default-cell-style-name="ce2"/>
        <table:table-column table:style-name="co19" table:number-columns-repeated="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7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89"/>
        <table:table-column table:style-name="co15" table:number-columns-repeated="16362" table:default-cell-style-name="ce2"/>
        <table:table-row table:style-name="ro16">
          <table:table-cell table:number-columns-repeated="17" table:style-name="ce2"/>
          <table:table-cell table:style-name="ce155"/>
          <table:table-cell table:number-columns-repeated="3" table:style-name="ce2"/>
          <table:table-cell table:style-name="ce89"/>
          <table:table-cell table:number-columns-repeated="16362" table:style-name="ce2"/>
        </table:table-row>
        <table:table-row table:style-name="ro17">
          <table:table-cell office:value-type="string" table:style-name="ce152">
            <text:p>民 國 107 年 8 月 戶 口 統 計 速 報 表 (續)</text:p>
          </table:table-cell>
          <table:table-cell table:number-columns-repeated="14" table:style-name="ce152"/>
          <table:table-cell table:style-name="ce154"/>
          <table:table-cell table:style-name="ce152"/>
          <table:table-cell table:style-name="ce153"/>
          <table:table-cell table:style-name="ce152"/>
          <table:table-cell table:number-columns-repeated="2" table:style-name="ce151"/>
          <table:table-cell table:style-name="ce150"/>
          <table:table-cell table:number-columns-repeated="16362" table:style-name="ce2"/>
        </table:table-row>
        <table:table-row table:style-name="ro18">
          <table:table-cell table:style-name="ce149"/>
          <table:table-cell table:style-name="ce148"/>
          <table:table-cell office:value-type="string" table:style-name="ce87">
            <text:p>人</text:p>
          </table:table-cell>
          <table:table-cell office:value-type="string" table:style-name="ce87">
            <text:p>口</text:p>
          </table:table-cell>
          <table:table-cell office:value-type="string" table:style-name="ce87">
            <text:p>數</text:p>
          </table:table-cell>
          <table:table-cell office:value-type="string" table:style-name="ce86">
            <text:p>出　 <text:s text:c="2"/>　　生</text:p>
          </table:table-cell>
          <table:table-cell table:number-columns-repeated="3" table:style-name="ce85"/>
          <table:table-cell office:value-type="string" table:style-name="ce86">
            <text:p>死 <text:s text:c="4"/>　　亡</text:p>
          </table:table-cell>
          <table:table-cell table:number-columns-repeated="3" table:style-name="ce85"/>
          <table:table-cell office:value-type="string" table:number-columns-spanned="2" table:number-rows-spanned="1" table:style-name="ce269">
            <text:p>自 然 增 加</text:p>
          </table:table-cell>
          <table:covered-table-cell/>
          <table:table-cell office:value-type="string" table:number-columns-spanned="2" table:number-rows-spanned="1" table:style-name="ce26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9">
            <text:p>離 <text:s text:c="3"/>　婚</text:p>
          </table:table-cell>
          <table:covered-table-cell/>
          <table:table-cell office:value-type="string" table:number-columns-spanned="1" table:number-rows-spanned="4" table:style-name="ce270">
            <text:p>遷入</text:p>
            <text:p>人數</text:p>
          </table:table-cell>
          <table:table-cell office:value-type="string" table:number-columns-spanned="1" table:number-rows-spanned="4" table:style-name="ce270">
            <text:p>遷出</text:p>
            <text:p>人數</text:p>
          </table:table-cell>
          <table:table-cell office:value-type="string" table:number-columns-spanned="1" table:number-rows-spanned="4" table:style-name="ce268">
            <text:p>原住民</text:p>
            <text:p>人口數</text:p>
          </table:table-cell>
          <table:table-cell table:style-name="ce142"/>
          <table:table-cell table:number-columns-repeated="16361"/>
        </table:table-row>
        <table:table-row table:style-name="ro11">
          <table:table-cell office:value-type="string" table:number-columns-spanned="1" table:number-rows-spanned="2" table:style-name="ce235">
            <text:p>區 域 別</text:p>
          </table:table-cell>
          <table:table-cell office:value-type="string" table:number-columns-spanned="1" table:number-rows-spanned="2" table:style-name="ce209">
            <text:p>戶　數</text:p>
          </table:table-cell>
          <table:table-cell table:number-columns-repeated="3" table:style-name="ce147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43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4">
            <text:p>折合年自</text:p>
          </table:table-cell>
          <table:table-cell table:style-name="ce146"/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3">
            <text:p>折合年</text:p>
          </table:table-cell>
          <table:covered-table-cell/>
          <table:covered-table-cell/>
          <table:covered-table-cell/>
          <table:table-cell table:style-name="ce142"/>
          <table:table-cell table:number-columns-repeated="16361"/>
        </table:table-row>
        <table:table-row table:style-name="ro11">
          <table:covered-table-cell/>
          <table:covered-table-cell/>
          <table:table-cell office:value-type="string" table:style-name="ce79">
            <text:p>計</text:p>
          </table:table-cell>
          <table:table-cell office:value-type="string" table:style-name="ce79">
            <text:p>男</text:p>
          </table:table-cell>
          <table:table-cell office:value-type="string" table:style-name="ce79">
            <text:p>女</text:p>
          </table:table-cell>
          <table:covered-table-cell/>
          <table:covered-table-cell/>
          <table:covered-table-cell/>
          <table:table-cell office:value-type="string" table:style-name="ce78">
            <text:p>粗出生率</text:p>
          </table:table-cell>
          <table:covered-table-cell/>
          <table:covered-table-cell/>
          <table:covered-table-cell/>
          <table:table-cell office:value-type="string" table:style-name="ce78">
            <text:p>粗死亡率</text:p>
          </table:table-cell>
          <table:table-cell office:value-type="string" table:style-name="ce79">
            <text:p>人數</text:p>
          </table:table-cell>
          <table:table-cell office:value-type="string" table:style-name="ce141">
            <text:p>然增加率</text:p>
          </table:table-cell>
          <table:table-cell office:value-type="string" table:style-name="ce79">
            <text:p>對數</text:p>
          </table:table-cell>
          <table:table-cell office:value-type="string" table:style-name="ce78">
            <text:p>粗結婚率</text:p>
          </table:table-cell>
          <table:table-cell office:value-type="string" table:style-name="ce79">
            <text:p>對數</text:p>
          </table:table-cell>
          <table:table-cell office:value-type="string" table:style-name="ce78">
            <text:p>粗離婚率</text:p>
          </table:table-cell>
          <table:covered-table-cell/>
          <table:covered-table-cell/>
          <table:covered-table-cell/>
          <table:table-cell table:style-name="ce140"/>
          <table:table-cell table:number-columns-repeated="16361"/>
        </table:table-row>
        <table:table-row table:style-name="ro11">
          <table:table-cell table:style-name="ce139"/>
          <table:table-cell table:style-name="ce138"/>
          <table:table-cell table:style-name="ce137"/>
          <table:table-cell table:number-columns-repeated="2" table:style-name="ce75"/>
          <table:covered-table-cell/>
          <table:covered-table-cell/>
          <table:covered-table-cell/>
          <table:table-cell office:value-type="string" table:style-name="ce74">
            <text:p>‰</text:p>
          </table:table-cell>
          <table:covered-table-cell/>
          <table:covered-table-cell/>
          <table:covered-table-cell/>
          <table:table-cell office:value-type="string" table:style-name="ce74">
            <text:p>‰</text:p>
          </table:table-cell>
          <table:table-cell table:style-name="ce75"/>
          <table:table-cell office:value-type="string" table:style-name="ce74">
            <text:p>‰</text:p>
          </table:table-cell>
          <table:table-cell table:style-name="ce75"/>
          <table:table-cell office:value-type="string" table:style-name="ce74">
            <text:p>‰</text:p>
          </table:table-cell>
          <table:table-cell table:style-name="ce75"/>
          <table:table-cell office:value-type="string" table:style-name="ce74">
            <text:p>‰</text:p>
          </table:table-cell>
          <table:covered-table-cell/>
          <table:covered-table-cell/>
          <table:covered-table-cell/>
          <table:table-cell table:style-name="ce136"/>
          <table:table-cell table:number-columns-repeated="16361"/>
        </table:table-row>
        <table:table-row table:style-name="ro19">
          <table:table-cell office:value-type="string" table:style-name="ce117">
            <text:p>總 <text:s text:c="7"/>計</text:p>
          </table:table-cell>
          <table:table-cell office:value-type="float" office:value="8708217" table:style-name="ce58">
            <text:p>8,708,217</text:p>
          </table:table-cell>
          <table:table-cell office:value-type="float" office:value="23577271" table:style-name="ce58">
            <text:p>23,577,271</text:p>
          </table:table-cell>
          <table:table-cell office:value-type="float" office:value="11712364" table:style-name="ce58">
            <text:p>11,712,364</text:p>
          </table:table-cell>
          <table:table-cell office:value-type="float" office:value="11864907" table:style-name="ce58">
            <text:p>11,864,907</text:p>
          </table:table-cell>
          <table:table-cell office:value-type="float" office:value="15150" table:style-name="ce58">
            <text:p>15,150</text:p>
          </table:table-cell>
          <table:table-cell office:value-type="float" office:value="7843" table:style-name="ce58">
            <text:p>7,843</text:p>
          </table:table-cell>
          <table:table-cell office:value-type="float" office:value="7307" table:style-name="ce58">
            <text:p>7,307</text:p>
          </table:table-cell>
          <table:table-cell office:value-type="float" office:value="7.57" table:style-name="ce113">
            <text:p><text:s text:c="3"/>7.57</text:p>
          </table:table-cell>
          <table:table-cell office:value-type="float" office:value="14162" table:style-name="ce58">
            <text:p>14,162</text:p>
          </table:table-cell>
          <table:table-cell office:value-type="float" office:value="8279" table:style-name="ce58">
            <text:p>8,279</text:p>
          </table:table-cell>
          <table:table-cell office:value-type="float" office:value="5883" table:style-name="ce58">
            <text:p>5,883</text:p>
          </table:table-cell>
          <table:table-cell office:value-type="float" office:value="7.07" table:style-name="ce113">
            <text:p><text:s text:c="3"/>7.07</text:p>
          </table:table-cell>
          <table:table-cell office:value-type="float" office:value="988" table:style-name="ce135">
            <text:p><text:s text:c="3"/>988</text:p>
          </table:table-cell>
          <table:table-cell office:value-type="float" office:value="0.49" table:style-name="ce134">
            <text:p><text:s text:c="4"/>0.49</text:p>
          </table:table-cell>
          <table:table-cell office:value-type="float" office:value="8282" table:style-name="ce58">
            <text:p>8,282</text:p>
          </table:table-cell>
          <table:table-cell office:value-type="float" office:value="4.1399999999999997" table:style-name="ce113">
            <text:p><text:s text:c="3"/>4.14</text:p>
          </table:table-cell>
          <table:table-cell office:value-type="float" office:value="4784" table:style-name="ce58">
            <text:p>4,784</text:p>
          </table:table-cell>
          <table:table-cell office:value-type="float" office:value="2.39" table:style-name="ce113">
            <text:p><text:s text:c="3"/>2.39</text:p>
          </table:table-cell>
          <table:table-cell office:value-type="float" office:value="90128" table:style-name="ce56">
            <text:p>90,128</text:p>
          </table:table-cell>
          <table:table-cell office:value-type="float" office:value="90550" table:style-name="ce56">
            <text:p>90,550</text:p>
          </table:table-cell>
          <table:table-cell office:value-type="float" office:value="563649" table:style-name="ce133">
            <text:p>563,649</text:p>
          </table:table-cell>
          <table:table-cell table:style-name="ce101"/>
          <table:table-cell table:number-columns-repeated="16361"/>
        </table:table-row>
        <table:table-row table:style-name="ro20">
          <table:table-cell office:value-type="string" table:style-name="ce129">
            <text:p>新 <text:s/>北 <text:s/>市</text:p>
          </table:table-cell>
          <table:table-cell office:value-type="float" office:value="1556199" table:style-name="ce122">
            <text:p>1,556,199</text:p>
          </table:table-cell>
          <table:table-cell office:value-type="float" office:value="3990211" table:style-name="ce122">
            <text:p>3,990,211</text:p>
          </table:table-cell>
          <table:table-cell office:value-type="float" office:value="1953210" table:style-name="ce122">
            <text:p>1,953,210</text:p>
          </table:table-cell>
          <table:table-cell office:value-type="float" office:value="2037001" table:style-name="ce122">
            <text:p>2,037,001</text:p>
          </table:table-cell>
          <table:table-cell office:value-type="float" office:value="2426" table:style-name="ce122">
            <text:p>2,426</text:p>
          </table:table-cell>
          <table:table-cell office:value-type="float" office:value="1245" table:style-name="ce122">
            <text:p>1,245</text:p>
          </table:table-cell>
          <table:table-cell office:value-type="float" office:value="1181" table:style-name="ce122">
            <text:p>1,181</text:p>
          </table:table-cell>
          <table:table-cell office:value-type="float" office:value="7.16" table:style-name="ce123">
            <text:p><text:s text:c="3"/>7.16</text:p>
          </table:table-cell>
          <table:table-cell office:value-type="float" office:value="1920" table:style-name="ce122">
            <text:p>1,920</text:p>
          </table:table-cell>
          <table:table-cell office:value-type="float" office:value="1181" table:style-name="ce122">
            <text:p>1,181</text:p>
          </table:table-cell>
          <table:table-cell office:value-type="float" office:value="739" table:style-name="ce122">
            <text:p>739</text:p>
          </table:table-cell>
          <table:table-cell office:value-type="float" office:value="5.67" table:style-name="ce123">
            <text:p><text:s text:c="3"/>5.67</text:p>
          </table:table-cell>
          <table:table-cell office:value-type="float" office:value="506" table:style-name="ce122">
            <text:p>506</text:p>
          </table:table-cell>
          <table:table-cell office:value-type="float" office:value="1.49" table:style-name="ce123">
            <text:p><text:s text:c="3"/>1.49</text:p>
          </table:table-cell>
          <table:table-cell office:value-type="float" office:value="1553" table:style-name="ce122">
            <text:p>1,553</text:p>
          </table:table-cell>
          <table:table-cell office:value-type="float" office:value="4.58" table:style-name="ce123">
            <text:p><text:s text:c="3"/>4.58</text:p>
          </table:table-cell>
          <table:table-cell office:value-type="float" office:value="863" table:style-name="ce122">
            <text:p>863</text:p>
          </table:table-cell>
          <table:table-cell office:value-type="float" office:value="2.5499999999999998" table:style-name="ce123">
            <text:p><text:s text:c="3"/>2.55</text:p>
          </table:table-cell>
          <table:table-cell office:value-type="float" office:value="16369" table:style-name="ce131">
            <text:p>16,369</text:p>
          </table:table-cell>
          <table:table-cell office:value-type="float" office:value="15570" table:style-name="ce131">
            <text:p>15,570</text:p>
          </table:table-cell>
          <table:table-cell office:value-type="float" office:value="55340" table:style-name="ce130">
            <text:p>55,340</text:p>
          </table:table-cell>
          <table:table-cell table:style-name="ce101"/>
          <table:table-cell table:number-columns-repeated="16361"/>
        </table:table-row>
        <table:table-row table:style-name="ro21">
          <table:table-cell office:value-type="string" table:style-name="ce129">
            <text:p>臺 <text:s/>北 <text:s/>市</text:p>
          </table:table-cell>
          <table:table-cell office:value-type="float" office:value="1055497" table:style-name="ce122">
            <text:p>1,055,497</text:p>
          </table:table-cell>
          <table:table-cell office:value-type="float" office:value="2672092" table:style-name="ce122">
            <text:p>2,672,092</text:p>
          </table:table-cell>
          <table:table-cell office:value-type="float" office:value="1275635" table:style-name="ce122">
            <text:p>1,275,635</text:p>
          </table:table-cell>
          <table:table-cell office:value-type="float" office:value="1396457" table:style-name="ce122">
            <text:p>1,396,457</text:p>
          </table:table-cell>
          <table:table-cell office:value-type="float" office:value="1923" table:style-name="ce122">
            <text:p>1,923</text:p>
          </table:table-cell>
          <table:table-cell office:value-type="float" office:value="1021" table:style-name="ce122">
            <text:p>1,021</text:p>
          </table:table-cell>
          <table:table-cell office:value-type="float" office:value="902" table:style-name="ce122">
            <text:p>902</text:p>
          </table:table-cell>
          <table:table-cell office:value-type="float" office:value="8.4700000000000006" table:style-name="ce123">
            <text:p><text:s text:c="3"/>8.47</text:p>
          </table:table-cell>
          <table:table-cell office:value-type="float" office:value="1466" table:style-name="ce122">
            <text:p>1,466</text:p>
          </table:table-cell>
          <table:table-cell office:value-type="float" office:value="782" table:style-name="ce122">
            <text:p>782</text:p>
          </table:table-cell>
          <table:table-cell office:value-type="float" office:value="684" table:style-name="ce122">
            <text:p>684</text:p>
          </table:table-cell>
          <table:table-cell office:value-type="float" office:value="6.46" table:style-name="ce123">
            <text:p><text:s text:c="3"/>6.46</text:p>
          </table:table-cell>
          <table:table-cell office:value-type="float" office:value="457" table:style-name="ce122">
            <text:p>457</text:p>
          </table:table-cell>
          <table:table-cell office:value-type="float" office:value="2.0099999999999998" table:style-name="ce123">
            <text:p><text:s text:c="3"/>2.01</text:p>
          </table:table-cell>
          <table:table-cell office:value-type="float" office:value="980" table:style-name="ce122">
            <text:p>980</text:p>
          </table:table-cell>
          <table:table-cell office:value-type="float" office:value="4.32" table:style-name="ce123">
            <text:p><text:s text:c="3"/>4.32</text:p>
          </table:table-cell>
          <table:table-cell office:value-type="float" office:value="478" table:style-name="ce122">
            <text:p>478</text:p>
          </table:table-cell>
          <table:table-cell office:value-type="float" office:value="2.11" table:style-name="ce123">
            <text:p><text:s text:c="3"/>2.11</text:p>
          </table:table-cell>
          <table:table-cell office:value-type="float" office:value="11934" table:style-name="ce131">
            <text:p>11,934</text:p>
          </table:table-cell>
          <table:table-cell office:value-type="float" office:value="14362" table:style-name="ce131">
            <text:p>14,362</text:p>
          </table:table-cell>
          <table:table-cell office:value-type="float" office:value="16600" table:style-name="ce130">
            <text:p>16,600</text:p>
          </table:table-cell>
          <table:table-cell table:style-name="ce101"/>
          <table:table-cell table:number-columns-repeated="16361"/>
        </table:table-row>
        <table:table-row table:style-name="ro21">
          <table:table-cell office:value-type="string" table:style-name="ce129">
            <text:p>桃 <text:s/>園 <text:s/>市</text:p>
          </table:table-cell>
          <table:table-cell office:value-type="float" office:value="802493" table:style-name="ce122">
            <text:p>802,493</text:p>
          </table:table-cell>
          <table:table-cell office:value-type="float" office:value="2211127" table:style-name="ce122">
            <text:p>2,211,127</text:p>
          </table:table-cell>
          <table:table-cell office:value-type="float" office:value="1099941" table:style-name="ce122">
            <text:p>1,099,941</text:p>
          </table:table-cell>
          <table:table-cell office:value-type="float" office:value="1111186" table:style-name="ce122">
            <text:p>1,111,186</text:p>
          </table:table-cell>
          <table:table-cell office:value-type="float" office:value="1898" table:style-name="ce122">
            <text:p>1,898</text:p>
          </table:table-cell>
          <table:table-cell office:value-type="float" office:value="988" table:style-name="ce122">
            <text:p>988</text:p>
          </table:table-cell>
          <table:table-cell office:value-type="float" office:value="910" table:style-name="ce122">
            <text:p>910</text:p>
          </table:table-cell>
          <table:table-cell office:value-type="float" office:value="10.11" table:style-name="ce123">
            <text:p><text:s text:c="3"/>10.11</text:p>
          </table:table-cell>
          <table:table-cell office:value-type="float" office:value="1094" table:style-name="ce122">
            <text:p>1,094</text:p>
          </table:table-cell>
          <table:table-cell office:value-type="float" office:value="676" table:style-name="ce122">
            <text:p>676</text:p>
          </table:table-cell>
          <table:table-cell office:value-type="float" office:value="418" table:style-name="ce122">
            <text:p>418</text:p>
          </table:table-cell>
          <table:table-cell office:value-type="float" office:value="5.83" table:style-name="ce123">
            <text:p><text:s text:c="3"/>5.83</text:p>
          </table:table-cell>
          <table:table-cell office:value-type="float" office:value="804" table:style-name="ce122">
            <text:p>804</text:p>
          </table:table-cell>
          <table:table-cell office:value-type="float" office:value="4.28" table:style-name="ce123">
            <text:p><text:s text:c="3"/>4.28</text:p>
          </table:table-cell>
          <table:table-cell office:value-type="float" office:value="941" table:style-name="ce122">
            <text:p>941</text:p>
          </table:table-cell>
          <table:table-cell office:value-type="float" office:value="5.01" table:style-name="ce123">
            <text:p><text:s text:c="3"/>5.01</text:p>
          </table:table-cell>
          <table:table-cell office:value-type="float" office:value="558" table:style-name="ce122">
            <text:p>558</text:p>
          </table:table-cell>
          <table:table-cell office:value-type="float" office:value="2.97" table:style-name="ce123">
            <text:p><text:s text:c="3"/>2.97</text:p>
          </table:table-cell>
          <table:table-cell office:value-type="float" office:value="10477" table:style-name="ce131">
            <text:p>10,477</text:p>
          </table:table-cell>
          <table:table-cell office:value-type="float" office:value="8189" table:style-name="ce131">
            <text:p>8,189</text:p>
          </table:table-cell>
          <table:table-cell office:value-type="float" office:value="73306" table:style-name="ce130">
            <text:p>73,306</text:p>
          </table:table-cell>
          <table:table-cell table:style-name="ce101"/>
          <table:table-cell table:number-columns-repeated="16361"/>
        </table:table-row>
        <table:table-row table:style-name="ro22">
          <table:table-cell office:value-type="string" table:style-name="ce129">
            <text:p>臺 <text:s/>中 <text:s/>市</text:p>
          </table:table-cell>
          <table:table-cell office:value-type="float" office:value="968374" table:style-name="ce122">
            <text:p>968,374</text:p>
          </table:table-cell>
          <table:table-cell office:value-type="float" office:value="2797223" table:style-name="ce122">
            <text:p>2,797,223</text:p>
          </table:table-cell>
          <table:table-cell office:value-type="float" office:value="1377643" table:style-name="ce122">
            <text:p>1,377,643</text:p>
          </table:table-cell>
          <table:table-cell office:value-type="float" office:value="1419580" table:style-name="ce122">
            <text:p>1,419,580</text:p>
          </table:table-cell>
          <table:table-cell office:value-type="float" office:value="1953" table:style-name="ce122">
            <text:p>1,953</text:p>
          </table:table-cell>
          <table:table-cell office:value-type="float" office:value="1027" table:style-name="ce122">
            <text:p>1,027</text:p>
          </table:table-cell>
          <table:table-cell office:value-type="float" office:value="926" table:style-name="ce122">
            <text:p>926</text:p>
          </table:table-cell>
          <table:table-cell office:value-type="float" office:value="8.2200000000000006" table:style-name="ce123">
            <text:p><text:s text:c="3"/>8.22</text:p>
          </table:table-cell>
          <table:table-cell office:value-type="float" office:value="1416" table:style-name="ce122">
            <text:p>1,416</text:p>
          </table:table-cell>
          <table:table-cell office:value-type="float" office:value="807" table:style-name="ce122">
            <text:p>807</text:p>
          </table:table-cell>
          <table:table-cell office:value-type="float" office:value="609" table:style-name="ce122">
            <text:p>609</text:p>
          </table:table-cell>
          <table:table-cell office:value-type="float" office:value="5.96" table:style-name="ce123">
            <text:p><text:s text:c="3"/>5.96</text:p>
          </table:table-cell>
          <table:table-cell office:value-type="float" office:value="537" table:style-name="ce122">
            <text:p>537</text:p>
          </table:table-cell>
          <table:table-cell office:value-type="float" office:value="2.2599999999999998" table:style-name="ce123">
            <text:p><text:s text:c="3"/>2.26</text:p>
          </table:table-cell>
          <table:table-cell office:value-type="float" office:value="1007" table:style-name="ce122">
            <text:p>1,007</text:p>
          </table:table-cell>
          <table:table-cell office:value-type="float" office:value="4.24" table:style-name="ce123">
            <text:p><text:s text:c="3"/>4.24</text:p>
          </table:table-cell>
          <table:table-cell office:value-type="float" office:value="571" table:style-name="ce122">
            <text:p>571</text:p>
          </table:table-cell>
          <table:table-cell office:value-type="float" office:value="2.4" table:style-name="ce123">
            <text:p><text:s text:c="3"/>2.40</text:p>
          </table:table-cell>
          <table:table-cell office:value-type="float" office:value="11743" table:style-name="ce131">
            <text:p>11,743</text:p>
          </table:table-cell>
          <table:table-cell office:value-type="float" office:value="11138" table:style-name="ce131">
            <text:p>11,138</text:p>
          </table:table-cell>
          <table:table-cell office:value-type="float" office:value="34202" table:style-name="ce130">
            <text:p>34,202</text:p>
          </table:table-cell>
          <table:table-cell table:style-name="ce101"/>
          <table:table-cell table:number-columns-repeated="16361"/>
        </table:table-row>
        <table:table-row table:style-name="ro21">
          <table:table-cell office:value-type="string" table:style-name="ce129">
            <text:p>臺 <text:s/>南 <text:s/>市</text:p>
          </table:table-cell>
          <table:table-cell office:value-type="float" office:value="687418" table:style-name="ce122">
            <text:p>687,418</text:p>
          </table:table-cell>
          <table:table-cell office:value-type="float" office:value="1884327" table:style-name="ce122">
            <text:p>1,884,327</text:p>
          </table:table-cell>
          <table:table-cell office:value-type="float" office:value="940516" table:style-name="ce122">
            <text:p>940,516</text:p>
          </table:table-cell>
          <table:table-cell office:value-type="float" office:value="943811" table:style-name="ce122">
            <text:p>943,811</text:p>
          </table:table-cell>
          <table:table-cell office:value-type="float" office:value="990" table:style-name="ce122">
            <text:p>990</text:p>
          </table:table-cell>
          <table:table-cell office:value-type="float" office:value="504" table:style-name="ce122">
            <text:p>504</text:p>
          </table:table-cell>
          <table:table-cell office:value-type="float" office:value="486" table:style-name="ce122">
            <text:p>486</text:p>
          </table:table-cell>
          <table:table-cell office:value-type="float" office:value="6.19" table:style-name="ce123">
            <text:p><text:s text:c="3"/>6.19</text:p>
          </table:table-cell>
          <table:table-cell office:value-type="float" office:value="1235" table:style-name="ce122">
            <text:p>1,235</text:p>
          </table:table-cell>
          <table:table-cell office:value-type="float" office:value="696" table:style-name="ce122">
            <text:p>696</text:p>
          </table:table-cell>
          <table:table-cell office:value-type="float" office:value="539" table:style-name="ce122">
            <text:p>539</text:p>
          </table:table-cell>
          <table:table-cell office:value-type="float" office:value="7.72" table:style-name="ce123">
            <text:p><text:s text:c="3"/>7.72</text:p>
          </table:table-cell>
          <table:table-cell office:value-type="float" office:value="-245" table:style-name="ce132">
            <text:p>－ <text:s/>245</text:p>
          </table:table-cell>
          <table:table-cell office:value-type="float" office:value="-1.53" table:style-name="ce127">
            <text:p>－ <text:s/>1.53</text:p>
          </table:table-cell>
          <table:table-cell office:value-type="float" office:value="589" table:style-name="ce122">
            <text:p>589</text:p>
          </table:table-cell>
          <table:table-cell office:value-type="float" office:value="3.68" table:style-name="ce123">
            <text:p><text:s text:c="3"/>3.68</text:p>
          </table:table-cell>
          <table:table-cell office:value-type="float" office:value="325" table:style-name="ce122">
            <text:p>325</text:p>
          </table:table-cell>
          <table:table-cell office:value-type="float" office:value="2.0299999999999998" table:style-name="ce123">
            <text:p><text:s text:c="3"/>2.03</text:p>
          </table:table-cell>
          <table:table-cell office:value-type="float" office:value="6401" table:style-name="ce131">
            <text:p>6,401</text:p>
          </table:table-cell>
          <table:table-cell office:value-type="float" office:value="6425" table:style-name="ce131">
            <text:p>6,425</text:p>
          </table:table-cell>
          <table:table-cell office:value-type="float" office:value="7868" table:style-name="ce130">
            <text:p>7,868</text:p>
          </table:table-cell>
          <table:table-cell table:style-name="ce101"/>
          <table:table-cell table:number-columns-repeated="16361"/>
        </table:table-row>
        <table:table-row table:style-name="ro21">
          <table:table-cell office:value-type="string" table:style-name="ce129">
            <text:p>高 <text:s/>雄 <text:s/>市</text:p>
          </table:table-cell>
          <table:table-cell office:value-type="float" office:value="1097301" table:style-name="ce122">
            <text:p>1,097,301</text:p>
          </table:table-cell>
          <table:table-cell office:value-type="float" office:value="2773093" table:style-name="ce122">
            <text:p>2,773,093</text:p>
          </table:table-cell>
          <table:table-cell office:value-type="float" office:value="1372374" table:style-name="ce122">
            <text:p>1,372,374</text:p>
          </table:table-cell>
          <table:table-cell office:value-type="float" office:value="1400719" table:style-name="ce122">
            <text:p>1,400,719</text:p>
          </table:table-cell>
          <table:table-cell office:value-type="float" office:value="1656" table:style-name="ce122">
            <text:p>1,656</text:p>
          </table:table-cell>
          <table:table-cell office:value-type="float" office:value="868" table:style-name="ce122">
            <text:p>868</text:p>
          </table:table-cell>
          <table:table-cell office:value-type="float" office:value="788" table:style-name="ce122">
            <text:p>788</text:p>
          </table:table-cell>
          <table:table-cell office:value-type="float" office:value="7.03" table:style-name="ce123">
            <text:p><text:s text:c="3"/>7.03</text:p>
          </table:table-cell>
          <table:table-cell office:value-type="float" office:value="1718" table:style-name="ce122">
            <text:p>1,718</text:p>
          </table:table-cell>
          <table:table-cell office:value-type="float" office:value="1045" table:style-name="ce122">
            <text:p>1,045</text:p>
          </table:table-cell>
          <table:table-cell office:value-type="float" office:value="673" table:style-name="ce122">
            <text:p>673</text:p>
          </table:table-cell>
          <table:table-cell office:value-type="float" office:value="7.29" table:style-name="ce123">
            <text:p><text:s text:c="3"/>7.29</text:p>
          </table:table-cell>
          <table:table-cell office:value-type="float" office:value="-62" table:style-name="ce128">
            <text:p>－ <text:s text:c="3"/>62</text:p>
          </table:table-cell>
          <table:table-cell office:value-type="float" office:value="-0.26" table:style-name="ce127">
            <text:p>－ <text:s/>0.26</text:p>
          </table:table-cell>
          <table:table-cell office:value-type="float" office:value="888" table:style-name="ce122">
            <text:p>888</text:p>
          </table:table-cell>
          <table:table-cell office:value-type="float" office:value="3.77" table:style-name="ce123">
            <text:p><text:s text:c="3"/>3.77</text:p>
          </table:table-cell>
          <table:table-cell office:value-type="float" office:value="554" table:style-name="ce122">
            <text:p>554</text:p>
          </table:table-cell>
          <table:table-cell office:value-type="float" office:value="2.35" table:style-name="ce123">
            <text:p><text:s text:c="3"/>2.35</text:p>
          </table:table-cell>
          <table:table-cell office:value-type="float" office:value="10272" table:style-name="ce122">
            <text:p>10,272</text:p>
          </table:table-cell>
          <table:table-cell office:value-type="float" office:value="10623" table:style-name="ce122">
            <text:p>10,623</text:p>
          </table:table-cell>
          <table:table-cell office:value-type="float" office:value="34493" table:style-name="ce121">
            <text:p>34,493</text:p>
          </table:table-cell>
          <table:table-cell table:style-name="ce101"/>
          <table:table-cell table:number-columns-repeated="16361"/>
        </table:table-row>
        <table:table-row table:style-name="ro23">
          <table:table-cell office:value-type="string" table:style-name="ce126">
            <text:p><text:s/>臺 <text:s/>灣 <text:s/>省<text:s/></text:p>
          </table:table-cell>
          <table:table-cell office:value-type="float" office:value="2497520" table:style-name="ce122">
            <text:p>2,497,520</text:p>
          </table:table-cell>
          <table:table-cell office:value-type="float" office:value="7098098" table:style-name="ce122">
            <text:p>7,098,098</text:p>
          </table:table-cell>
          <table:table-cell office:value-type="float" office:value="3616624" table:style-name="ce122">
            <text:p>3,616,624</text:p>
          </table:table-cell>
          <table:table-cell office:value-type="float" office:value="3481474" table:style-name="ce122">
            <text:p>3,481,474</text:p>
          </table:table-cell>
          <table:table-cell office:value-type="float" office:value="4189" table:style-name="ce122">
            <text:p>4,189</text:p>
          </table:table-cell>
          <table:table-cell office:value-type="float" office:value="2141" table:style-name="ce122">
            <text:p>2,141</text:p>
          </table:table-cell>
          <table:table-cell office:value-type="float" office:value="2048" table:style-name="ce122">
            <text:p>2,048</text:p>
          </table:table-cell>
          <table:table-cell office:value-type="float" office:value="6.95" table:style-name="ce123">
            <text:p><text:s text:c="3"/>6.95</text:p>
          </table:table-cell>
          <table:table-cell office:value-type="float" office:value="5252" table:style-name="ce122">
            <text:p>5,252</text:p>
          </table:table-cell>
          <table:table-cell office:value-type="float" office:value="3056" table:style-name="ce122">
            <text:p>3,056</text:p>
          </table:table-cell>
          <table:table-cell office:value-type="float" office:value="2196" table:style-name="ce122">
            <text:p>2,196</text:p>
          </table:table-cell>
          <table:table-cell office:value-type="float" office:value="8.7100000000000009" table:style-name="ce123">
            <text:p><text:s text:c="3"/>8.71</text:p>
          </table:table-cell>
          <table:table-cell office:value-type="float" office:value="-1063" table:style-name="ce125">
            <text:p>－ 1,063</text:p>
          </table:table-cell>
          <table:table-cell office:value-type="float" office:value="-1.76" table:style-name="ce124">
            <text:p>－ <text:s/>1.76</text:p>
          </table:table-cell>
          <table:table-cell office:value-type="float" office:value="2287" table:style-name="ce122">
            <text:p>2,287</text:p>
          </table:table-cell>
          <table:table-cell office:value-type="float" office:value="3.79" table:style-name="ce123">
            <text:p><text:s text:c="3"/>3.79</text:p>
          </table:table-cell>
          <table:table-cell office:value-type="float" office:value="1422" table:style-name="ce122">
            <text:p>1,422</text:p>
          </table:table-cell>
          <table:table-cell office:value-type="float" office:value="2.36" table:style-name="ce123">
            <text:p><text:s text:c="3"/>2.36</text:p>
          </table:table-cell>
          <table:table-cell office:value-type="float" office:value="22187" table:style-name="ce122">
            <text:p>22,187</text:p>
          </table:table-cell>
          <table:table-cell office:value-type="float" office:value="23516" table:style-name="ce122">
            <text:p>23,516</text:p>
          </table:table-cell>
          <table:table-cell office:value-type="float" office:value="340554" table:style-name="ce121">
            <text:p>340,554</text:p>
          </table:table-cell>
          <table:table-cell table:style-name="ce101"/>
          <table:table-cell table:number-columns-repeated="16361"/>
        </table:table-row>
        <table:table-row table:style-name="ro24">
          <table:table-cell office:value-type="string" table:style-name="ce108">
            <text:p>宜 蘭 縣</text:p>
          </table:table-cell>
          <table:table-cell office:value-type="float" office:value="169223" table:style-name="ce105">
            <text:p><text:s text:c="3"/>169,223</text:p>
          </table:table-cell>
          <table:table-cell office:value-type="float" office:value="455758" table:style-name="ce105">
            <text:p><text:s text:c="3"/>455,758</text:p>
          </table:table-cell>
          <table:table-cell office:value-type="float" office:value="230382" table:style-name="ce105">
            <text:p><text:s text:c="3"/>230,382</text:p>
          </table:table-cell>
          <table:table-cell office:value-type="float" office:value="225376" table:style-name="ce105">
            <text:p><text:s text:c="3"/>225,376</text:p>
          </table:table-cell>
          <table:table-cell office:value-type="float" office:value="236" table:style-name="ce103">
            <text:p>236</text:p>
          </table:table-cell>
          <table:table-cell office:value-type="float" office:value="128" table:style-name="ce103">
            <text:p>128</text:p>
          </table:table-cell>
          <table:table-cell office:value-type="float" office:value="108" table:style-name="ce103">
            <text:p>108</text:p>
          </table:table-cell>
          <table:table-cell office:value-type="float" office:value="6.1" table:style-name="ce104">
            <text:p><text:s text:c="3"/>6.10</text:p>
          </table:table-cell>
          <table:table-cell office:value-type="float" office:value="315" table:style-name="ce105">
            <text:p><text:s text:c="3"/>315</text:p>
          </table:table-cell>
          <table:table-cell office:value-type="float" office:value="180" table:style-name="ce103">
            <text:p>180</text:p>
          </table:table-cell>
          <table:table-cell office:value-type="float" office:value="135" table:style-name="ce103">
            <text:p>135</text:p>
          </table:table-cell>
          <table:table-cell office:value-type="float" office:value="8.14" table:style-name="ce104">
            <text:p><text:s text:c="3"/>8.14</text:p>
          </table:table-cell>
          <table:table-cell office:value-type="float" office:value="-79" table:style-name="ce118">
            <text:p>－ <text:s text:c="4"/>79</text:p>
          </table:table-cell>
          <table:table-cell office:value-type="float" office:value="-2.04" table:style-name="ce109">
            <text:p>－ <text:s text:c="2"/>2.04</text:p>
          </table:table-cell>
          <table:table-cell office:value-type="float" office:value="168" table:style-name="ce105">
            <text:p><text:s text:c="3"/>168</text:p>
          </table:table-cell>
          <table:table-cell office:value-type="float" office:value="4.34" table:style-name="ce104">
            <text:p><text:s text:c="3"/>4.34</text:p>
          </table:table-cell>
          <table:table-cell office:value-type="float" office:value="99" table:style-name="ce105">
            <text:p><text:s text:c="3"/>99</text:p>
          </table:table-cell>
          <table:table-cell office:value-type="float" office:value="2.56" table:style-name="ce104">
            <text:p><text:s text:c="3"/>2.56</text:p>
          </table:table-cell>
          <table:table-cell office:value-type="float" office:value="1710" table:style-name="ce103">
            <text:p>1,710</text:p>
          </table:table-cell>
          <table:table-cell office:value-type="float" office:value="1797" table:style-name="ce103">
            <text:p>1,797</text:p>
          </table:table-cell>
          <table:table-cell office:value-type="float" office:value="17175" table:style-name="ce102">
            <text:p><text:s text:c="3"/>17,175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新 竹 縣</text:p>
          </table:table-cell>
          <table:table-cell office:value-type="float" office:value="193932" table:style-name="ce105">
            <text:p><text:s text:c="3"/>193,932</text:p>
          </table:table-cell>
          <table:table-cell office:value-type="float" office:value="555604" table:style-name="ce105">
            <text:p><text:s text:c="3"/>555,604</text:p>
          </table:table-cell>
          <table:table-cell office:value-type="float" office:value="283806" table:style-name="ce105">
            <text:p><text:s text:c="3"/>283,806</text:p>
          </table:table-cell>
          <table:table-cell office:value-type="float" office:value="271798" table:style-name="ce105">
            <text:p><text:s text:c="3"/>271,798</text:p>
          </table:table-cell>
          <table:table-cell office:value-type="float" office:value="364" table:style-name="ce105">
            <text:p><text:s text:c="3"/>364</text:p>
          </table:table-cell>
          <table:table-cell office:value-type="float" office:value="190" table:style-name="ce103">
            <text:p>190</text:p>
          </table:table-cell>
          <table:table-cell office:value-type="float" office:value="174" table:style-name="ce103">
            <text:p>174</text:p>
          </table:table-cell>
          <table:table-cell office:value-type="float" office:value="7.72" table:style-name="ce104">
            <text:p><text:s text:c="3"/>7.72</text:p>
          </table:table-cell>
          <table:table-cell office:value-type="float" office:value="308" table:style-name="ce105">
            <text:p><text:s text:c="3"/>308</text:p>
          </table:table-cell>
          <table:table-cell office:value-type="float" office:value="171" table:style-name="ce103">
            <text:p>171</text:p>
          </table:table-cell>
          <table:table-cell office:value-type="float" office:value="137" table:style-name="ce103">
            <text:p>137</text:p>
          </table:table-cell>
          <table:table-cell office:value-type="float" office:value="6.53" table:style-name="ce104">
            <text:p><text:s text:c="3"/>6.53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.19" table:style-name="ce109">
            <text:p><text:s text:c="4"/>1.19</text:p>
          </table:table-cell>
          <table:table-cell office:value-type="float" office:value="210" table:style-name="ce105">
            <text:p><text:s text:c="3"/>210</text:p>
          </table:table-cell>
          <table:table-cell office:value-type="float" office:value="4.45" table:style-name="ce104">
            <text:p><text:s text:c="3"/>4.45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2.54" table:style-name="ce104">
            <text:p><text:s text:c="3"/>2.54</text:p>
          </table:table-cell>
          <table:table-cell office:value-type="float" office:value="2338" table:style-name="ce103">
            <text:p>2,338</text:p>
          </table:table-cell>
          <table:table-cell office:value-type="float" office:value="1864" table:style-name="ce103">
            <text:p>1,864</text:p>
          </table:table-cell>
          <table:table-cell office:value-type="float" office:value="21554" table:style-name="ce102">
            <text:p><text:s text:c="3"/>21,554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苗 栗 縣</text:p>
          </table:table-cell>
          <table:table-cell office:value-type="float" office:value="188801" table:style-name="ce105">
            <text:p><text:s text:c="3"/>188,801</text:p>
          </table:table-cell>
          <table:table-cell office:value-type="float" office:value="550386" table:style-name="ce105">
            <text:p><text:s text:c="3"/>550,386</text:p>
          </table:table-cell>
          <table:table-cell office:value-type="float" office:value="284072" table:style-name="ce105">
            <text:p><text:s text:c="3"/>284,072</text:p>
          </table:table-cell>
          <table:table-cell office:value-type="float" office:value="266314" table:style-name="ce105">
            <text:p><text:s text:c="3"/>266,314</text:p>
          </table:table-cell>
          <table:table-cell office:value-type="float" office:value="299" table:style-name="ce105">
            <text:p><text:s text:c="3"/>299</text:p>
          </table:table-cell>
          <table:table-cell office:value-type="float" office:value="157" table:style-name="ce103">
            <text:p>157</text:p>
          </table:table-cell>
          <table:table-cell office:value-type="float" office:value="142" table:style-name="ce103">
            <text:p>142</text:p>
          </table:table-cell>
          <table:table-cell office:value-type="float" office:value="6.39" table:style-name="ce104">
            <text:p><text:s text:c="3"/>6.39</text:p>
          </table:table-cell>
          <table:table-cell office:value-type="float" office:value="419" table:style-name="ce105">
            <text:p><text:s text:c="3"/>419</text:p>
          </table:table-cell>
          <table:table-cell office:value-type="float" office:value="234" table:style-name="ce103">
            <text:p>234</text:p>
          </table:table-cell>
          <table:table-cell office:value-type="float" office:value="185" table:style-name="ce103">
            <text:p>185</text:p>
          </table:table-cell>
          <table:table-cell office:value-type="float" office:value="8.9600000000000009" table:style-name="ce104">
            <text:p><text:s text:c="3"/>8.96</text:p>
          </table:table-cell>
          <table:table-cell office:value-type="float" office:value="-120" table:style-name="ce119">
            <text:p>－ <text:s text:c="2"/>120</text:p>
          </table:table-cell>
          <table:table-cell office:value-type="float" office:value="-2.57" table:style-name="ce109">
            <text:p>－ <text:s text:c="2"/>2.57</text:p>
          </table:table-cell>
          <table:table-cell office:value-type="float" office:value="197" table:style-name="ce105">
            <text:p><text:s text:c="3"/>197</text:p>
          </table:table-cell>
          <table:table-cell office:value-type="float" office:value="4.21" table:style-name="ce104">
            <text:p><text:s text:c="3"/>4.21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2.52" table:style-name="ce104">
            <text:p><text:s text:c="3"/>2.52</text:p>
          </table:table-cell>
          <table:table-cell office:value-type="float" office:value="1412" table:style-name="ce103">
            <text:p>1,412</text:p>
          </table:table-cell>
          <table:table-cell office:value-type="float" office:value="1731" table:style-name="ce103">
            <text:p>1,731</text:p>
          </table:table-cell>
          <table:table-cell office:value-type="float" office:value="11401" table:style-name="ce102">
            <text:p><text:s text:c="3"/>11,401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彰 化 縣</text:p>
          </table:table-cell>
          <table:table-cell office:value-type="float" office:value="388736" table:style-name="ce105">
            <text:p><text:s text:c="3"/>388,736</text:p>
          </table:table-cell>
          <table:table-cell office:value-type="float" office:value="1278568" table:style-name="ce105">
            <text:p><text:s text:c="3"/>1,278,568</text:p>
          </table:table-cell>
          <table:table-cell office:value-type="float" office:value="651298" table:style-name="ce105">
            <text:p><text:s text:c="3"/>651,298</text:p>
          </table:table-cell>
          <table:table-cell office:value-type="float" office:value="627270" table:style-name="ce105">
            <text:p><text:s text:c="3"/>627,270</text:p>
          </table:table-cell>
          <table:table-cell office:value-type="float" office:value="1057" table:style-name="ce105">
            <text:p><text:s text:c="3"/>1,057</text:p>
          </table:table-cell>
          <table:table-cell office:value-type="float" office:value="522" table:style-name="ce103">
            <text:p>522</text:p>
          </table:table-cell>
          <table:table-cell office:value-type="float" office:value="535" table:style-name="ce103">
            <text:p>535</text:p>
          </table:table-cell>
          <table:table-cell office:value-type="float" office:value="9.73" table:style-name="ce104">
            <text:p><text:s text:c="3"/>9.73</text:p>
          </table:table-cell>
          <table:table-cell office:value-type="float" office:value="882" table:style-name="ce105">
            <text:p><text:s text:c="3"/>882</text:p>
          </table:table-cell>
          <table:table-cell office:value-type="float" office:value="510" table:style-name="ce103">
            <text:p>510</text:p>
          </table:table-cell>
          <table:table-cell office:value-type="float" office:value="372" table:style-name="ce103">
            <text:p>372</text:p>
          </table:table-cell>
          <table:table-cell office:value-type="float" office:value="8.1199999999999992" table:style-name="ce104">
            <text:p><text:s text:c="3"/>8.12</text:p>
          </table:table-cell>
          <table:table-cell office:value-type="float" office:value="175" table:style-name="ce120">
            <text:p><text:s text:c="3"/>175</text:p>
          </table:table-cell>
          <table:table-cell office:value-type="float" office:value="1.61" table:style-name="ce109">
            <text:p><text:s text:c="4"/>1.61</text:p>
          </table:table-cell>
          <table:table-cell office:value-type="float" office:value="375" table:style-name="ce105">
            <text:p><text:s text:c="3"/>375</text:p>
          </table:table-cell>
          <table:table-cell office:value-type="float" office:value="3.45" table:style-name="ce104">
            <text:p><text:s text:c="3"/>3.45</text:p>
          </table:table-cell>
          <table:table-cell office:value-type="float" office:value="201" table:style-name="ce105">
            <text:p><text:s text:c="3"/>201</text:p>
          </table:table-cell>
          <table:table-cell office:value-type="float" office:value="1.85" table:style-name="ce104">
            <text:p><text:s text:c="3"/>1.85</text:p>
          </table:table-cell>
          <table:table-cell office:value-type="float" office:value="2965" table:style-name="ce103">
            <text:p>2,965</text:p>
          </table:table-cell>
          <table:table-cell office:value-type="float" office:value="3517" table:style-name="ce103">
            <text:p>3,517</text:p>
          </table:table-cell>
          <table:table-cell office:value-type="float" office:value="5730" table:style-name="ce102">
            <text:p><text:s text:c="3"/>5,730</text:p>
          </table:table-cell>
          <table:table-cell table:style-name="ce101"/>
          <table:table-cell table:number-columns-repeated="16361"/>
        </table:table-row>
        <table:table-row table:style-name="ro26">
          <table:table-cell office:value-type="string" table:style-name="ce108">
            <text:p>南 投 縣</text:p>
          </table:table-cell>
          <table:table-cell office:value-type="float" office:value="178223" table:style-name="ce105">
            <text:p><text:s text:c="3"/>178,223</text:p>
          </table:table-cell>
          <table:table-cell office:value-type="float" office:value="498425" table:style-name="ce105">
            <text:p><text:s text:c="3"/>498,425</text:p>
          </table:table-cell>
          <table:table-cell office:value-type="float" office:value="255238" table:style-name="ce105">
            <text:p><text:s text:c="3"/>255,238</text:p>
          </table:table-cell>
          <table:table-cell office:value-type="float" office:value="243187" table:style-name="ce105">
            <text:p><text:s text:c="3"/>243,187</text:p>
          </table:table-cell>
          <table:table-cell office:value-type="float" office:value="253" table:style-name="ce105">
            <text:p><text:s text:c="3"/>253</text:p>
          </table:table-cell>
          <table:table-cell office:value-type="float" office:value="133" table:style-name="ce103">
            <text:p>133</text:p>
          </table:table-cell>
          <table:table-cell office:value-type="float" office:value="120" table:style-name="ce103">
            <text:p>120</text:p>
          </table:table-cell>
          <table:table-cell office:value-type="float" office:value="5.97" table:style-name="ce104">
            <text:p><text:s text:c="3"/>5.97</text:p>
          </table:table-cell>
          <table:table-cell office:value-type="float" office:value="410" table:style-name="ce105">
            <text:p><text:s text:c="3"/>410</text:p>
          </table:table-cell>
          <table:table-cell office:value-type="float" office:value="232" table:style-name="ce103">
            <text:p>232</text:p>
          </table:table-cell>
          <table:table-cell office:value-type="float" office:value="178" table:style-name="ce103">
            <text:p>178</text:p>
          </table:table-cell>
          <table:table-cell office:value-type="float" office:value="9.68" table:style-name="ce104">
            <text:p><text:s text:c="3"/>9.68</text:p>
          </table:table-cell>
          <table:table-cell office:value-type="float" office:value="-157" table:style-name="ce119">
            <text:p>－ <text:s text:c="2"/>157</text:p>
          </table:table-cell>
          <table:table-cell office:value-type="float" office:value="-3.71" table:style-name="ce109">
            <text:p>－ <text:s text:c="2"/>3.71</text:p>
          </table:table-cell>
          <table:table-cell office:value-type="float" office:value="170" table:style-name="ce105">
            <text:p><text:s text:c="3"/>170</text:p>
          </table:table-cell>
          <table:table-cell office:value-type="float" office:value="4.01" table:style-name="ce104">
            <text:p><text:s text:c="3"/>4.01</text:p>
          </table:table-cell>
          <table:table-cell office:value-type="float" office:value="92" table:style-name="ce105">
            <text:p><text:s text:c="3"/>92</text:p>
          </table:table-cell>
          <table:table-cell office:value-type="float" office:value="2.17" table:style-name="ce104">
            <text:p><text:s text:c="3"/>2.17</text:p>
          </table:table-cell>
          <table:table-cell office:value-type="float" office:value="1271" table:style-name="ce103">
            <text:p>1,271</text:p>
          </table:table-cell>
          <table:table-cell office:value-type="float" office:value="1540" table:style-name="ce103">
            <text:p>1,540</text:p>
          </table:table-cell>
          <table:table-cell office:value-type="float" office:value="29128" table:style-name="ce102">
            <text:p><text:s text:c="3"/>29,128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雲 林 縣</text:p>
          </table:table-cell>
          <table:table-cell office:value-type="float" office:value="240971" table:style-name="ce105">
            <text:p><text:s text:c="3"/>240,971</text:p>
          </table:table-cell>
          <table:table-cell office:value-type="float" office:value="688081" table:style-name="ce105">
            <text:p><text:s text:c="3"/>688,081</text:p>
          </table:table-cell>
          <table:table-cell office:value-type="float" office:value="356692" table:style-name="ce105">
            <text:p><text:s text:c="3"/>356,692</text:p>
          </table:table-cell>
          <table:table-cell office:value-type="float" office:value="331389" table:style-name="ce105">
            <text:p><text:s text:c="3"/>331,389</text:p>
          </table:table-cell>
          <table:table-cell office:value-type="float" office:value="328" table:style-name="ce105">
            <text:p><text:s text:c="3"/>328</text:p>
          </table:table-cell>
          <table:table-cell office:value-type="float" office:value="182" table:style-name="ce103">
            <text:p>182</text:p>
          </table:table-cell>
          <table:table-cell office:value-type="float" office:value="146" table:style-name="ce103">
            <text:p>146</text:p>
          </table:table-cell>
          <table:table-cell office:value-type="float" office:value="5.61" table:style-name="ce104">
            <text:p><text:s text:c="3"/>5.61</text:p>
          </table:table-cell>
          <table:table-cell office:value-type="float" office:value="634" table:style-name="ce105">
            <text:p><text:s text:c="3"/>634</text:p>
          </table:table-cell>
          <table:table-cell office:value-type="float" office:value="377" table:style-name="ce103">
            <text:p>377</text:p>
          </table:table-cell>
          <table:table-cell office:value-type="float" office:value="257" table:style-name="ce103">
            <text:p>257</text:p>
          </table:table-cell>
          <table:table-cell office:value-type="float" office:value="10.85" table:style-name="ce104">
            <text:p><text:s text:c="3"/>10.85</text:p>
          </table:table-cell>
          <table:table-cell office:value-type="float" office:value="-306" table:style-name="ce119">
            <text:p>－ <text:s text:c="2"/>306</text:p>
          </table:table-cell>
          <table:table-cell office:value-type="float" office:value="-5.23" table:style-name="ce109">
            <text:p>－ <text:s text:c="2"/>5.23</text:p>
          </table:table-cell>
          <table:table-cell office:value-type="float" office:value="177" table:style-name="ce105">
            <text:p><text:s text:c="3"/>177</text:p>
          </table:table-cell>
          <table:table-cell office:value-type="float" office:value="3.03" table:style-name="ce104">
            <text:p><text:s text:c="3"/>3.03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2.36" table:style-name="ce104">
            <text:p><text:s text:c="3"/>2.36</text:p>
          </table:table-cell>
          <table:table-cell office:value-type="float" office:value="1661" table:style-name="ce103">
            <text:p>1,661</text:p>
          </table:table-cell>
          <table:table-cell office:value-type="float" office:value="1833" table:style-name="ce103">
            <text:p>1,833</text:p>
          </table:table-cell>
          <table:table-cell office:value-type="float" office:value="2433" table:style-name="ce102">
            <text:p><text:s text:c="3"/>2,433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嘉 義 縣</text:p>
          </table:table-cell>
          <table:table-cell office:value-type="float" office:value="183065" table:style-name="ce105">
            <text:p><text:s text:c="3"/>183,065</text:p>
          </table:table-cell>
          <table:table-cell office:value-type="float" office:value="508372" table:style-name="ce105">
            <text:p><text:s text:c="3"/>508,372</text:p>
          </table:table-cell>
          <table:table-cell office:value-type="float" office:value="264204" table:style-name="ce105">
            <text:p><text:s text:c="3"/>264,204</text:p>
          </table:table-cell>
          <table:table-cell office:value-type="float" office:value="244168" table:style-name="ce105">
            <text:p><text:s text:c="3"/>244,168</text:p>
          </table:table-cell>
          <table:table-cell office:value-type="float" office:value="195" table:style-name="ce105">
            <text:p><text:s text:c="3"/>195</text:p>
          </table:table-cell>
          <table:table-cell office:value-type="float" office:value="97" table:style-name="ce103">
            <text:p>97</text:p>
          </table:table-cell>
          <table:table-cell office:value-type="float" office:value="98" table:style-name="ce103">
            <text:p>98</text:p>
          </table:table-cell>
          <table:table-cell office:value-type="float" office:value="4.51" table:style-name="ce104">
            <text:p><text:s text:c="3"/>4.51</text:p>
          </table:table-cell>
          <table:table-cell office:value-type="float" office:value="452" table:style-name="ce105">
            <text:p><text:s text:c="3"/>452</text:p>
          </table:table-cell>
          <table:table-cell office:value-type="float" office:value="262" table:style-name="ce103">
            <text:p>262</text:p>
          </table:table-cell>
          <table:table-cell office:value-type="float" office:value="190" table:style-name="ce103">
            <text:p>190</text:p>
          </table:table-cell>
          <table:table-cell office:value-type="float" office:value="10.46" table:style-name="ce104">
            <text:p><text:s text:c="3"/>10.46</text:p>
          </table:table-cell>
          <table:table-cell office:value-type="float" office:value="-257" table:style-name="ce119">
            <text:p>－ <text:s text:c="2"/>257</text:p>
          </table:table-cell>
          <table:table-cell office:value-type="float" office:value="-5.95" table:style-name="ce109">
            <text:p>－ <text:s text:c="2"/>5.95</text:p>
          </table:table-cell>
          <table:table-cell office:value-type="float" office:value="164" table:style-name="ce105">
            <text:p><text:s text:c="3"/>164</text:p>
          </table:table-cell>
          <table:table-cell office:value-type="float" office:value="3.8" table:style-name="ce104">
            <text:p><text:s text:c="3"/>3.80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1.83" table:style-name="ce104">
            <text:p><text:s text:c="3"/>1.83</text:p>
          </table:table-cell>
          <table:table-cell office:value-type="float" office:value="1266" table:style-name="ce103">
            <text:p>1,266</text:p>
          </table:table-cell>
          <table:table-cell office:value-type="float" office:value="1366" table:style-name="ce103">
            <text:p>1,366</text:p>
          </table:table-cell>
          <table:table-cell office:value-type="float" office:value="5858" table:style-name="ce102">
            <text:p><text:s text:c="3"/>5,858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屏 東 縣</text:p>
          </table:table-cell>
          <table:table-cell office:value-type="float" office:value="287585" table:style-name="ce105">
            <text:p><text:s text:c="3"/>287,585</text:p>
          </table:table-cell>
          <table:table-cell office:value-type="float" office:value="827599" table:style-name="ce105">
            <text:p><text:s text:c="3"/>827,599</text:p>
          </table:table-cell>
          <table:table-cell office:value-type="float" office:value="422807" table:style-name="ce105">
            <text:p><text:s text:c="3"/>422,807</text:p>
          </table:table-cell>
          <table:table-cell office:value-type="float" office:value="404792" table:style-name="ce105">
            <text:p><text:s text:c="3"/>404,792</text:p>
          </table:table-cell>
          <table:table-cell office:value-type="float" office:value="374" table:style-name="ce105">
            <text:p><text:s text:c="3"/>374</text:p>
          </table:table-cell>
          <table:table-cell office:value-type="float" office:value="176" table:style-name="ce103">
            <text:p>176</text:p>
          </table:table-cell>
          <table:table-cell office:value-type="float" office:value="198" table:style-name="ce103">
            <text:p>198</text:p>
          </table:table-cell>
          <table:table-cell office:value-type="float" office:value="5.32" table:style-name="ce104">
            <text:p><text:s text:c="3"/>5.32</text:p>
          </table:table-cell>
          <table:table-cell office:value-type="float" office:value="676" table:style-name="ce105">
            <text:p><text:s text:c="3"/>676</text:p>
          </table:table-cell>
          <table:table-cell office:value-type="float" office:value="395" table:style-name="ce103">
            <text:p>395</text:p>
          </table:table-cell>
          <table:table-cell office:value-type="float" office:value="281" table:style-name="ce103">
            <text:p>281</text:p>
          </table:table-cell>
          <table:table-cell office:value-type="float" office:value="9.61" table:style-name="ce104">
            <text:p><text:s text:c="3"/>9.61</text:p>
          </table:table-cell>
          <table:table-cell office:value-type="float" office:value="-302" table:style-name="ce119">
            <text:p>－ <text:s text:c="2"/>302</text:p>
          </table:table-cell>
          <table:table-cell office:value-type="float" office:value="-4.3" table:style-name="ce109">
            <text:p>－ <text:s text:c="2"/>4.30</text:p>
          </table:table-cell>
          <table:table-cell office:value-type="float" office:value="228" table:style-name="ce105">
            <text:p><text:s text:c="3"/>228</text:p>
          </table:table-cell>
          <table:table-cell office:value-type="float" office:value="3.24" table:style-name="ce104">
            <text:p><text:s text:c="3"/>3.24</text:p>
          </table:table-cell>
          <table:table-cell office:value-type="float" office:value="162" table:style-name="ce105">
            <text:p><text:s text:c="3"/>162</text:p>
          </table:table-cell>
          <table:table-cell office:value-type="float" office:value="2.2999999999999998" table:style-name="ce104">
            <text:p><text:s text:c="3"/>2.30</text:p>
          </table:table-cell>
          <table:table-cell office:value-type="float" office:value="2206" table:style-name="ce103">
            <text:p>2,206</text:p>
          </table:table-cell>
          <table:table-cell office:value-type="float" office:value="2388" table:style-name="ce103">
            <text:p>2,388</text:p>
          </table:table-cell>
          <table:table-cell office:value-type="float" office:value="59809" table:style-name="ce102">
            <text:p><text:s text:c="3"/>59,809</text:p>
          </table:table-cell>
          <table:table-cell table:style-name="ce101"/>
          <table:table-cell table:number-columns-repeated="16361"/>
        </table:table-row>
        <table:table-row table:style-name="ro26">
          <table:table-cell office:value-type="string" table:style-name="ce108">
            <text:p>臺 東 縣</text:p>
          </table:table-cell>
          <table:table-cell office:value-type="float" office:value="82936" table:style-name="ce105">
            <text:p><text:s text:c="3"/>82,936</text:p>
          </table:table-cell>
          <table:table-cell office:value-type="float" office:value="219489" table:style-name="ce105">
            <text:p><text:s text:c="3"/>219,489</text:p>
          </table:table-cell>
          <table:table-cell office:value-type="float" office:value="113189" table:style-name="ce105">
            <text:p><text:s text:c="3"/>113,189</text:p>
          </table:table-cell>
          <table:table-cell office:value-type="float" office:value="106300" table:style-name="ce105">
            <text:p><text:s text:c="3"/>106,300</text:p>
          </table:table-cell>
          <table:table-cell office:value-type="float" office:value="133" table:style-name="ce105">
            <text:p><text:s text:c="3"/>133</text:p>
          </table:table-cell>
          <table:table-cell office:value-type="float" office:value="66" table:style-name="ce103">
            <text:p>66</text:p>
          </table:table-cell>
          <table:table-cell office:value-type="float" office:value="67" table:style-name="ce103">
            <text:p>67</text:p>
          </table:table-cell>
          <table:table-cell office:value-type="float" office:value="7.13" table:style-name="ce104">
            <text:p><text:s text:c="3"/>7.13</text:p>
          </table:table-cell>
          <table:table-cell office:value-type="float" office:value="177" table:style-name="ce105">
            <text:p><text:s text:c="3"/>177</text:p>
          </table:table-cell>
          <table:table-cell office:value-type="float" office:value="105" table:style-name="ce103">
            <text:p>105</text:p>
          </table:table-cell>
          <table:table-cell office:value-type="float" office:value="72" table:style-name="ce103">
            <text:p>72</text:p>
          </table:table-cell>
          <table:table-cell office:value-type="float" office:value="9.49" table:style-name="ce104">
            <text:p><text:s text:c="3"/>9.49</text:p>
          </table:table-cell>
          <table:table-cell office:value-type="float" office:value="-44" table:style-name="ce118">
            <text:p>－ <text:s text:c="4"/>44</text:p>
          </table:table-cell>
          <table:table-cell office:value-type="float" office:value="-2.36" table:style-name="ce109">
            <text:p>－ <text:s text:c="2"/>2.36</text:p>
          </table:table-cell>
          <table:table-cell office:value-type="float" office:value="68" table:style-name="ce105">
            <text:p><text:s text:c="3"/>68</text:p>
          </table:table-cell>
          <table:table-cell office:value-type="float" office:value="3.65" table:style-name="ce104">
            <text:p><text:s text:c="3"/>3.65</text:p>
          </table:table-cell>
          <table:table-cell office:value-type="float" office:value="65" table:style-name="ce105">
            <text:p><text:s text:c="3"/>65</text:p>
          </table:table-cell>
          <table:table-cell office:value-type="float" office:value="3.49" table:style-name="ce104">
            <text:p><text:s text:c="3"/>3.49</text:p>
          </table:table-cell>
          <table:table-cell office:value-type="float" office:value="762" table:style-name="ce103">
            <text:p>762</text:p>
          </table:table-cell>
          <table:table-cell office:value-type="float" office:value="813" table:style-name="ce103">
            <text:p>813</text:p>
          </table:table-cell>
          <table:table-cell office:value-type="float" office:value="79313" table:style-name="ce102">
            <text:p><text:s text:c="3"/>79,313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花 蓮 縣</text:p>
          </table:table-cell>
          <table:table-cell office:value-type="float" office:value="125982" table:style-name="ce105">
            <text:p><text:s text:c="3"/>125,982</text:p>
          </table:table-cell>
          <table:table-cell office:value-type="float" office:value="328601" table:style-name="ce105">
            <text:p><text:s text:c="3"/>328,601</text:p>
          </table:table-cell>
          <table:table-cell office:value-type="float" office:value="166623" table:style-name="ce105">
            <text:p><text:s text:c="3"/>166,623</text:p>
          </table:table-cell>
          <table:table-cell office:value-type="float" office:value="161978" table:style-name="ce105">
            <text:p><text:s text:c="3"/>161,978</text:p>
          </table:table-cell>
          <table:table-cell office:value-type="float" office:value="215" table:style-name="ce105">
            <text:p><text:s text:c="3"/>215</text:p>
          </table:table-cell>
          <table:table-cell office:value-type="float" office:value="118" table:style-name="ce103">
            <text:p>118</text:p>
          </table:table-cell>
          <table:table-cell office:value-type="float" office:value="97" table:style-name="ce103">
            <text:p>97</text:p>
          </table:table-cell>
          <table:table-cell office:value-type="float" office:value="7.7" table:style-name="ce104">
            <text:p><text:s text:c="3"/>7.70</text:p>
          </table:table-cell>
          <table:table-cell office:value-type="float" office:value="286" table:style-name="ce105">
            <text:p><text:s text:c="3"/>286</text:p>
          </table:table-cell>
          <table:table-cell office:value-type="float" office:value="180" table:style-name="ce103">
            <text:p>180</text:p>
          </table:table-cell>
          <table:table-cell office:value-type="float" office:value="106" table:style-name="ce103">
            <text:p>106</text:p>
          </table:table-cell>
          <table:table-cell office:value-type="float" office:value="10.25" table:style-name="ce104">
            <text:p><text:s text:c="3"/>10.25</text:p>
          </table:table-cell>
          <table:table-cell office:value-type="float" office:value="-71" table:style-name="ce118">
            <text:p>－ <text:s text:c="4"/>71</text:p>
          </table:table-cell>
          <table:table-cell office:value-type="float" office:value="-2.54" table:style-name="ce109">
            <text:p>－ <text:s text:c="2"/>2.54</text:p>
          </table:table-cell>
          <table:table-cell office:value-type="float" office:value="113" table:style-name="ce105">
            <text:p><text:s text:c="3"/>113</text:p>
          </table:table-cell>
          <table:table-cell office:value-type="float" office:value="4.05" table:style-name="ce104">
            <text:p><text:s text:c="3"/>4.05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.26" table:style-name="ce104">
            <text:p><text:s text:c="3"/>3.26</text:p>
          </table:table-cell>
          <table:table-cell office:value-type="float" office:value="1461" table:style-name="ce103">
            <text:p>1,461</text:p>
          </table:table-cell>
          <table:table-cell office:value-type="float" office:value="1498" table:style-name="ce103">
            <text:p>1,498</text:p>
          </table:table-cell>
          <table:table-cell office:value-type="float" office:value="93112" table:style-name="ce102">
            <text:p><text:s text:c="3"/>93,112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澎 湖 縣</text:p>
          </table:table-cell>
          <table:table-cell office:value-type="float" office:value="39945" table:style-name="ce105">
            <text:p><text:s text:c="3"/>39,945</text:p>
          </table:table-cell>
          <table:table-cell office:value-type="float" office:value="103976" table:style-name="ce105">
            <text:p><text:s text:c="3"/>103,976</text:p>
          </table:table-cell>
          <table:table-cell office:value-type="float" office:value="53518" table:style-name="ce105">
            <text:p><text:s text:c="3"/>53,518</text:p>
          </table:table-cell>
          <table:table-cell office:value-type="float" office:value="50458" table:style-name="ce105">
            <text:p><text:s text:c="3"/>50,458</text:p>
          </table:table-cell>
          <table:table-cell office:value-type="float" office:value="74" table:style-name="ce105">
            <text:p><text:s text:c="3"/>74</text:p>
          </table:table-cell>
          <table:table-cell office:value-type="float" office:value="30" table:style-name="ce103">
            <text:p>30</text:p>
          </table:table-cell>
          <table:table-cell office:value-type="float" office:value="44" table:style-name="ce103">
            <text:p>44</text:p>
          </table:table-cell>
          <table:table-cell office:value-type="float" office:value="8.3800000000000008" table:style-name="ce104">
            <text:p><text:s text:c="3"/>8.38</text:p>
          </table:table-cell>
          <table:table-cell office:value-type="float" office:value="89" table:style-name="ce105">
            <text:p><text:s text:c="3"/>89</text:p>
          </table:table-cell>
          <table:table-cell office:value-type="float" office:value="56" table:style-name="ce103">
            <text:p>56</text:p>
          </table:table-cell>
          <table:table-cell office:value-type="float" office:value="33" table:style-name="ce103">
            <text:p>33</text:p>
          </table:table-cell>
          <table:table-cell office:value-type="float" office:value="10.08" table:style-name="ce104">
            <text:p><text:s text:c="3"/>10.08</text:p>
          </table:table-cell>
          <table:table-cell office:value-type="float" office:value="-15" table:style-name="ce118">
            <text:p>－ <text:s text:c="4"/>15</text:p>
          </table:table-cell>
          <table:table-cell office:value-type="float" office:value="-1.7" table:style-name="ce109">
            <text:p>－ <text:s text:c="2"/>1.70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3.85" table:style-name="ce104">
            <text:p><text:s text:c="3"/>3.85</text:p>
          </table:table-cell>
          <table:table-cell office:value-type="float" office:value="21" table:style-name="ce105">
            <text:p><text:s text:c="3"/>21</text:p>
          </table:table-cell>
          <table:table-cell office:value-type="float" office:value="2.38" table:style-name="ce104">
            <text:p><text:s text:c="3"/>2.38</text:p>
          </table:table-cell>
          <table:table-cell office:value-type="float" office:value="432" table:style-name="ce103">
            <text:p>432</text:p>
          </table:table-cell>
          <table:table-cell office:value-type="float" office:value="482" table:style-name="ce103">
            <text:p>482</text:p>
          </table:table-cell>
          <table:table-cell office:value-type="float" office:value="551" table:style-name="ce102">
            <text:p><text:s text:c="3"/>551</text:p>
          </table:table-cell>
          <table:table-cell table:style-name="ce101"/>
          <table:table-cell table:number-columns-repeated="16361"/>
        </table:table-row>
        <table:table-row table:style-name="ro27">
          <table:table-cell office:value-type="string" table:style-name="ce108">
            <text:p>基 隆 市</text:p>
          </table:table-cell>
          <table:table-cell office:value-type="float" office:value="153482" table:style-name="ce105">
            <text:p><text:s text:c="3"/>153,482</text:p>
          </table:table-cell>
          <table:table-cell office:value-type="float" office:value="370461" table:style-name="ce105">
            <text:p><text:s text:c="3"/>370,461</text:p>
          </table:table-cell>
          <table:table-cell office:value-type="float" office:value="185222" table:style-name="ce105">
            <text:p><text:s text:c="3"/>185,222</text:p>
          </table:table-cell>
          <table:table-cell office:value-type="float" office:value="185239" table:style-name="ce105">
            <text:p><text:s text:c="3"/>185,239</text:p>
          </table:table-cell>
          <table:table-cell office:value-type="float" office:value="203" table:style-name="ce105">
            <text:p><text:s text:c="3"/>203</text:p>
          </table:table-cell>
          <table:table-cell office:value-type="float" office:value="113" table:style-name="ce103">
            <text:p>113</text:p>
          </table:table-cell>
          <table:table-cell office:value-type="float" office:value="90" table:style-name="ce103">
            <text:p>90</text:p>
          </table:table-cell>
          <table:table-cell office:value-type="float" office:value="6.45" table:style-name="ce104">
            <text:p><text:s text:c="3"/>6.45</text:p>
          </table:table-cell>
          <table:table-cell office:value-type="float" office:value="238" table:style-name="ce105">
            <text:p><text:s text:c="3"/>238</text:p>
          </table:table-cell>
          <table:table-cell office:value-type="float" office:value="146" table:style-name="ce103">
            <text:p>146</text:p>
          </table:table-cell>
          <table:table-cell office:value-type="float" office:value="92" table:style-name="ce103">
            <text:p>92</text:p>
          </table:table-cell>
          <table:table-cell office:value-type="float" office:value="7.56" table:style-name="ce104">
            <text:p><text:s text:c="3"/>7.56</text:p>
          </table:table-cell>
          <table:table-cell office:value-type="float" office:value="-35" table:style-name="ce118">
            <text:p>－ <text:s text:c="4"/>35</text:p>
          </table:table-cell>
          <table:table-cell office:value-type="float" office:value="-1.1100000000000001" table:style-name="ce109">
            <text:p>－ <text:s text:c="2"/>1.11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3.97" table:style-name="ce104">
            <text:p><text:s text:c="3"/>3.97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2.89" table:style-name="ce104">
            <text:p><text:s text:c="3"/>2.89</text:p>
          </table:table-cell>
          <table:table-cell office:value-type="float" office:value="1706" table:style-name="ce103">
            <text:p>1,706</text:p>
          </table:table-cell>
          <table:table-cell office:value-type="float" office:value="1822" table:style-name="ce103">
            <text:p>1,822</text:p>
          </table:table-cell>
          <table:table-cell office:value-type="float" office:value="9311" table:style-name="ce102">
            <text:p><text:s text:c="3"/>9,311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新 竹 市</text:p>
          </table:table-cell>
          <table:table-cell office:value-type="float" office:value="164784" table:style-name="ce105">
            <text:p><text:s text:c="3"/>164,784</text:p>
          </table:table-cell>
          <table:table-cell office:value-type="float" office:value="443969" table:style-name="ce105">
            <text:p><text:s text:c="3"/>443,969</text:p>
          </table:table-cell>
          <table:table-cell office:value-type="float" office:value="219035" table:style-name="ce105">
            <text:p><text:s text:c="3"/>219,035</text:p>
          </table:table-cell>
          <table:table-cell office:value-type="float" office:value="224934" table:style-name="ce105">
            <text:p><text:s text:c="3"/>224,934</text:p>
          </table:table-cell>
          <table:table-cell office:value-type="float" office:value="340" table:style-name="ce105">
            <text:p><text:s text:c="3"/>340</text:p>
          </table:table-cell>
          <table:table-cell office:value-type="float" office:value="176" table:style-name="ce103">
            <text:p>176</text:p>
          </table:table-cell>
          <table:table-cell office:value-type="float" office:value="164" table:style-name="ce103">
            <text:p>164</text:p>
          </table:table-cell>
          <table:table-cell office:value-type="float" office:value="9.02" table:style-name="ce104">
            <text:p><text:s text:c="3"/>9.02</text:p>
          </table:table-cell>
          <table:table-cell office:value-type="float" office:value="212" table:style-name="ce105">
            <text:p><text:s text:c="3"/>212</text:p>
          </table:table-cell>
          <table:table-cell office:value-type="float" office:value="117" table:style-name="ce103">
            <text:p>117</text:p>
          </table:table-cell>
          <table:table-cell office:value-type="float" office:value="95" table:style-name="ce103">
            <text:p>95</text:p>
          </table:table-cell>
          <table:table-cell office:value-type="float" office:value="5.62" table:style-name="ce104">
            <text:p><text:s text:c="3"/>5.6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3.4" table:style-name="ce109">
            <text:p><text:s text:c="4"/>3.40</text:p>
          </table:table-cell>
          <table:table-cell office:value-type="float" office:value="177" table:style-name="ce105">
            <text:p><text:s text:c="3"/>177</text:p>
          </table:table-cell>
          <table:table-cell office:value-type="float" office:value="4.7" table:style-name="ce104">
            <text:p><text:s text:c="3"/>4.70</text:p>
          </table:table-cell>
          <table:table-cell office:value-type="float" office:value="95" table:style-name="ce105">
            <text:p><text:s text:c="3"/>95</text:p>
          </table:table-cell>
          <table:table-cell office:value-type="float" office:value="2.52" table:style-name="ce104">
            <text:p><text:s text:c="3"/>2.52</text:p>
          </table:table-cell>
          <table:table-cell office:value-type="float" office:value="2096" table:style-name="ce103">
            <text:p>2,096</text:p>
          </table:table-cell>
          <table:table-cell office:value-type="float" office:value="1836" table:style-name="ce103">
            <text:p>1,836</text:p>
          </table:table-cell>
          <table:table-cell office:value-type="float" office:value="4121" table:style-name="ce102">
            <text:p><text:s text:c="3"/>4,121</text:p>
          </table:table-cell>
          <table:table-cell table:style-name="ce101"/>
          <table:table-cell table:number-columns-repeated="16361"/>
        </table:table-row>
        <table:table-row table:style-name="ro25">
          <table:table-cell office:value-type="string" table:style-name="ce108">
            <text:p>嘉 義 市</text:p>
          </table:table-cell>
          <table:table-cell office:value-type="float" office:value="99855" table:style-name="ce105">
            <text:p><text:s text:c="3"/>99,855</text:p>
          </table:table-cell>
          <table:table-cell office:value-type="float" office:value="268809" table:style-name="ce105">
            <text:p><text:s text:c="3"/>268,809</text:p>
          </table:table-cell>
          <table:table-cell office:value-type="float" office:value="130538" table:style-name="ce105">
            <text:p><text:s text:c="3"/>130,538</text:p>
          </table:table-cell>
          <table:table-cell office:value-type="float" office:value="138271" table:style-name="ce105">
            <text:p><text:s text:c="3"/>138,271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3" table:style-name="ce103">
            <text:p>53</text:p>
          </table:table-cell>
          <table:table-cell office:value-type="float" office:value="65" table:style-name="ce103">
            <text:p>65</text:p>
          </table:table-cell>
          <table:table-cell office:value-type="float" office:value="5.17" table:style-name="ce104">
            <text:p><text:s text:c="3"/>5.17</text:p>
          </table:table-cell>
          <table:table-cell office:value-type="float" office:value="154" table:style-name="ce105">
            <text:p><text:s text:c="3"/>154</text:p>
          </table:table-cell>
          <table:table-cell office:value-type="float" office:value="91" table:style-name="ce103">
            <text:p>91</text:p>
          </table:table-cell>
          <table:table-cell office:value-type="float" office:value="63" table:style-name="ce103">
            <text:p>63</text:p>
          </table:table-cell>
          <table:table-cell office:value-type="float" office:value="6.74" table:style-name="ce104">
            <text:p><text:s text:c="3"/>6.74</text:p>
          </table:table-cell>
          <table:table-cell office:value-type="float" office:value="-36" table:style-name="ce118">
            <text:p>－ <text:s text:c="4"/>36</text:p>
          </table:table-cell>
          <table:table-cell office:value-type="float" office:value="-1.58" table:style-name="ce109">
            <text:p>－ <text:s text:c="2"/>1.58</text:p>
          </table:table-cell>
          <table:table-cell office:value-type="float" office:value="81" table:style-name="ce105">
            <text:p><text:s text:c="3"/>81</text:p>
          </table:table-cell>
          <table:table-cell office:value-type="float" office:value="3.55" table:style-name="ce104">
            <text:p><text:s text:c="3"/>3.55</text:p>
          </table:table-cell>
          <table:table-cell office:value-type="float" office:value="50" table:style-name="ce105">
            <text:p><text:s text:c="3"/>50</text:p>
          </table:table-cell>
          <table:table-cell office:value-type="float" office:value="2.19" table:style-name="ce104">
            <text:p><text:s text:c="3"/>2.19</text:p>
          </table:table-cell>
          <table:table-cell office:value-type="float" office:value="901" table:style-name="ce103">
            <text:p>901</text:p>
          </table:table-cell>
          <table:table-cell office:value-type="float" office:value="1029" table:style-name="ce103">
            <text:p>1,029</text:p>
          </table:table-cell>
          <table:table-cell office:value-type="float" office:value="1058" table:style-name="ce102">
            <text:p><text:s text:c="3"/>1,058</text:p>
          </table:table-cell>
          <table:table-cell table:style-name="ce101"/>
          <table:table-cell table:number-columns-repeated="16361"/>
        </table:table-row>
        <table:table-row table:style-name="ro13">
          <table:table-cell office:value-type="string" table:style-name="ce117">
            <text:p>福 <text:s/>建 <text:s/>省</text:p>
          </table:table-cell>
          <table:table-cell office:value-type="float" office:value="43415" table:style-name="ce114">
            <text:p><text:s text:c="3"/>43,415</text:p>
          </table:table-cell>
          <table:table-cell office:value-type="float" office:value="151100" table:style-name="ce114">
            <text:p><text:s text:c="3"/>151,100</text:p>
          </table:table-cell>
          <table:table-cell office:value-type="float" office:value="76421" table:style-name="ce114">
            <text:p><text:s text:c="3"/>76,421</text:p>
          </table:table-cell>
          <table:table-cell office:value-type="float" office:value="74679" table:style-name="ce114">
            <text:p><text:s text:c="3"/>74,679</text:p>
          </table:table-cell>
          <table:table-cell office:value-type="float" office:value="115" table:style-name="ce114">
            <text:p><text:s text:c="3"/>115</text:p>
          </table:table-cell>
          <table:table-cell office:value-type="float" office:value="49" table:style-name="ce58">
            <text:p>49</text:p>
          </table:table-cell>
          <table:table-cell office:value-type="float" office:value="66" table:style-name="ce58">
            <text:p>66</text:p>
          </table:table-cell>
          <table:table-cell office:value-type="float" office:value="8.9600000000000009" table:style-name="ce113">
            <text:p><text:s text:c="3"/>8.96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36" table:style-name="ce58">
            <text:p>36</text:p>
          </table:table-cell>
          <table:table-cell office:value-type="float" office:value="25" table:style-name="ce58">
            <text:p>25</text:p>
          </table:table-cell>
          <table:table-cell office:value-type="float" office:value="4.75" table:style-name="ce113">
            <text:p><text:s text:c="3"/>4.75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4.21" table:style-name="ce115">
            <text:p><text:s text:c="4"/>4.21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.88" table:style-name="ce113">
            <text:p><text:s text:c="3"/>2.88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.01" table:style-name="ce113">
            <text:p><text:s text:c="3"/>1.01</text:p>
          </table:table-cell>
          <table:table-cell office:value-type="float" office:value="745" table:style-name="ce58">
            <text:p>745</text:p>
          </table:table-cell>
          <table:table-cell office:value-type="float" office:value="727" table:style-name="ce58">
            <text:p>727</text:p>
          </table:table-cell>
          <table:table-cell office:value-type="float" office:value="1286" table:style-name="ce112">
            <text:p><text:s text:c="3"/>1,286</text:p>
          </table:table-cell>
          <table:table-cell table:style-name="ce101"/>
          <table:table-cell table:number-columns-repeated="16361" table:style-name="ce111"/>
        </table:table-row>
        <table:table-row table:style-name="ro20">
          <table:table-cell office:value-type="string" table:style-name="ce108">
            <text:p>金 門 縣</text:p>
          </table:table-cell>
          <table:table-cell office:value-type="float" office:value="40401" table:style-name="ce110">
            <text:p><text:s text:c="3"/>40,401</text:p>
          </table:table-cell>
          <table:table-cell office:value-type="float" office:value="138026" table:style-name="ce105">
            <text:p><text:s text:c="3"/>138,026</text:p>
          </table:table-cell>
          <table:table-cell office:value-type="float" office:value="68946" table:style-name="ce105">
            <text:p><text:s text:c="3"/>68,946</text:p>
          </table:table-cell>
          <table:table-cell office:value-type="float" office:value="69080" table:style-name="ce105">
            <text:p><text:s text:c="3"/>69,080</text:p>
          </table:table-cell>
          <table:table-cell office:value-type="float" office:value="106" table:style-name="ce105">
            <text:p><text:s text:c="3"/>106</text:p>
          </table:table-cell>
          <table:table-cell office:value-type="float" office:value="44" table:style-name="ce103">
            <text:p>44</text:p>
          </table:table-cell>
          <table:table-cell office:value-type="float" office:value="62" table:style-name="ce103">
            <text:p>62</text:p>
          </table:table-cell>
          <table:table-cell office:value-type="float" office:value="9.0399999999999991" table:style-name="ce104">
            <text:p><text:s text:c="3"/>9.04</text:p>
          </table:table-cell>
          <table:table-cell office:value-type="float" office:value="60" table:style-name="ce105">
            <text:p><text:s text:c="3"/>60</text:p>
          </table:table-cell>
          <table:table-cell office:value-type="float" office:value="35" table:style-name="ce103">
            <text:p>35</text:p>
          </table:table-cell>
          <table:table-cell office:value-type="float" office:value="25" table:style-name="ce103">
            <text:p>25</text:p>
          </table:table-cell>
          <table:table-cell office:value-type="float" office:value="5.12" table:style-name="ce104">
            <text:p><text:s text:c="3"/>5.12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3.93" table:style-name="ce109">
            <text:p><text:s text:c="4"/>3.93</text:p>
          </table:table-cell>
          <table:table-cell office:value-type="float" office:value="32" table:style-name="ce105">
            <text:p><text:s text:c="3"/>32</text:p>
          </table:table-cell>
          <table:table-cell office:value-type="float" office:value="2.73" table:style-name="ce104">
            <text:p><text:s text:c="3"/>2.73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.1100000000000001" table:style-name="ce104">
            <text:p><text:s text:c="3"/>1.11</text:p>
          </table:table-cell>
          <table:table-cell office:value-type="float" office:value="663" table:style-name="ce103">
            <text:p>663</text:p>
          </table:table-cell>
          <table:table-cell office:value-type="float" office:value="635" table:style-name="ce103">
            <text:p>635</text:p>
          </table:table-cell>
          <table:table-cell office:value-type="float" office:value="1068" table:style-name="ce102">
            <text:p><text:s text:c="3"/>1,068</text:p>
          </table:table-cell>
          <table:table-cell table:style-name="ce101"/>
          <table:table-cell table:number-columns-repeated="16361"/>
        </table:table-row>
        <table:table-row table:style-name="ro28">
          <table:table-cell office:value-type="string" table:style-name="ce108">
            <text:p>連 江 縣</text:p>
          </table:table-cell>
          <table:table-cell office:value-type="float" office:value="3014" table:style-name="ce105">
            <text:p><text:s text:c="3"/>3,014</text:p>
          </table:table-cell>
          <table:table-cell office:value-type="float" office:value="13074" table:style-name="ce105">
            <text:p><text:s text:c="3"/>13,074</text:p>
          </table:table-cell>
          <table:table-cell office:value-type="float" office:value="7475" table:style-name="ce105">
            <text:p><text:s text:c="3"/>7,475</text:p>
          </table:table-cell>
          <table:table-cell office:value-type="float" office:value="5599" table:style-name="ce105">
            <text:p><text:s text:c="3"/>5,599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" table:style-name="ce103">
            <text:p>5</text:p>
          </table:table-cell>
          <table:table-cell office:value-type="float" office:value="4" table:style-name="ce103">
            <text:p>4</text:p>
          </table:table-cell>
          <table:table-cell office:value-type="float" office:value="8.1" table:style-name="ce104">
            <text:p><text:s text:c="3"/>8.1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0.9" table:style-name="ce104">
            <text:p><text:s text:c="3"/>0.90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.2" table:style-name="ce106">
            <text:p>7.20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4.5" table:style-name="ce104">
            <text:p><text:s text:c="3"/>4.5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82" table:style-name="ce103">
            <text:p>82</text:p>
          </table:table-cell>
          <table:table-cell office:value-type="float" office:value="92" table:style-name="ce103">
            <text:p>92</text:p>
          </table:table-cell>
          <table:table-cell office:value-type="float" office:value="218" table:style-name="ce102">
            <text:p><text:s text:c="3"/>218</text:p>
          </table:table-cell>
          <table:table-cell table:style-name="ce101"/>
          <table:table-cell table:number-columns-repeated="16361"/>
        </table:table-row>
        <table:table-row table:style-name="ro29">
          <table:table-cell table:style-name="ce100"/>
          <table:table-cell table:number-columns-repeated="7" table:style-name="ce99"/>
          <table:table-cell table:style-name="ce98"/>
          <table:table-cell table:number-columns-repeated="3"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7"/>
          <table:table-cell table:number-columns-repeated="3" table:style-name="ce96"/>
          <table:table-cell table:style-name="ce95"/>
          <table:table-cell table:number-columns-repeated="16362" table:style-name="ce2"/>
        </table:table-row>
        <table:table-row table:style-name="ro30">
          <table:table-cell office:value-type="string" table:style-name="ce94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93">
            <text:p><text:s text:c="16"/>內 政 部 戶 政 司 <text:s/>民 國 107 年 9 月 4 日 編製</text:p>
          </table:table-cell>
          <table:table-cell table:number-columns-repeated="16362"/>
        </table:table-row>
        <table:table-row table:style-name="ro8">
          <table:table-cell table:style-name="ce92"/>
          <table:table-cell table:number-columns-repeated="17" table:style-name="ce2"/>
          <table:table-cell table:number-columns-repeated="3" table:style-name="ce91"/>
          <table:table-cell table:style-name="ce89"/>
          <table:table-cell table:number-columns-repeated="16362"/>
        </table:table-row>
        <table:table-row table:style-name="ro8">
          <table:table-cell table:style-name="ce90"/>
          <table:table-cell table:number-columns-repeated="20" table:style-name="ce2"/>
          <table:table-cell table:style-name="ce89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6"/>
        <table:table-column table:style-name="co24" table:default-cell-style-name="ce156"/>
        <table:table-column table:style-name="co4" table:default-cell-style-name="ce156"/>
        <table:table-column table:style-name="co25" table:default-cell-style-name="ce156"/>
        <table:table-column table:style-name="co26" table:default-cell-style-name="ce156"/>
        <table:table-column table:style-name="co7" table:default-cell-style-name="ce156"/>
        <table:table-column table:style-name="co10" table:number-columns-repeated="2" table:default-cell-style-name="ce156"/>
        <table:table-column table:style-name="co27" table:default-cell-style-name="ce156"/>
        <table:table-column table:style-name="co24" table:default-cell-style-name="ce156"/>
        <table:table-column table:style-name="co23" table:default-cell-style-name="ce156"/>
        <table:table-column table:style-name="co7" table:default-cell-style-name="ce156"/>
        <table:table-column table:style-name="co28" table:default-cell-style-name="ce156"/>
        <table:table-column table:style-name="co23" table:default-cell-style-name="ce156"/>
        <table:table-column table:style-name="co3" table:default-cell-style-name="ce156"/>
        <table:table-column table:style-name="co10" table:default-cell-style-name="ce156"/>
        <table:table-column table:style-name="co29" table:default-cell-style-name="ce156"/>
        <table:table-column table:style-name="co24" table:default-cell-style-name="ce156"/>
        <table:table-column table:style-name="co7" table:default-cell-style-name="ce156"/>
        <table:table-column table:style-name="co10" table:default-cell-style-name="ce156"/>
        <table:table-column table:style-name="co30" table:default-cell-style-name="ce156"/>
        <table:table-column table:style-name="co25" table:default-cell-style-name="ce156"/>
        <table:table-column table:style-name="co13" table:default-cell-style-name="ce156"/>
        <table:table-column table:style-name="co3" table:default-cell-style-name="ce156"/>
        <table:table-column table:style-name="co30" table:default-cell-style-name="ce156"/>
        <table:table-column table:style-name="co31" table:default-cell-style-name="ce156"/>
        <table:table-column table:style-name="co20" table:number-columns-repeated="16358" table:default-cell-style-name="ce156"/>
        <table:table-row table:style-name="ro22">
          <table:table-cell office:value-type="string" table:number-columns-spanned="25" table:number-rows-spanned="1" table:style-name="ce247">
            <text:p>各 縣 市 人 口 年 齡 結 構 統 計 表</text:p>
          </table:table-cell>
          <table:covered-table-cell table:number-columns-repeated="24"/>
          <table:table-cell table:number-columns-repeated="16359" table:style-name="ce156"/>
        </table:table-row>
        <table:table-row table:style-name="ro31">
          <table:table-cell table:style-name="ce193"/>
          <table:table-cell table:number-columns-repeated="8" table:style-name="ce190"/>
          <table:table-cell table:style-name="ce156"/>
          <table:table-cell office:value-type="string" table:style-name="ce192">
            <text:p>中 華 民 國 107 年 8 月 底</text:p>
          </table:table-cell>
          <table:table-cell table:style-name="ce191"/>
          <table:table-cell table:number-columns-repeated="9" table:style-name="ce190"/>
          <table:table-cell table:number-columns-repeated="3" table:style-name="ce156"/>
          <table:table-cell office:value-type="string" table:style-name="ce189">
            <text:p>單位：人；％</text:p>
          </table:table-cell>
          <table:table-cell table:number-columns-repeated="16359" table:style-name="ce156"/>
        </table:table-row>
        <table:table-row table:style-name="ro5">
          <table:table-cell office:value-type="string" table:number-columns-spanned="1" table:number-rows-spanned="3" table:style-name="ce276">
            <text:p>區域別</text:p>
          </table:table-cell>
          <table:table-cell office:value-type="string" table:number-columns-spanned="4" table:number-rows-spanned="2" table:style-name="ce27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7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7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7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74">
            <text:p>20歲以上</text:p>
          </table:table-cell>
          <table:covered-table-cell table:number-columns-repeated="3"/>
          <table:table-cell table:number-columns-repeated="16359" table:style-name="ce168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8"/>
        </table:table-row>
        <table:table-row table:style-name="ro33">
          <table:covered-table-cell/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7">
            <text:p>計</text:p>
          </table:table-cell>
          <table:table-cell office:value-type="string" table:style-name="ce187">
            <text:p>男</text:p>
          </table:table-cell>
          <table:table-cell office:value-type="string" table:style-name="ce187">
            <text:p>女</text:p>
          </table:table-cell>
          <table:table-cell office:value-type="string" table:style-name="ce187">
            <text:p>％</text:p>
          </table:table-cell>
          <table:table-cell office:value-type="string" table:style-name="ce187">
            <text:p>計</text:p>
          </table:table-cell>
          <table:table-cell office:value-type="string" table:style-name="ce187">
            <text:p>男</text:p>
          </table:table-cell>
          <table:table-cell office:value-type="string" table:style-name="ce187">
            <text:p>女</text:p>
          </table:table-cell>
          <table:table-cell office:value-type="string" table:style-name="ce187">
            <text:p>％</text:p>
          </table:table-cell>
          <table:table-cell office:value-type="string" table:style-name="ce187">
            <text:p>計</text:p>
          </table:table-cell>
          <table:table-cell office:value-type="string" table:style-name="ce187">
            <text:p>男</text:p>
          </table:table-cell>
          <table:table-cell office:value-type="string" table:style-name="ce187">
            <text:p>女</text:p>
          </table:table-cell>
          <table:table-cell office:value-type="string" table:style-name="ce187">
            <text:p>％</text:p>
          </table:table-cell>
          <table:table-cell office:value-type="string" table:style-name="ce187">
            <text:p>計</text:p>
          </table:table-cell>
          <table:table-cell office:value-type="string" table:style-name="ce187">
            <text:p>男</text:p>
          </table:table-cell>
          <table:table-cell office:value-type="string" table:style-name="ce187">
            <text:p>女</text:p>
          </table:table-cell>
          <table:table-cell office:value-type="string" table:style-name="ce187">
            <text:p>％</text:p>
          </table:table-cell>
          <table:table-cell office:value-type="string" table:style-name="ce187">
            <text:p>計</text:p>
          </table:table-cell>
          <table:table-cell office:value-type="string" table:style-name="ce187">
            <text:p>男</text:p>
          </table:table-cell>
          <table:table-cell office:value-type="string" table:style-name="ce187">
            <text:p>女</text:p>
          </table:table-cell>
          <table:table-cell office:value-type="string" table:style-name="ce186">
            <text:p>％</text:p>
          </table:table-cell>
          <table:table-cell table:number-columns-repeated="16359" table:style-name="ce168"/>
        </table:table-row>
        <table:table-row table:style-name="ro19">
          <table:table-cell office:value-type="string" table:style-name="ce185">
            <text:p>總 <text:s text:c="5"/>計</text:p>
          </table:table-cell>
          <table:table-cell office:value-type="float" office:value="23577271" table:style-name="ce184">
            <text:p>23,577,271</text:p>
          </table:table-cell>
          <table:table-cell office:value-type="float" office:value="11712364" table:style-name="ce182">
            <text:p>11,712,364</text:p>
          </table:table-cell>
          <table:table-cell office:value-type="float" office:value="11864907" table:style-name="ce182">
            <text:p>11,864,907</text:p>
          </table:table-cell>
          <table:table-cell office:value-type="float" office:value="100" table:style-name="ce183">
            <text:p>100.00</text:p>
          </table:table-cell>
          <table:table-cell office:value-type="float" office:value="3064692" table:style-name="ce182">
            <text:p>3,064,692</text:p>
          </table:table-cell>
          <table:table-cell office:value-type="float" office:value="1593929" table:style-name="ce182">
            <text:p>1,593,929</text:p>
          </table:table-cell>
          <table:table-cell office:value-type="float" office:value="1470763" table:style-name="ce182">
            <text:p>1,470,763</text:p>
          </table:table-cell>
          <table:table-cell office:value-type="float" office:value="13" table:style-name="ce183">
            <text:p>13.00</text:p>
          </table:table-cell>
          <table:table-cell office:value-type="float" office:value="17145539" table:style-name="ce182">
            <text:p>17,145,539</text:p>
          </table:table-cell>
          <table:table-cell office:value-type="float" office:value="8574539" table:style-name="ce182">
            <text:p>8,574,539</text:p>
          </table:table-cell>
          <table:table-cell office:value-type="float" office:value="8571000" table:style-name="ce182">
            <text:p>8,571,000</text:p>
          </table:table-cell>
          <table:table-cell office:value-type="float" office:value="72.72" table:style-name="ce183">
            <text:p>72.72</text:p>
          </table:table-cell>
          <table:table-cell office:value-type="float" office:value="3367040" table:style-name="ce182">
            <text:p>3,367,040</text:p>
          </table:table-cell>
          <table:table-cell office:value-type="float" office:value="1543896" table:style-name="ce182">
            <text:p>1,543,896</text:p>
          </table:table-cell>
          <table:table-cell office:value-type="float" office:value="1823144" table:style-name="ce182">
            <text:p>1,823,144</text:p>
          </table:table-cell>
          <table:table-cell office:value-type="float" office:value="14.28" table:style-name="ce183">
            <text:p>14.28</text:p>
          </table:table-cell>
          <table:table-cell office:value-type="float" office:value="10568962" table:style-name="ce182">
            <text:p>10,568,962</text:p>
          </table:table-cell>
          <table:table-cell office:value-type="float" office:value="5314503" table:style-name="ce182">
            <text:p>5,314,503</text:p>
          </table:table-cell>
          <table:table-cell office:value-type="float" office:value="5254459" table:style-name="ce182">
            <text:p>5,254,459</text:p>
          </table:table-cell>
          <table:table-cell office:value-type="float" office:value="44.83" table:style-name="ce183">
            <text:p>44.83</text:p>
          </table:table-cell>
          <table:table-cell office:value-type="float" office:value="19183888" table:style-name="ce182">
            <text:p>19,183,888</text:p>
          </table:table-cell>
          <table:table-cell office:value-type="float" office:value="9425480" table:style-name="ce182">
            <text:p>9,425,480</text:p>
          </table:table-cell>
          <table:table-cell office:value-type="float" office:value="9758408" table:style-name="ce182">
            <text:p>9,758,408</text:p>
          </table:table-cell>
          <table:table-cell office:value-type="float" office:value="81.37" table:style-name="ce181">
            <text:p>81.37</text:p>
          </table:table-cell>
          <table:table-cell table:style-name="ce180"/>
          <table:table-cell table:number-columns-repeated="16358" table:style-name="ce179"/>
        </table:table-row>
        <table:table-row table:style-name="ro21">
          <table:table-cell office:value-type="string" table:style-name="ce178">
            <text:p>新 北 市</text:p>
          </table:table-cell>
          <table:table-cell office:value-type="float" office:value="3990211" table:style-name="ce177">
            <text:p>3,990,211</text:p>
          </table:table-cell>
          <table:table-cell office:value-type="float" office:value="1953210" table:style-name="ce175">
            <text:p>1,953,210</text:p>
          </table:table-cell>
          <table:table-cell office:value-type="float" office:value="2037001" table:style-name="ce175">
            <text:p>2,037,001</text:p>
          </table:table-cell>
          <table:table-cell office:value-type="float" office:value="100" table:style-name="ce176">
            <text:p>100.00</text:p>
          </table:table-cell>
          <table:table-cell office:value-type="float" office:value="492770" table:style-name="ce175">
            <text:p>492,770</text:p>
          </table:table-cell>
          <table:table-cell office:value-type="float" office:value="255908" table:style-name="ce175">
            <text:p>255,908</text:p>
          </table:table-cell>
          <table:table-cell office:value-type="float" office:value="236862" table:style-name="ce175">
            <text:p>236,862</text:p>
          </table:table-cell>
          <table:table-cell office:value-type="float" office:value="12.35" table:style-name="ce176">
            <text:p>12.35</text:p>
          </table:table-cell>
          <table:table-cell office:value-type="float" office:value="2971983" table:style-name="ce175">
            <text:p>2,971,983</text:p>
          </table:table-cell>
          <table:table-cell office:value-type="float" office:value="1457629" table:style-name="ce175">
            <text:p>1,457,629</text:p>
          </table:table-cell>
          <table:table-cell office:value-type="float" office:value="1514354" table:style-name="ce175">
            <text:p>1,514,354</text:p>
          </table:table-cell>
          <table:table-cell office:value-type="float" office:value="74.48" table:style-name="ce176">
            <text:p>74.48</text:p>
          </table:table-cell>
          <table:table-cell office:value-type="float" office:value="525458" table:style-name="ce175">
            <text:p>525,458</text:p>
          </table:table-cell>
          <table:table-cell office:value-type="float" office:value="239673" table:style-name="ce175">
            <text:p>239,673</text:p>
          </table:table-cell>
          <table:table-cell office:value-type="float" office:value="285785" table:style-name="ce175">
            <text:p>285,785</text:p>
          </table:table-cell>
          <table:table-cell office:value-type="float" office:value="13.17" table:style-name="ce176">
            <text:p>13.17</text:p>
          </table:table-cell>
          <table:table-cell office:value-type="float" office:value="1823890" table:style-name="ce175">
            <text:p>1,823,890</text:p>
          </table:table-cell>
          <table:table-cell office:value-type="float" office:value="910520" table:style-name="ce175">
            <text:p>910,520</text:p>
          </table:table-cell>
          <table:table-cell office:value-type="float" office:value="913370" table:style-name="ce175">
            <text:p>913,370</text:p>
          </table:table-cell>
          <table:table-cell office:value-type="float" office:value="45.71" table:style-name="ce176">
            <text:p>45.71</text:p>
          </table:table-cell>
          <table:table-cell office:value-type="float" office:value="3280199" table:style-name="ce175">
            <text:p>3,280,199</text:p>
          </table:table-cell>
          <table:table-cell office:value-type="float" office:value="1584218" table:style-name="ce175">
            <text:p>1,584,218</text:p>
          </table:table-cell>
          <table:table-cell office:value-type="float" office:value="1695981" table:style-name="ce175">
            <text:p>1,695,981</text:p>
          </table:table-cell>
          <table:table-cell office:value-type="float" office:value="82.21" table:style-name="ce174">
            <text:p>82.21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8">
            <text:p>臺 北 市</text:p>
          </table:table-cell>
          <table:table-cell office:value-type="float" office:value="2672092" table:style-name="ce177">
            <text:p>2,672,092</text:p>
          </table:table-cell>
          <table:table-cell office:value-type="float" office:value="1275635" table:style-name="ce175">
            <text:p>1,275,635</text:p>
          </table:table-cell>
          <table:table-cell office:value-type="float" office:value="1396457" table:style-name="ce175">
            <text:p>1,396,457</text:p>
          </table:table-cell>
          <table:table-cell office:value-type="float" office:value="100" table:style-name="ce176">
            <text:p>100.00</text:p>
          </table:table-cell>
          <table:table-cell office:value-type="float" office:value="365242" table:style-name="ce175">
            <text:p>365,242</text:p>
          </table:table-cell>
          <table:table-cell office:value-type="float" office:value="189474" table:style-name="ce175">
            <text:p>189,474</text:p>
          </table:table-cell>
          <table:table-cell office:value-type="float" office:value="175768" table:style-name="ce175">
            <text:p>175,768</text:p>
          </table:table-cell>
          <table:table-cell office:value-type="float" office:value="13.67" table:style-name="ce176">
            <text:p>13.67</text:p>
          </table:table-cell>
          <table:table-cell office:value-type="float" office:value="1856043" table:style-name="ce175">
            <text:p>1,856,043</text:p>
          </table:table-cell>
          <table:table-cell office:value-type="float" office:value="884664" table:style-name="ce175">
            <text:p>884,664</text:p>
          </table:table-cell>
          <table:table-cell office:value-type="float" office:value="971379" table:style-name="ce175">
            <text:p>971,379</text:p>
          </table:table-cell>
          <table:table-cell office:value-type="float" office:value="69.459999999999994" table:style-name="ce176">
            <text:p>69.46</text:p>
          </table:table-cell>
          <table:table-cell office:value-type="float" office:value="450807" table:style-name="ce175">
            <text:p>450,807</text:p>
          </table:table-cell>
          <table:table-cell office:value-type="float" office:value="201497" table:style-name="ce175">
            <text:p>201,497</text:p>
          </table:table-cell>
          <table:table-cell office:value-type="float" office:value="249310" table:style-name="ce175">
            <text:p>249,310</text:p>
          </table:table-cell>
          <table:table-cell office:value-type="float" office:value="16.87" table:style-name="ce176">
            <text:p>16.87</text:p>
          </table:table-cell>
          <table:table-cell office:value-type="float" office:value="1134710" table:style-name="ce175">
            <text:p>1,134,710</text:p>
          </table:table-cell>
          <table:table-cell office:value-type="float" office:value="543227" table:style-name="ce175">
            <text:p>543,227</text:p>
          </table:table-cell>
          <table:table-cell office:value-type="float" office:value="591483" table:style-name="ce175">
            <text:p>591,483</text:p>
          </table:table-cell>
          <table:table-cell office:value-type="float" office:value="42.47" table:style-name="ce176">
            <text:p>42.47</text:p>
          </table:table-cell>
          <table:table-cell office:value-type="float" office:value="2180059" table:style-name="ce175">
            <text:p>2,180,059</text:p>
          </table:table-cell>
          <table:table-cell office:value-type="float" office:value="1020200" table:style-name="ce175">
            <text:p>1,020,200</text:p>
          </table:table-cell>
          <table:table-cell office:value-type="float" office:value="1159859" table:style-name="ce175">
            <text:p>1,159,859</text:p>
          </table:table-cell>
          <table:table-cell office:value-type="float" office:value="81.59" table:style-name="ce174">
            <text:p>81.59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8">
            <text:p>桃 園 市</text:p>
          </table:table-cell>
          <table:table-cell office:value-type="float" office:value="2211127" table:style-name="ce177">
            <text:p>2,211,127</text:p>
          </table:table-cell>
          <table:table-cell office:value-type="float" office:value="1099941" table:style-name="ce175">
            <text:p>1,099,941</text:p>
          </table:table-cell>
          <table:table-cell office:value-type="float" office:value="1111186" table:style-name="ce175">
            <text:p>1,111,186</text:p>
          </table:table-cell>
          <table:table-cell office:value-type="float" office:value="100" table:style-name="ce176">
            <text:p>100.00</text:p>
          </table:table-cell>
          <table:table-cell office:value-type="float" office:value="334350" table:style-name="ce175">
            <text:p>334,350</text:p>
          </table:table-cell>
          <table:table-cell office:value-type="float" office:value="174314" table:style-name="ce175">
            <text:p>174,314</text:p>
          </table:table-cell>
          <table:table-cell office:value-type="float" office:value="160036" table:style-name="ce175">
            <text:p>160,036</text:p>
          </table:table-cell>
          <table:table-cell office:value-type="float" office:value="15.12" table:style-name="ce176">
            <text:p>15.12</text:p>
          </table:table-cell>
          <table:table-cell office:value-type="float" office:value="1630089" table:style-name="ce175">
            <text:p>1,630,089</text:p>
          </table:table-cell>
          <table:table-cell office:value-type="float" office:value="811180" table:style-name="ce175">
            <text:p>811,180</text:p>
          </table:table-cell>
          <table:table-cell office:value-type="float" office:value="818909" table:style-name="ce175">
            <text:p>818,909</text:p>
          </table:table-cell>
          <table:table-cell office:value-type="float" office:value="73.72" table:style-name="ce176">
            <text:p>73.72</text:p>
          </table:table-cell>
          <table:table-cell office:value-type="float" office:value="246688" table:style-name="ce175">
            <text:p>246,688</text:p>
          </table:table-cell>
          <table:table-cell office:value-type="float" office:value="114447" table:style-name="ce175">
            <text:p>114,447</text:p>
          </table:table-cell>
          <table:table-cell office:value-type="float" office:value="132241" table:style-name="ce175">
            <text:p>132,241</text:p>
          </table:table-cell>
          <table:table-cell office:value-type="float" office:value="11.16" table:style-name="ce176">
            <text:p>11.16</text:p>
          </table:table-cell>
          <table:table-cell office:value-type="float" office:value="1041976" table:style-name="ce175">
            <text:p>1,041,976</text:p>
          </table:table-cell>
          <table:table-cell office:value-type="float" office:value="521413" table:style-name="ce175">
            <text:p>521,413</text:p>
          </table:table-cell>
          <table:table-cell office:value-type="float" office:value="520563" table:style-name="ce175">
            <text:p>520,563</text:p>
          </table:table-cell>
          <table:table-cell office:value-type="float" office:value="47.12" table:style-name="ce176">
            <text:p>47.12</text:p>
          </table:table-cell>
          <table:table-cell office:value-type="float" office:value="1739634" table:style-name="ce175">
            <text:p>1,739,634</text:p>
          </table:table-cell>
          <table:table-cell office:value-type="float" office:value="853962" table:style-name="ce175">
            <text:p>853,962</text:p>
          </table:table-cell>
          <table:table-cell office:value-type="float" office:value="885672" table:style-name="ce175">
            <text:p>885,672</text:p>
          </table:table-cell>
          <table:table-cell office:value-type="float" office:value="78.680000000000007" table:style-name="ce174">
            <text:p>78.68</text:p>
          </table:table-cell>
          <table:table-cell table:number-columns-repeated="16359" table:style-name="ce168"/>
        </table:table-row>
        <table:table-row table:style-name="ro22">
          <table:table-cell office:value-type="string" table:style-name="ce178">
            <text:p>臺 中 市</text:p>
          </table:table-cell>
          <table:table-cell office:value-type="float" office:value="2797223" table:style-name="ce177">
            <text:p>2,797,223</text:p>
          </table:table-cell>
          <table:table-cell office:value-type="float" office:value="1377643" table:style-name="ce175">
            <text:p>1,377,643</text:p>
          </table:table-cell>
          <table:table-cell office:value-type="float" office:value="1419580" table:style-name="ce175">
            <text:p>1,419,580</text:p>
          </table:table-cell>
          <table:table-cell office:value-type="float" office:value="100" table:style-name="ce176">
            <text:p>100.00</text:p>
          </table:table-cell>
          <table:table-cell office:value-type="float" office:value="406853" table:style-name="ce175">
            <text:p>406,853</text:p>
          </table:table-cell>
          <table:table-cell office:value-type="float" office:value="211289" table:style-name="ce175">
            <text:p>211,289</text:p>
          </table:table-cell>
          <table:table-cell office:value-type="float" office:value="195564" table:style-name="ce175">
            <text:p>195,564</text:p>
          </table:table-cell>
          <table:table-cell office:value-type="float" office:value="14.54" table:style-name="ce176">
            <text:p>14.54</text:p>
          </table:table-cell>
          <table:table-cell office:value-type="float" office:value="2058115" table:style-name="ce175">
            <text:p>2,058,115</text:p>
          </table:table-cell>
          <table:table-cell office:value-type="float" office:value="1013581" table:style-name="ce175">
            <text:p>1,013,581</text:p>
          </table:table-cell>
          <table:table-cell office:value-type="float" office:value="1044534" table:style-name="ce175">
            <text:p>1,044,534</text:p>
          </table:table-cell>
          <table:table-cell office:value-type="float" office:value="73.58" table:style-name="ce176">
            <text:p>73.58</text:p>
          </table:table-cell>
          <table:table-cell office:value-type="float" office:value="332255" table:style-name="ce175">
            <text:p>332,255</text:p>
          </table:table-cell>
          <table:table-cell office:value-type="float" office:value="152773" table:style-name="ce175">
            <text:p>152,773</text:p>
          </table:table-cell>
          <table:table-cell office:value-type="float" office:value="179482" table:style-name="ce175">
            <text:p>179,482</text:p>
          </table:table-cell>
          <table:table-cell office:value-type="float" office:value="11.88" table:style-name="ce176">
            <text:p>11.88</text:p>
          </table:table-cell>
          <table:table-cell office:value-type="float" office:value="1297000" table:style-name="ce175">
            <text:p>1,297,000</text:p>
          </table:table-cell>
          <table:table-cell office:value-type="float" office:value="643230" table:style-name="ce175">
            <text:p>643,230</text:p>
          </table:table-cell>
          <table:table-cell office:value-type="float" office:value="653770" table:style-name="ce175">
            <text:p>653,770</text:p>
          </table:table-cell>
          <table:table-cell office:value-type="float" office:value="46.37" table:style-name="ce176">
            <text:p>46.37</text:p>
          </table:table-cell>
          <table:table-cell office:value-type="float" office:value="2219925" table:style-name="ce175">
            <text:p>2,219,925</text:p>
          </table:table-cell>
          <table:table-cell office:value-type="float" office:value="1077919" table:style-name="ce175">
            <text:p>1,077,919</text:p>
          </table:table-cell>
          <table:table-cell office:value-type="float" office:value="1142006" table:style-name="ce175">
            <text:p>1,142,006</text:p>
          </table:table-cell>
          <table:table-cell office:value-type="float" office:value="79.36" table:style-name="ce174">
            <text:p>79.36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8">
            <text:p>臺 南 市</text:p>
          </table:table-cell>
          <table:table-cell office:value-type="float" office:value="1884327" table:style-name="ce177">
            <text:p>1,884,327</text:p>
          </table:table-cell>
          <table:table-cell office:value-type="float" office:value="940516" table:style-name="ce175">
            <text:p>940,516</text:p>
          </table:table-cell>
          <table:table-cell office:value-type="float" office:value="943811" table:style-name="ce175">
            <text:p>943,811</text:p>
          </table:table-cell>
          <table:table-cell office:value-type="float" office:value="100" table:style-name="ce176">
            <text:p>100.00</text:p>
          </table:table-cell>
          <table:table-cell office:value-type="float" office:value="231897" table:style-name="ce175">
            <text:p>231,897</text:p>
          </table:table-cell>
          <table:table-cell office:value-type="float" office:value="120299" table:style-name="ce175">
            <text:p>120,299</text:p>
          </table:table-cell>
          <table:table-cell office:value-type="float" office:value="111598" table:style-name="ce175">
            <text:p>111,598</text:p>
          </table:table-cell>
          <table:table-cell office:value-type="float" office:value="12.31" table:style-name="ce176">
            <text:p>12.31</text:p>
          </table:table-cell>
          <table:table-cell office:value-type="float" office:value="1373900" table:style-name="ce175">
            <text:p>1,373,900</text:p>
          </table:table-cell>
          <table:table-cell office:value-type="float" office:value="692339" table:style-name="ce175">
            <text:p>692,339</text:p>
          </table:table-cell>
          <table:table-cell office:value-type="float" office:value="681561" table:style-name="ce175">
            <text:p>681,561</text:p>
          </table:table-cell>
          <table:table-cell office:value-type="float" office:value="72.91" table:style-name="ce176">
            <text:p>72.91</text:p>
          </table:table-cell>
          <table:table-cell office:value-type="float" office:value="278530" table:style-name="ce175">
            <text:p>278,530</text:p>
          </table:table-cell>
          <table:table-cell office:value-type="float" office:value="127878" table:style-name="ce175">
            <text:p>127,878</text:p>
          </table:table-cell>
          <table:table-cell office:value-type="float" office:value="150652" table:style-name="ce175">
            <text:p>150,652</text:p>
          </table:table-cell>
          <table:table-cell office:value-type="float" office:value="14.78" table:style-name="ce176">
            <text:p>14.78</text:p>
          </table:table-cell>
          <table:table-cell office:value-type="float" office:value="839355" table:style-name="ce175">
            <text:p>839,355</text:p>
          </table:table-cell>
          <table:table-cell office:value-type="float" office:value="424144" table:style-name="ce175">
            <text:p>424,144</text:p>
          </table:table-cell>
          <table:table-cell office:value-type="float" office:value="415211" table:style-name="ce175">
            <text:p>415,211</text:p>
          </table:table-cell>
          <table:table-cell office:value-type="float" office:value="44.54" table:style-name="ce176">
            <text:p>44.54</text:p>
          </table:table-cell>
          <table:table-cell office:value-type="float" office:value="1551792" table:style-name="ce175">
            <text:p>1,551,792</text:p>
          </table:table-cell>
          <table:table-cell office:value-type="float" office:value="767711" table:style-name="ce175">
            <text:p>767,711</text:p>
          </table:table-cell>
          <table:table-cell office:value-type="float" office:value="784081" table:style-name="ce175">
            <text:p>784,081</text:p>
          </table:table-cell>
          <table:table-cell office:value-type="float" office:value="82.35" table:style-name="ce174">
            <text:p>82.35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8">
            <text:p>高 雄 市</text:p>
          </table:table-cell>
          <table:table-cell office:value-type="float" office:value="2773093" table:style-name="ce177">
            <text:p>2,773,093</text:p>
          </table:table-cell>
          <table:table-cell office:value-type="float" office:value="1372374" table:style-name="ce175">
            <text:p>1,372,374</text:p>
          </table:table-cell>
          <table:table-cell office:value-type="float" office:value="1400719" table:style-name="ce175">
            <text:p>1,400,719</text:p>
          </table:table-cell>
          <table:table-cell office:value-type="float" office:value="100" table:style-name="ce176">
            <text:p>100.00</text:p>
          </table:table-cell>
          <table:table-cell office:value-type="float" office:value="333910" table:style-name="ce175">
            <text:p>333,910</text:p>
          </table:table-cell>
          <table:table-cell office:value-type="float" office:value="173452" table:style-name="ce175">
            <text:p>173,452</text:p>
          </table:table-cell>
          <table:table-cell office:value-type="float" office:value="160458" table:style-name="ce175">
            <text:p>160,458</text:p>
          </table:table-cell>
          <table:table-cell office:value-type="float" office:value="12.04" table:style-name="ce176">
            <text:p>12.04</text:p>
          </table:table-cell>
          <table:table-cell office:value-type="float" office:value="2031527" table:style-name="ce175">
            <text:p>2,031,527</text:p>
          </table:table-cell>
          <table:table-cell office:value-type="float" office:value="1011998" table:style-name="ce175">
            <text:p>1,011,998</text:p>
          </table:table-cell>
          <table:table-cell office:value-type="float" office:value="1019529" table:style-name="ce175">
            <text:p>1,019,529</text:p>
          </table:table-cell>
          <table:table-cell office:value-type="float" office:value="73.260000000000005" table:style-name="ce176">
            <text:p>73.26</text:p>
          </table:table-cell>
          <table:table-cell office:value-type="float" office:value="407656" table:style-name="ce175">
            <text:p>407,656</text:p>
          </table:table-cell>
          <table:table-cell office:value-type="float" office:value="186924" table:style-name="ce175">
            <text:p>186,924</text:p>
          </table:table-cell>
          <table:table-cell office:value-type="float" office:value="220732" table:style-name="ce175">
            <text:p>220,732</text:p>
          </table:table-cell>
          <table:table-cell office:value-type="float" office:value="14.7" table:style-name="ce176">
            <text:p>14.70</text:p>
          </table:table-cell>
          <table:table-cell office:value-type="float" office:value="1247343" table:style-name="ce175">
            <text:p>1,247,343</text:p>
          </table:table-cell>
          <table:table-cell office:value-type="float" office:value="627185" table:style-name="ce175">
            <text:p>627,185</text:p>
          </table:table-cell>
          <table:table-cell office:value-type="float" office:value="620158" table:style-name="ce175">
            <text:p>620,158</text:p>
          </table:table-cell>
          <table:table-cell office:value-type="float" office:value="44.98" table:style-name="ce176">
            <text:p>44.98</text:p>
          </table:table-cell>
          <table:table-cell office:value-type="float" office:value="2287450" table:style-name="ce175">
            <text:p>2,287,450</text:p>
          </table:table-cell>
          <table:table-cell office:value-type="float" office:value="1120175" table:style-name="ce175">
            <text:p>1,120,175</text:p>
          </table:table-cell>
          <table:table-cell office:value-type="float" office:value="1167275" table:style-name="ce175">
            <text:p>1,167,275</text:p>
          </table:table-cell>
          <table:table-cell office:value-type="float" office:value="82.49" table:style-name="ce174">
            <text:p>82.49</text:p>
          </table:table-cell>
          <table:table-cell table:number-columns-repeated="16359" table:style-name="ce168"/>
        </table:table-row>
        <table:table-row table:style-name="ro34">
          <table:table-cell office:value-type="string" table:style-name="ce178">
            <text:p><text:s/>臺 灣 省<text:s/></text:p>
          </table:table-cell>
          <table:table-cell office:value-type="float" office:value="7098098" table:style-name="ce177">
            <text:p>7,098,098</text:p>
          </table:table-cell>
          <table:table-cell office:value-type="float" office:value="3616624" table:style-name="ce175">
            <text:p>3,616,624</text:p>
          </table:table-cell>
          <table:table-cell office:value-type="float" office:value="3481474" table:style-name="ce175">
            <text:p>3,481,474</text:p>
          </table:table-cell>
          <table:table-cell office:value-type="float" office:value="100" table:style-name="ce176">
            <text:p>100.00</text:p>
          </table:table-cell>
          <table:table-cell office:value-type="float" office:value="885086" table:style-name="ce175">
            <text:p>885,086</text:p>
          </table:table-cell>
          <table:table-cell office:value-type="float" office:value="461553" table:style-name="ce175">
            <text:p>461,553</text:p>
          </table:table-cell>
          <table:table-cell office:value-type="float" office:value="423533" table:style-name="ce175">
            <text:p>423,533</text:p>
          </table:table-cell>
          <table:table-cell office:value-type="float" office:value="12.47" table:style-name="ce176">
            <text:p>12.47</text:p>
          </table:table-cell>
          <table:table-cell office:value-type="float" office:value="5106260" table:style-name="ce175">
            <text:p>5,106,260</text:p>
          </table:table-cell>
          <table:table-cell office:value-type="float" office:value="2643512" table:style-name="ce175">
            <text:p>2,643,512</text:p>
          </table:table-cell>
          <table:table-cell office:value-type="float" office:value="2462748" table:style-name="ce175">
            <text:p>2,462,748</text:p>
          </table:table-cell>
          <table:table-cell office:value-type="float" office:value="71.94" table:style-name="ce176">
            <text:p>71.94</text:p>
          </table:table-cell>
          <table:table-cell office:value-type="float" office:value="1106752" table:style-name="ce175">
            <text:p>1,106,752</text:p>
          </table:table-cell>
          <table:table-cell office:value-type="float" office:value="511559" table:style-name="ce175">
            <text:p>511,559</text:p>
          </table:table-cell>
          <table:table-cell office:value-type="float" office:value="595193" table:style-name="ce175">
            <text:p>595,193</text:p>
          </table:table-cell>
          <table:table-cell office:value-type="float" office:value="15.59" table:style-name="ce176">
            <text:p>15.59</text:p>
          </table:table-cell>
          <table:table-cell office:value-type="float" office:value="3114273" table:style-name="ce175">
            <text:p>3,114,273</text:p>
          </table:table-cell>
          <table:table-cell office:value-type="float" office:value="1609453" table:style-name="ce175">
            <text:p>1,609,453</text:p>
          </table:table-cell>
          <table:table-cell office:value-type="float" office:value="1504820" table:style-name="ce175">
            <text:p>1,504,820</text:p>
          </table:table-cell>
          <table:table-cell office:value-type="float" office:value="43.87" table:style-name="ce176">
            <text:p>43.87</text:p>
          </table:table-cell>
          <table:table-cell office:value-type="float" office:value="5795448" table:style-name="ce175">
            <text:p>5,795,448</text:p>
          </table:table-cell>
          <table:table-cell office:value-type="float" office:value="2936214" table:style-name="ce175">
            <text:p>2,936,214</text:p>
          </table:table-cell>
          <table:table-cell office:value-type="float" office:value="2859234" table:style-name="ce175">
            <text:p>2,859,234</text:p>
          </table:table-cell>
          <table:table-cell office:value-type="float" office:value="81.650000000000006" table:style-name="ce174">
            <text:p>81.65</text:p>
          </table:table-cell>
          <table:table-cell table:number-columns-repeated="16359" table:style-name="ce168"/>
        </table:table-row>
        <table:table-row table:style-name="ro18">
          <table:table-cell office:value-type="string" table:style-name="ce173">
            <text:p>宜 蘭 縣</text:p>
          </table:table-cell>
          <table:table-cell office:value-type="float" office:value="455758" table:style-name="ce172">
            <text:p>455,758</text:p>
          </table:table-cell>
          <table:table-cell office:value-type="float" office:value="230382" table:style-name="ce170">
            <text:p>230,382</text:p>
          </table:table-cell>
          <table:table-cell office:value-type="float" office:value="225376" table:style-name="ce170">
            <text:p>225,376</text:p>
          </table:table-cell>
          <table:table-cell office:value-type="float" office:value="100" table:style-name="ce171">
            <text:p>100.00</text:p>
          </table:table-cell>
          <table:table-cell office:value-type="float" office:value="54879" table:style-name="ce170">
            <text:p>54,879</text:p>
          </table:table-cell>
          <table:table-cell office:value-type="float" office:value="28532" table:style-name="ce170">
            <text:p>28,532</text:p>
          </table:table-cell>
          <table:table-cell office:value-type="float" office:value="26347" table:style-name="ce170">
            <text:p>26,347</text:p>
          </table:table-cell>
          <table:table-cell office:value-type="float" office:value="12.04" table:style-name="ce171">
            <text:p>12.04</text:p>
          </table:table-cell>
          <table:table-cell office:value-type="float" office:value="329261" table:style-name="ce170">
            <text:p>329,261</text:p>
          </table:table-cell>
          <table:table-cell office:value-type="float" office:value="168631" table:style-name="ce170">
            <text:p>168,631</text:p>
          </table:table-cell>
          <table:table-cell office:value-type="float" office:value="160630" table:style-name="ce170">
            <text:p>160,630</text:p>
          </table:table-cell>
          <table:table-cell office:value-type="float" office:value="72.239999999999995" table:style-name="ce171">
            <text:p>72.24</text:p>
          </table:table-cell>
          <table:table-cell office:value-type="float" office:value="71618" table:style-name="ce170">
            <text:p>71,618</text:p>
          </table:table-cell>
          <table:table-cell office:value-type="float" office:value="33219" table:style-name="ce170">
            <text:p>33,219</text:p>
          </table:table-cell>
          <table:table-cell office:value-type="float" office:value="38399" table:style-name="ce170">
            <text:p>38,399</text:p>
          </table:table-cell>
          <table:table-cell office:value-type="float" office:value="15.71" table:style-name="ce171">
            <text:p>15.71</text:p>
          </table:table-cell>
          <table:table-cell office:value-type="float" office:value="199544" table:style-name="ce170">
            <text:p>199,544</text:p>
          </table:table-cell>
          <table:table-cell office:value-type="float" office:value="102582" table:style-name="ce170">
            <text:p>102,582</text:p>
          </table:table-cell>
          <table:table-cell office:value-type="float" office:value="96962" table:style-name="ce170">
            <text:p>96,962</text:p>
          </table:table-cell>
          <table:table-cell office:value-type="float" office:value="43.78" table:style-name="ce171">
            <text:p>43.78</text:p>
          </table:table-cell>
          <table:table-cell office:value-type="float" office:value="374828" table:style-name="ce170">
            <text:p>374,828</text:p>
          </table:table-cell>
          <table:table-cell office:value-type="float" office:value="188255" table:style-name="ce170">
            <text:p>188,255</text:p>
          </table:table-cell>
          <table:table-cell office:value-type="float" office:value="186573" table:style-name="ce170">
            <text:p>186,573</text:p>
          </table:table-cell>
          <table:table-cell office:value-type="float" office:value="82.24" table:style-name="ce169">
            <text:p>82.24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新 竹 縣</text:p>
          </table:table-cell>
          <table:table-cell office:value-type="float" office:value="555604" table:style-name="ce172">
            <text:p>555,604</text:p>
          </table:table-cell>
          <table:table-cell office:value-type="float" office:value="283806" table:style-name="ce170">
            <text:p>283,806</text:p>
          </table:table-cell>
          <table:table-cell office:value-type="float" office:value="271798" table:style-name="ce170">
            <text:p>271,798</text:p>
          </table:table-cell>
          <table:table-cell office:value-type="float" office:value="100" table:style-name="ce171">
            <text:p>100.00</text:p>
          </table:table-cell>
          <table:table-cell office:value-type="float" office:value="91006" table:style-name="ce170">
            <text:p>91,006</text:p>
          </table:table-cell>
          <table:table-cell office:value-type="float" office:value="47388" table:style-name="ce170">
            <text:p>47,388</text:p>
          </table:table-cell>
          <table:table-cell office:value-type="float" office:value="43618" table:style-name="ce170">
            <text:p>43,618</text:p>
          </table:table-cell>
          <table:table-cell office:value-type="float" office:value="16.38" table:style-name="ce171">
            <text:p>16.38</text:p>
          </table:table-cell>
          <table:table-cell office:value-type="float" office:value="396958" table:style-name="ce170">
            <text:p>396,958</text:p>
          </table:table-cell>
          <table:table-cell office:value-type="float" office:value="204039" table:style-name="ce170">
            <text:p>204,039</text:p>
          </table:table-cell>
          <table:table-cell office:value-type="float" office:value="192919" table:style-name="ce170">
            <text:p>192,919</text:p>
          </table:table-cell>
          <table:table-cell office:value-type="float" office:value="71.45" table:style-name="ce171">
            <text:p>71.45</text:p>
          </table:table-cell>
          <table:table-cell office:value-type="float" office:value="67640" table:style-name="ce170">
            <text:p>67,640</text:p>
          </table:table-cell>
          <table:table-cell office:value-type="float" office:value="32379" table:style-name="ce170">
            <text:p>32,379</text:p>
          </table:table-cell>
          <table:table-cell office:value-type="float" office:value="35261" table:style-name="ce170">
            <text:p>35,261</text:p>
          </table:table-cell>
          <table:table-cell office:value-type="float" office:value="12.17" table:style-name="ce171">
            <text:p>12.17</text:p>
          </table:table-cell>
          <table:table-cell office:value-type="float" office:value="255447" table:style-name="ce170">
            <text:p>255,447</text:p>
          </table:table-cell>
          <table:table-cell office:value-type="float" office:value="130192" table:style-name="ce170">
            <text:p>130,192</text:p>
          </table:table-cell>
          <table:table-cell office:value-type="float" office:value="125255" table:style-name="ce170">
            <text:p>125,255</text:p>
          </table:table-cell>
          <table:table-cell office:value-type="float" office:value="45.98" table:style-name="ce171">
            <text:p>45.98</text:p>
          </table:table-cell>
          <table:table-cell office:value-type="float" office:value="430025" table:style-name="ce170">
            <text:p>430,025</text:p>
          </table:table-cell>
          <table:table-cell office:value-type="float" office:value="218236" table:style-name="ce170">
            <text:p>218,236</text:p>
          </table:table-cell>
          <table:table-cell office:value-type="float" office:value="211789" table:style-name="ce170">
            <text:p>211,789</text:p>
          </table:table-cell>
          <table:table-cell office:value-type="float" office:value="77.400000000000006" table:style-name="ce169">
            <text:p>77.40</text:p>
          </table:table-cell>
          <table:table-cell table:number-columns-repeated="16359" table:style-name="ce168"/>
        </table:table-row>
        <table:table-row table:style-name="ro35">
          <table:table-cell office:value-type="string" table:style-name="ce173">
            <text:p>苗 栗 縣</text:p>
          </table:table-cell>
          <table:table-cell office:value-type="float" office:value="550386" table:style-name="ce172">
            <text:p>550,386</text:p>
          </table:table-cell>
          <table:table-cell office:value-type="float" office:value="284072" table:style-name="ce170">
            <text:p>284,072</text:p>
          </table:table-cell>
          <table:table-cell office:value-type="float" office:value="266314" table:style-name="ce170">
            <text:p>266,314</text:p>
          </table:table-cell>
          <table:table-cell office:value-type="float" office:value="100" table:style-name="ce171">
            <text:p>100.00</text:p>
          </table:table-cell>
          <table:table-cell office:value-type="float" office:value="69780" table:style-name="ce170">
            <text:p>69,780</text:p>
          </table:table-cell>
          <table:table-cell office:value-type="float" office:value="36378" table:style-name="ce170">
            <text:p>36,378</text:p>
          </table:table-cell>
          <table:table-cell office:value-type="float" office:value="33402" table:style-name="ce170">
            <text:p>33,402</text:p>
          </table:table-cell>
          <table:table-cell office:value-type="float" office:value="12.68" table:style-name="ce171">
            <text:p>12.68</text:p>
          </table:table-cell>
          <table:table-cell office:value-type="float" office:value="393893" table:style-name="ce170">
            <text:p>393,893</text:p>
          </table:table-cell>
          <table:table-cell office:value-type="float" office:value="206553" table:style-name="ce170">
            <text:p>206,553</text:p>
          </table:table-cell>
          <table:table-cell office:value-type="float" office:value="187340" table:style-name="ce170">
            <text:p>187,340</text:p>
          </table:table-cell>
          <table:table-cell office:value-type="float" office:value="71.569999999999993" table:style-name="ce171">
            <text:p>71.57</text:p>
          </table:table-cell>
          <table:table-cell office:value-type="float" office:value="86713" table:style-name="ce170">
            <text:p>86,713</text:p>
          </table:table-cell>
          <table:table-cell office:value-type="float" office:value="41141" table:style-name="ce170">
            <text:p>41,141</text:p>
          </table:table-cell>
          <table:table-cell office:value-type="float" office:value="45572" table:style-name="ce170">
            <text:p>45,572</text:p>
          </table:table-cell>
          <table:table-cell office:value-type="float" office:value="15.75" table:style-name="ce171">
            <text:p>15.75</text:p>
          </table:table-cell>
          <table:table-cell office:value-type="float" office:value="241713" table:style-name="ce170">
            <text:p>241,713</text:p>
          </table:table-cell>
          <table:table-cell office:value-type="float" office:value="126451" table:style-name="ce170">
            <text:p>126,451</text:p>
          </table:table-cell>
          <table:table-cell office:value-type="float" office:value="115262" table:style-name="ce170">
            <text:p>115,262</text:p>
          </table:table-cell>
          <table:table-cell office:value-type="float" office:value="43.92" table:style-name="ce171">
            <text:p>43.92</text:p>
          </table:table-cell>
          <table:table-cell office:value-type="float" office:value="448383" table:style-name="ce170">
            <text:p>448,383</text:p>
          </table:table-cell>
          <table:table-cell office:value-type="float" office:value="230642" table:style-name="ce170">
            <text:p>230,642</text:p>
          </table:table-cell>
          <table:table-cell office:value-type="float" office:value="217741" table:style-name="ce170">
            <text:p>217,741</text:p>
          </table:table-cell>
          <table:table-cell office:value-type="float" office:value="81.47" table:style-name="ce169">
            <text:p>81.47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彰 化 縣</text:p>
          </table:table-cell>
          <table:table-cell office:value-type="float" office:value="1278568" table:style-name="ce172">
            <text:p>1,278,568</text:p>
          </table:table-cell>
          <table:table-cell office:value-type="float" office:value="651298" table:style-name="ce170">
            <text:p>651,298</text:p>
          </table:table-cell>
          <table:table-cell office:value-type="float" office:value="627270" table:style-name="ce170">
            <text:p>627,270</text:p>
          </table:table-cell>
          <table:table-cell office:value-type="float" office:value="100" table:style-name="ce171">
            <text:p>100.00</text:p>
          </table:table-cell>
          <table:table-cell office:value-type="float" office:value="167465" table:style-name="ce170">
            <text:p>167,465</text:p>
          </table:table-cell>
          <table:table-cell office:value-type="float" office:value="87536" table:style-name="ce170">
            <text:p>87,536</text:p>
          </table:table-cell>
          <table:table-cell office:value-type="float" office:value="79929" table:style-name="ce170">
            <text:p>79,929</text:p>
          </table:table-cell>
          <table:table-cell office:value-type="float" office:value="13.1" table:style-name="ce171">
            <text:p>13.10</text:p>
          </table:table-cell>
          <table:table-cell office:value-type="float" office:value="917841" table:style-name="ce170">
            <text:p>917,841</text:p>
          </table:table-cell>
          <table:table-cell office:value-type="float" office:value="474819" table:style-name="ce170">
            <text:p>474,819</text:p>
          </table:table-cell>
          <table:table-cell office:value-type="float" office:value="443022" table:style-name="ce170">
            <text:p>443,022</text:p>
          </table:table-cell>
          <table:table-cell office:value-type="float" office:value="71.790000000000006" table:style-name="ce171">
            <text:p>71.79</text:p>
          </table:table-cell>
          <table:table-cell office:value-type="float" office:value="193262" table:style-name="ce170">
            <text:p>193,262</text:p>
          </table:table-cell>
          <table:table-cell office:value-type="float" office:value="88943" table:style-name="ce170">
            <text:p>88,943</text:p>
          </table:table-cell>
          <table:table-cell office:value-type="float" office:value="104319" table:style-name="ce170">
            <text:p>104,319</text:p>
          </table:table-cell>
          <table:table-cell office:value-type="float" office:value="15.12" table:style-name="ce171">
            <text:p>15.12</text:p>
          </table:table-cell>
          <table:table-cell office:value-type="float" office:value="570079" table:style-name="ce170">
            <text:p>570,079</text:p>
          </table:table-cell>
          <table:table-cell office:value-type="float" office:value="294970" table:style-name="ce170">
            <text:p>294,970</text:p>
          </table:table-cell>
          <table:table-cell office:value-type="float" office:value="275109" table:style-name="ce170">
            <text:p>275,109</text:p>
          </table:table-cell>
          <table:table-cell office:value-type="float" office:value="44.59" table:style-name="ce171">
            <text:p>44.59</text:p>
          </table:table-cell>
          <table:table-cell office:value-type="float" office:value="1033574" table:style-name="ce170">
            <text:p>1,033,574</text:p>
          </table:table-cell>
          <table:table-cell office:value-type="float" office:value="523070" table:style-name="ce170">
            <text:p>523,070</text:p>
          </table:table-cell>
          <table:table-cell office:value-type="float" office:value="510504" table:style-name="ce170">
            <text:p>510,504</text:p>
          </table:table-cell>
          <table:table-cell office:value-type="float" office:value="80.84" table:style-name="ce169">
            <text:p>80.84</text:p>
          </table:table-cell>
          <table:table-cell table:number-columns-repeated="16359" table:style-name="ce168"/>
        </table:table-row>
        <table:table-row table:style-name="ro22">
          <table:table-cell office:value-type="string" table:style-name="ce173">
            <text:p>南 投 縣</text:p>
          </table:table-cell>
          <table:table-cell office:value-type="float" office:value="498425" table:style-name="ce172">
            <text:p>498,425</text:p>
          </table:table-cell>
          <table:table-cell office:value-type="float" office:value="255238" table:style-name="ce170">
            <text:p>255,238</text:p>
          </table:table-cell>
          <table:table-cell office:value-type="float" office:value="243187" table:style-name="ce170">
            <text:p>243,187</text:p>
          </table:table-cell>
          <table:table-cell office:value-type="float" office:value="100" table:style-name="ce171">
            <text:p>100.00</text:p>
          </table:table-cell>
          <table:table-cell office:value-type="float" office:value="54458" table:style-name="ce170">
            <text:p>54,458</text:p>
          </table:table-cell>
          <table:table-cell office:value-type="float" office:value="28278" table:style-name="ce170">
            <text:p>28,278</text:p>
          </table:table-cell>
          <table:table-cell office:value-type="float" office:value="26180" table:style-name="ce170">
            <text:p>26,180</text:p>
          </table:table-cell>
          <table:table-cell office:value-type="float" office:value="10.93" table:style-name="ce171">
            <text:p>10.93</text:p>
          </table:table-cell>
          <table:table-cell office:value-type="float" office:value="359651" table:style-name="ce170">
            <text:p>359,651</text:p>
          </table:table-cell>
          <table:table-cell office:value-type="float" office:value="187473" table:style-name="ce170">
            <text:p>187,473</text:p>
          </table:table-cell>
          <table:table-cell office:value-type="float" office:value="172178" table:style-name="ce170">
            <text:p>172,178</text:p>
          </table:table-cell>
          <table:table-cell office:value-type="float" office:value="72.16" table:style-name="ce171">
            <text:p>72.16</text:p>
          </table:table-cell>
          <table:table-cell office:value-type="float" office:value="84316" table:style-name="ce170">
            <text:p>84,316</text:p>
          </table:table-cell>
          <table:table-cell office:value-type="float" office:value="39487" table:style-name="ce170">
            <text:p>39,487</text:p>
          </table:table-cell>
          <table:table-cell office:value-type="float" office:value="44829" table:style-name="ce170">
            <text:p>44,829</text:p>
          </table:table-cell>
          <table:table-cell office:value-type="float" office:value="16.920000000000002" table:style-name="ce171">
            <text:p>16.92</text:p>
          </table:table-cell>
          <table:table-cell office:value-type="float" office:value="212572" table:style-name="ce170">
            <text:p>212,572</text:p>
          </table:table-cell>
          <table:table-cell office:value-type="float" office:value="111137" table:style-name="ce170">
            <text:p>111,137</text:p>
          </table:table-cell>
          <table:table-cell office:value-type="float" office:value="101435" table:style-name="ce170">
            <text:p>101,435</text:p>
          </table:table-cell>
          <table:table-cell office:value-type="float" office:value="42.65" table:style-name="ce171">
            <text:p>42.65</text:p>
          </table:table-cell>
          <table:table-cell office:value-type="float" office:value="414891" table:style-name="ce170">
            <text:p>414,891</text:p>
          </table:table-cell>
          <table:table-cell office:value-type="float" office:value="211785" table:style-name="ce170">
            <text:p>211,785</text:p>
          </table:table-cell>
          <table:table-cell office:value-type="float" office:value="203106" table:style-name="ce170">
            <text:p>203,106</text:p>
          </table:table-cell>
          <table:table-cell office:value-type="float" office:value="83.24" table:style-name="ce169">
            <text:p>83.24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雲 林 縣</text:p>
          </table:table-cell>
          <table:table-cell office:value-type="float" office:value="688081" table:style-name="ce172">
            <text:p>688,081</text:p>
          </table:table-cell>
          <table:table-cell office:value-type="float" office:value="356692" table:style-name="ce170">
            <text:p>356,692</text:p>
          </table:table-cell>
          <table:table-cell office:value-type="float" office:value="331389" table:style-name="ce170">
            <text:p>331,389</text:p>
          </table:table-cell>
          <table:table-cell office:value-type="float" office:value="100" table:style-name="ce171">
            <text:p>100.00</text:p>
          </table:table-cell>
          <table:table-cell office:value-type="float" office:value="79821" table:style-name="ce170">
            <text:p>79,821</text:p>
          </table:table-cell>
          <table:table-cell office:value-type="float" office:value="41590" table:style-name="ce170">
            <text:p>41,590</text:p>
          </table:table-cell>
          <table:table-cell office:value-type="float" office:value="38231" table:style-name="ce170">
            <text:p>38,231</text:p>
          </table:table-cell>
          <table:table-cell office:value-type="float" office:value="11.6" table:style-name="ce171">
            <text:p>11.60</text:p>
          </table:table-cell>
          <table:table-cell office:value-type="float" office:value="485910" table:style-name="ce170">
            <text:p>485,910</text:p>
          </table:table-cell>
          <table:table-cell office:value-type="float" office:value="259271" table:style-name="ce170">
            <text:p>259,271</text:p>
          </table:table-cell>
          <table:table-cell office:value-type="float" office:value="226639" table:style-name="ce170">
            <text:p>226,639</text:p>
          </table:table-cell>
          <table:table-cell office:value-type="float" office:value="70.62" table:style-name="ce171">
            <text:p>70.62</text:p>
          </table:table-cell>
          <table:table-cell office:value-type="float" office:value="122350" table:style-name="ce170">
            <text:p>122,350</text:p>
          </table:table-cell>
          <table:table-cell office:value-type="float" office:value="55831" table:style-name="ce170">
            <text:p>55,831</text:p>
          </table:table-cell>
          <table:table-cell office:value-type="float" office:value="66519" table:style-name="ce170">
            <text:p>66,519</text:p>
          </table:table-cell>
          <table:table-cell office:value-type="float" office:value="17.78" table:style-name="ce171">
            <text:p>17.78</text:p>
          </table:table-cell>
          <table:table-cell office:value-type="float" office:value="293433" table:style-name="ce170">
            <text:p>293,433</text:p>
          </table:table-cell>
          <table:table-cell office:value-type="float" office:value="154540" table:style-name="ce170">
            <text:p>154,540</text:p>
          </table:table-cell>
          <table:table-cell office:value-type="float" office:value="138893" table:style-name="ce170">
            <text:p>138,893</text:p>
          </table:table-cell>
          <table:table-cell office:value-type="float" office:value="42.65" table:style-name="ce171">
            <text:p>42.65</text:p>
          </table:table-cell>
          <table:table-cell office:value-type="float" office:value="567426" table:style-name="ce170">
            <text:p>567,426</text:p>
          </table:table-cell>
          <table:table-cell office:value-type="float" office:value="293613" table:style-name="ce170">
            <text:p>293,613</text:p>
          </table:table-cell>
          <table:table-cell office:value-type="float" office:value="273813" table:style-name="ce170">
            <text:p>273,813</text:p>
          </table:table-cell>
          <table:table-cell office:value-type="float" office:value="82.47" table:style-name="ce169">
            <text:p>82.47</text:p>
          </table:table-cell>
          <table:table-cell table:number-columns-repeated="16359" table:style-name="ce168"/>
        </table:table-row>
        <table:table-row table:style-name="ro35">
          <table:table-cell office:value-type="string" table:style-name="ce173">
            <text:p>嘉 義 縣</text:p>
          </table:table-cell>
          <table:table-cell office:value-type="float" office:value="508372" table:style-name="ce172">
            <text:p>508,372</text:p>
          </table:table-cell>
          <table:table-cell office:value-type="float" office:value="264204" table:style-name="ce170">
            <text:p>264,204</text:p>
          </table:table-cell>
          <table:table-cell office:value-type="float" office:value="244168" table:style-name="ce170">
            <text:p>244,168</text:p>
          </table:table-cell>
          <table:table-cell office:value-type="float" office:value="100" table:style-name="ce171">
            <text:p>100.00</text:p>
          </table:table-cell>
          <table:table-cell office:value-type="float" office:value="48520" table:style-name="ce170">
            <text:p>48,520</text:p>
          </table:table-cell>
          <table:table-cell office:value-type="float" office:value="25347" table:style-name="ce170">
            <text:p>25,347</text:p>
          </table:table-cell>
          <table:table-cell office:value-type="float" office:value="23173" table:style-name="ce170">
            <text:p>23,173</text:p>
          </table:table-cell>
          <table:table-cell office:value-type="float" office:value="9.5399999999999991" table:style-name="ce171">
            <text:p>9.54</text:p>
          </table:table-cell>
          <table:table-cell office:value-type="float" office:value="364333" table:style-name="ce170">
            <text:p>364,333</text:p>
          </table:table-cell>
          <table:table-cell office:value-type="float" office:value="195012" table:style-name="ce170">
            <text:p>195,012</text:p>
          </table:table-cell>
          <table:table-cell office:value-type="float" office:value="169321" table:style-name="ce170">
            <text:p>169,321</text:p>
          </table:table-cell>
          <table:table-cell office:value-type="float" office:value="71.67" table:style-name="ce171">
            <text:p>71.67</text:p>
          </table:table-cell>
          <table:table-cell office:value-type="float" office:value="95519" table:style-name="ce170">
            <text:p>95,519</text:p>
          </table:table-cell>
          <table:table-cell office:value-type="float" office:value="43845" table:style-name="ce170">
            <text:p>43,845</text:p>
          </table:table-cell>
          <table:table-cell office:value-type="float" office:value="51674" table:style-name="ce170">
            <text:p>51,674</text:p>
          </table:table-cell>
          <table:table-cell office:value-type="float" office:value="18.79" table:style-name="ce171">
            <text:p>18.79</text:p>
          </table:table-cell>
          <table:table-cell office:value-type="float" office:value="213620" table:style-name="ce170">
            <text:p>213,620</text:p>
          </table:table-cell>
          <table:table-cell office:value-type="float" office:value="112841" table:style-name="ce170">
            <text:p>112,841</text:p>
          </table:table-cell>
          <table:table-cell office:value-type="float" office:value="100779" table:style-name="ce170">
            <text:p>100,779</text:p>
          </table:table-cell>
          <table:table-cell office:value-type="float" office:value="42.02" table:style-name="ce171">
            <text:p>42.02</text:p>
          </table:table-cell>
          <table:table-cell office:value-type="float" office:value="430628" table:style-name="ce170">
            <text:p>430,628</text:p>
          </table:table-cell>
          <table:table-cell office:value-type="float" office:value="223451" table:style-name="ce170">
            <text:p>223,451</text:p>
          </table:table-cell>
          <table:table-cell office:value-type="float" office:value="207177" table:style-name="ce170">
            <text:p>207,177</text:p>
          </table:table-cell>
          <table:table-cell office:value-type="float" office:value="84.71" table:style-name="ce169">
            <text:p>84.71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屏 東 縣</text:p>
          </table:table-cell>
          <table:table-cell office:value-type="float" office:value="827599" table:style-name="ce172">
            <text:p>827,599</text:p>
          </table:table-cell>
          <table:table-cell office:value-type="float" office:value="422807" table:style-name="ce170">
            <text:p>422,807</text:p>
          </table:table-cell>
          <table:table-cell office:value-type="float" office:value="404792" table:style-name="ce170">
            <text:p>404,792</text:p>
          </table:table-cell>
          <table:table-cell office:value-type="float" office:value="100" table:style-name="ce171">
            <text:p>100.00</text:p>
          </table:table-cell>
          <table:table-cell office:value-type="float" office:value="89255" table:style-name="ce170">
            <text:p>89,255</text:p>
          </table:table-cell>
          <table:table-cell office:value-type="float" office:value="46680" table:style-name="ce170">
            <text:p>46,680</text:p>
          </table:table-cell>
          <table:table-cell office:value-type="float" office:value="42575" table:style-name="ce170">
            <text:p>42,575</text:p>
          </table:table-cell>
          <table:table-cell office:value-type="float" office:value="10.78" table:style-name="ce171">
            <text:p>10.78</text:p>
          </table:table-cell>
          <table:table-cell office:value-type="float" office:value="604234" table:style-name="ce170">
            <text:p>604,234</text:p>
          </table:table-cell>
          <table:table-cell office:value-type="float" office:value="313038" table:style-name="ce170">
            <text:p>313,038</text:p>
          </table:table-cell>
          <table:table-cell office:value-type="float" office:value="291196" table:style-name="ce170">
            <text:p>291,196</text:p>
          </table:table-cell>
          <table:table-cell office:value-type="float" office:value="73.010000000000005" table:style-name="ce171">
            <text:p>73.01</text:p>
          </table:table-cell>
          <table:table-cell office:value-type="float" office:value="134110" table:style-name="ce170">
            <text:p>134,110</text:p>
          </table:table-cell>
          <table:table-cell office:value-type="float" office:value="63089" table:style-name="ce170">
            <text:p>63,089</text:p>
          </table:table-cell>
          <table:table-cell office:value-type="float" office:value="71021" table:style-name="ce170">
            <text:p>71,021</text:p>
          </table:table-cell>
          <table:table-cell office:value-type="float" office:value="16.2" table:style-name="ce171">
            <text:p>16.20</text:p>
          </table:table-cell>
          <table:table-cell office:value-type="float" office:value="361518" table:style-name="ce170">
            <text:p>361,518</text:p>
          </table:table-cell>
          <table:table-cell office:value-type="float" office:value="188327" table:style-name="ce170">
            <text:p>188,327</text:p>
          </table:table-cell>
          <table:table-cell office:value-type="float" office:value="173191" table:style-name="ce170">
            <text:p>173,191</text:p>
          </table:table-cell>
          <table:table-cell office:value-type="float" office:value="43.68" table:style-name="ce171">
            <text:p>43.68</text:p>
          </table:table-cell>
          <table:table-cell office:value-type="float" office:value="692194" table:style-name="ce170">
            <text:p>692,194</text:p>
          </table:table-cell>
          <table:table-cell office:value-type="float" office:value="352102" table:style-name="ce170">
            <text:p>352,102</text:p>
          </table:table-cell>
          <table:table-cell office:value-type="float" office:value="340092" table:style-name="ce170">
            <text:p>340,092</text:p>
          </table:table-cell>
          <table:table-cell office:value-type="float" office:value="83.64" table:style-name="ce169">
            <text:p>83.64</text:p>
          </table:table-cell>
          <table:table-cell table:number-columns-repeated="16359" table:style-name="ce168"/>
        </table:table-row>
        <table:table-row table:style-name="ro22">
          <table:table-cell office:value-type="string" table:style-name="ce173">
            <text:p>臺 東 縣</text:p>
          </table:table-cell>
          <table:table-cell office:value-type="float" office:value="219489" table:style-name="ce172">
            <text:p>219,489</text:p>
          </table:table-cell>
          <table:table-cell office:value-type="float" office:value="113189" table:style-name="ce170">
            <text:p>113,189</text:p>
          </table:table-cell>
          <table:table-cell office:value-type="float" office:value="106300" table:style-name="ce170">
            <text:p>106,300</text:p>
          </table:table-cell>
          <table:table-cell office:value-type="float" office:value="100" table:style-name="ce171">
            <text:p>100.00</text:p>
          </table:table-cell>
          <table:table-cell office:value-type="float" office:value="25953" table:style-name="ce170">
            <text:p>25,953</text:p>
          </table:table-cell>
          <table:table-cell office:value-type="float" office:value="13647" table:style-name="ce170">
            <text:p>13,647</text:p>
          </table:table-cell>
          <table:table-cell office:value-type="float" office:value="12306" table:style-name="ce170">
            <text:p>12,306</text:p>
          </table:table-cell>
          <table:table-cell office:value-type="float" office:value="11.82" table:style-name="ce171">
            <text:p>11.82</text:p>
          </table:table-cell>
          <table:table-cell office:value-type="float" office:value="158660" table:style-name="ce170">
            <text:p>158,660</text:p>
          </table:table-cell>
          <table:table-cell office:value-type="float" office:value="83656" table:style-name="ce170">
            <text:p>83,656</text:p>
          </table:table-cell>
          <table:table-cell office:value-type="float" office:value="75004" table:style-name="ce170">
            <text:p>75,004</text:p>
          </table:table-cell>
          <table:table-cell office:value-type="float" office:value="72.290000000000006" table:style-name="ce171">
            <text:p>72.29</text:p>
          </table:table-cell>
          <table:table-cell office:value-type="float" office:value="34876" table:style-name="ce170">
            <text:p>34,876</text:p>
          </table:table-cell>
          <table:table-cell office:value-type="float" office:value="15886" table:style-name="ce170">
            <text:p>15,886</text:p>
          </table:table-cell>
          <table:table-cell office:value-type="float" office:value="18990" table:style-name="ce170">
            <text:p>18,990</text:p>
          </table:table-cell>
          <table:table-cell office:value-type="float" office:value="15.89" table:style-name="ce171">
            <text:p>15.89</text:p>
          </table:table-cell>
          <table:table-cell office:value-type="float" office:value="94720" table:style-name="ce170">
            <text:p>94,720</text:p>
          </table:table-cell>
          <table:table-cell office:value-type="float" office:value="50170" table:style-name="ce170">
            <text:p>50,170</text:p>
          </table:table-cell>
          <table:table-cell office:value-type="float" office:value="44550" table:style-name="ce170">
            <text:p>44,550</text:p>
          </table:table-cell>
          <table:table-cell office:value-type="float" office:value="43.15" table:style-name="ce171">
            <text:p>43.15</text:p>
          </table:table-cell>
          <table:table-cell office:value-type="float" office:value="180789" table:style-name="ce170">
            <text:p>180,789</text:p>
          </table:table-cell>
          <table:table-cell office:value-type="float" office:value="92934" table:style-name="ce170">
            <text:p>92,934</text:p>
          </table:table-cell>
          <table:table-cell office:value-type="float" office:value="87855" table:style-name="ce170">
            <text:p>87,855</text:p>
          </table:table-cell>
          <table:table-cell office:value-type="float" office:value="82.37" table:style-name="ce169">
            <text:p>82.37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花 蓮 縣</text:p>
          </table:table-cell>
          <table:table-cell office:value-type="float" office:value="328601" table:style-name="ce172">
            <text:p>328,601</text:p>
          </table:table-cell>
          <table:table-cell office:value-type="float" office:value="166623" table:style-name="ce170">
            <text:p>166,623</text:p>
          </table:table-cell>
          <table:table-cell office:value-type="float" office:value="161978" table:style-name="ce170">
            <text:p>161,978</text:p>
          </table:table-cell>
          <table:table-cell office:value-type="float" office:value="100" table:style-name="ce171">
            <text:p>100.00</text:p>
          </table:table-cell>
          <table:table-cell office:value-type="float" office:value="39543" table:style-name="ce170">
            <text:p>39,543</text:p>
          </table:table-cell>
          <table:table-cell office:value-type="float" office:value="20637" table:style-name="ce170">
            <text:p>20,637</text:p>
          </table:table-cell>
          <table:table-cell office:value-type="float" office:value="18906" table:style-name="ce170">
            <text:p>18,906</text:p>
          </table:table-cell>
          <table:table-cell office:value-type="float" office:value="12.03" table:style-name="ce171">
            <text:p>12.03</text:p>
          </table:table-cell>
          <table:table-cell office:value-type="float" office:value="237551" table:style-name="ce170">
            <text:p>237,551</text:p>
          </table:table-cell>
          <table:table-cell office:value-type="float" office:value="122264" table:style-name="ce170">
            <text:p>122,264</text:p>
          </table:table-cell>
          <table:table-cell office:value-type="float" office:value="115287" table:style-name="ce170">
            <text:p>115,287</text:p>
          </table:table-cell>
          <table:table-cell office:value-type="float" office:value="72.290000000000006" table:style-name="ce171">
            <text:p>72.29</text:p>
          </table:table-cell>
          <table:table-cell office:value-type="float" office:value="51507" table:style-name="ce170">
            <text:p>51,507</text:p>
          </table:table-cell>
          <table:table-cell office:value-type="float" office:value="23722" table:style-name="ce170">
            <text:p>23,722</text:p>
          </table:table-cell>
          <table:table-cell office:value-type="float" office:value="27785" table:style-name="ce170">
            <text:p>27,785</text:p>
          </table:table-cell>
          <table:table-cell office:value-type="float" office:value="15.67" table:style-name="ce171">
            <text:p>15.67</text:p>
          </table:table-cell>
          <table:table-cell office:value-type="float" office:value="142615" table:style-name="ce170">
            <text:p>142,615</text:p>
          </table:table-cell>
          <table:table-cell office:value-type="float" office:value="73730" table:style-name="ce170">
            <text:p>73,730</text:p>
          </table:table-cell>
          <table:table-cell office:value-type="float" office:value="68885" table:style-name="ce170">
            <text:p>68,885</text:p>
          </table:table-cell>
          <table:table-cell office:value-type="float" office:value="43.4" table:style-name="ce171">
            <text:p>43.40</text:p>
          </table:table-cell>
          <table:table-cell office:value-type="float" office:value="270431" table:style-name="ce170">
            <text:p>270,431</text:p>
          </table:table-cell>
          <table:table-cell office:value-type="float" office:value="136217" table:style-name="ce170">
            <text:p>136,217</text:p>
          </table:table-cell>
          <table:table-cell office:value-type="float" office:value="134214" table:style-name="ce170">
            <text:p>134,214</text:p>
          </table:table-cell>
          <table:table-cell office:value-type="float" office:value="82.3" table:style-name="ce169">
            <text:p>82.30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澎 湖 縣</text:p>
          </table:table-cell>
          <table:table-cell office:value-type="float" office:value="103976" table:style-name="ce172">
            <text:p>103,976</text:p>
          </table:table-cell>
          <table:table-cell office:value-type="float" office:value="53518" table:style-name="ce170">
            <text:p>53,518</text:p>
          </table:table-cell>
          <table:table-cell office:value-type="float" office:value="50458" table:style-name="ce170">
            <text:p>50,458</text:p>
          </table:table-cell>
          <table:table-cell office:value-type="float" office:value="100" table:style-name="ce171">
            <text:p>100.00</text:p>
          </table:table-cell>
          <table:table-cell office:value-type="float" office:value="11117" table:style-name="ce170">
            <text:p>11,117</text:p>
          </table:table-cell>
          <table:table-cell office:value-type="float" office:value="5833" table:style-name="ce170">
            <text:p>5,833</text:p>
          </table:table-cell>
          <table:table-cell office:value-type="float" office:value="5284" table:style-name="ce170">
            <text:p>5,284</text:p>
          </table:table-cell>
          <table:table-cell office:value-type="float" office:value="10.69" table:style-name="ce171">
            <text:p>10.69</text:p>
          </table:table-cell>
          <table:table-cell office:value-type="float" office:value="76377" table:style-name="ce170">
            <text:p>76,377</text:p>
          </table:table-cell>
          <table:table-cell office:value-type="float" office:value="40052" table:style-name="ce170">
            <text:p>40,052</text:p>
          </table:table-cell>
          <table:table-cell office:value-type="float" office:value="36325" table:style-name="ce170">
            <text:p>36,325</text:p>
          </table:table-cell>
          <table:table-cell office:value-type="float" office:value="73.459999999999994" table:style-name="ce171">
            <text:p>73.46</text:p>
          </table:table-cell>
          <table:table-cell office:value-type="float" office:value="16482" table:style-name="ce170">
            <text:p>16,482</text:p>
          </table:table-cell>
          <table:table-cell office:value-type="float" office:value="7633" table:style-name="ce170">
            <text:p>7,633</text:p>
          </table:table-cell>
          <table:table-cell office:value-type="float" office:value="8849" table:style-name="ce170">
            <text:p>8,849</text:p>
          </table:table-cell>
          <table:table-cell office:value-type="float" office:value="15.85" table:style-name="ce171">
            <text:p>15.85</text:p>
          </table:table-cell>
          <table:table-cell office:value-type="float" office:value="47938" table:style-name="ce170">
            <text:p>47,938</text:p>
          </table:table-cell>
          <table:table-cell office:value-type="float" office:value="24915" table:style-name="ce170">
            <text:p>24,915</text:p>
          </table:table-cell>
          <table:table-cell office:value-type="float" office:value="23023" table:style-name="ce170">
            <text:p>23,023</text:p>
          </table:table-cell>
          <table:table-cell office:value-type="float" office:value="46.1" table:style-name="ce171">
            <text:p>46.10</text:p>
          </table:table-cell>
          <table:table-cell office:value-type="float" office:value="87101" table:style-name="ce170">
            <text:p>87,101</text:p>
          </table:table-cell>
          <table:table-cell office:value-type="float" office:value="44622" table:style-name="ce170">
            <text:p>44,622</text:p>
          </table:table-cell>
          <table:table-cell office:value-type="float" office:value="42479" table:style-name="ce170">
            <text:p>42,479</text:p>
          </table:table-cell>
          <table:table-cell office:value-type="float" office:value="83.77" table:style-name="ce169">
            <text:p>83.77</text:p>
          </table:table-cell>
          <table:table-cell table:number-columns-repeated="16359" table:style-name="ce168"/>
        </table:table-row>
        <table:table-row table:style-name="ro23">
          <table:table-cell office:value-type="string" table:style-name="ce173">
            <text:p>基 隆 市</text:p>
          </table:table-cell>
          <table:table-cell office:value-type="float" office:value="370461" table:style-name="ce172">
            <text:p>370,461</text:p>
          </table:table-cell>
          <table:table-cell office:value-type="float" office:value="185222" table:style-name="ce170">
            <text:p>185,222</text:p>
          </table:table-cell>
          <table:table-cell office:value-type="float" office:value="185239" table:style-name="ce170">
            <text:p>185,239</text:p>
          </table:table-cell>
          <table:table-cell office:value-type="float" office:value="100" table:style-name="ce171">
            <text:p>100.00</text:p>
          </table:table-cell>
          <table:table-cell office:value-type="float" office:value="39198" table:style-name="ce170">
            <text:p>39,198</text:p>
          </table:table-cell>
          <table:table-cell office:value-type="float" office:value="20332" table:style-name="ce170">
            <text:p>20,332</text:p>
          </table:table-cell>
          <table:table-cell office:value-type="float" office:value="18866" table:style-name="ce170">
            <text:p>18,866</text:p>
          </table:table-cell>
          <table:table-cell office:value-type="float" office:value="10.58" table:style-name="ce171">
            <text:p>10.58</text:p>
          </table:table-cell>
          <table:table-cell office:value-type="float" office:value="274344" table:style-name="ce170">
            <text:p>274,344</text:p>
          </table:table-cell>
          <table:table-cell office:value-type="float" office:value="139111" table:style-name="ce170">
            <text:p>139,111</text:p>
          </table:table-cell>
          <table:table-cell office:value-type="float" office:value="135233" table:style-name="ce170">
            <text:p>135,233</text:p>
          </table:table-cell>
          <table:table-cell office:value-type="float" office:value="74.05" table:style-name="ce171">
            <text:p>74.05</text:p>
          </table:table-cell>
          <table:table-cell office:value-type="float" office:value="56919" table:style-name="ce170">
            <text:p>56,919</text:p>
          </table:table-cell>
          <table:table-cell office:value-type="float" office:value="25779" table:style-name="ce170">
            <text:p>25,779</text:p>
          </table:table-cell>
          <table:table-cell office:value-type="float" office:value="31140" table:style-name="ce170">
            <text:p>31,140</text:p>
          </table:table-cell>
          <table:table-cell office:value-type="float" office:value="15.36" table:style-name="ce171">
            <text:p>15.36</text:p>
          </table:table-cell>
          <table:table-cell office:value-type="float" office:value="161335" table:style-name="ce170">
            <text:p>161,335</text:p>
          </table:table-cell>
          <table:table-cell office:value-type="float" office:value="82575" table:style-name="ce170">
            <text:p>82,575</text:p>
          </table:table-cell>
          <table:table-cell office:value-type="float" office:value="78760" table:style-name="ce170">
            <text:p>78,760</text:p>
          </table:table-cell>
          <table:table-cell office:value-type="float" office:value="43.55" table:style-name="ce171">
            <text:p>43.55</text:p>
          </table:table-cell>
          <table:table-cell office:value-type="float" office:value="310809" table:style-name="ce170">
            <text:p>310,809</text:p>
          </table:table-cell>
          <table:table-cell office:value-type="float" office:value="154215" table:style-name="ce170">
            <text:p>154,215</text:p>
          </table:table-cell>
          <table:table-cell office:value-type="float" office:value="156594" table:style-name="ce170">
            <text:p>156,594</text:p>
          </table:table-cell>
          <table:table-cell office:value-type="float" office:value="83.9" table:style-name="ce169">
            <text:p>83.90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新 竹 市</text:p>
          </table:table-cell>
          <table:table-cell office:value-type="float" office:value="443969" table:style-name="ce172">
            <text:p>443,969</text:p>
          </table:table-cell>
          <table:table-cell office:value-type="float" office:value="219035" table:style-name="ce170">
            <text:p>219,035</text:p>
          </table:table-cell>
          <table:table-cell office:value-type="float" office:value="224934" table:style-name="ce170">
            <text:p>224,934</text:p>
          </table:table-cell>
          <table:table-cell office:value-type="float" office:value="100" table:style-name="ce171">
            <text:p>100.00</text:p>
          </table:table-cell>
          <table:table-cell office:value-type="float" office:value="76904" table:style-name="ce170">
            <text:p>76,904</text:p>
          </table:table-cell>
          <table:table-cell office:value-type="float" office:value="39940" table:style-name="ce170">
            <text:p>39,940</text:p>
          </table:table-cell>
          <table:table-cell office:value-type="float" office:value="36964" table:style-name="ce170">
            <text:p>36,964</text:p>
          </table:table-cell>
          <table:table-cell office:value-type="float" office:value="17.32" table:style-name="ce171">
            <text:p>17.32</text:p>
          </table:table-cell>
          <table:table-cell office:value-type="float" office:value="314724" table:style-name="ce170">
            <text:p>314,724</text:p>
          </table:table-cell>
          <table:table-cell office:value-type="float" office:value="155794" table:style-name="ce170">
            <text:p>155,794</text:p>
          </table:table-cell>
          <table:table-cell office:value-type="float" office:value="158930" table:style-name="ce170">
            <text:p>158,930</text:p>
          </table:table-cell>
          <table:table-cell office:value-type="float" office:value="70.89" table:style-name="ce171">
            <text:p>70.89</text:p>
          </table:table-cell>
          <table:table-cell office:value-type="float" office:value="52341" table:style-name="ce170">
            <text:p>52,341</text:p>
          </table:table-cell>
          <table:table-cell office:value-type="float" office:value="23301" table:style-name="ce170">
            <text:p>23,301</text:p>
          </table:table-cell>
          <table:table-cell office:value-type="float" office:value="29040" table:style-name="ce170">
            <text:p>29,040</text:p>
          </table:table-cell>
          <table:table-cell office:value-type="float" office:value="11.79" table:style-name="ce171">
            <text:p>11.79</text:p>
          </table:table-cell>
          <table:table-cell office:value-type="float" office:value="202671" table:style-name="ce170">
            <text:p>202,671</text:p>
          </table:table-cell>
          <table:table-cell office:value-type="float" office:value="100138" table:style-name="ce170">
            <text:p>100,138</text:p>
          </table:table-cell>
          <table:table-cell office:value-type="float" office:value="102533" table:style-name="ce170">
            <text:p>102,533</text:p>
          </table:table-cell>
          <table:table-cell office:value-type="float" office:value="45.65" table:style-name="ce171">
            <text:p>45.65</text:p>
          </table:table-cell>
          <table:table-cell office:value-type="float" office:value="340203" table:style-name="ce170">
            <text:p>340,203</text:p>
          </table:table-cell>
          <table:table-cell office:value-type="float" office:value="165104" table:style-name="ce170">
            <text:p>165,104</text:p>
          </table:table-cell>
          <table:table-cell office:value-type="float" office:value="175099" table:style-name="ce170">
            <text:p>175,099</text:p>
          </table:table-cell>
          <table:table-cell office:value-type="float" office:value="76.63" table:style-name="ce169">
            <text:p>76.63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嘉 義 市</text:p>
          </table:table-cell>
          <table:table-cell office:value-type="float" office:value="268809" table:style-name="ce172">
            <text:p>268,809</text:p>
          </table:table-cell>
          <table:table-cell office:value-type="float" office:value="130538" table:style-name="ce170">
            <text:p>130,538</text:p>
          </table:table-cell>
          <table:table-cell office:value-type="float" office:value="138271" table:style-name="ce170">
            <text:p>138,271</text:p>
          </table:table-cell>
          <table:table-cell office:value-type="float" office:value="100" table:style-name="ce171">
            <text:p>100.00</text:p>
          </table:table-cell>
          <table:table-cell office:value-type="float" office:value="37187" table:style-name="ce170">
            <text:p>37,187</text:p>
          </table:table-cell>
          <table:table-cell office:value-type="float" office:value="19435" table:style-name="ce170">
            <text:p>19,435</text:p>
          </table:table-cell>
          <table:table-cell office:value-type="float" office:value="17752" table:style-name="ce170">
            <text:p>17,752</text:p>
          </table:table-cell>
          <table:table-cell office:value-type="float" office:value="13.83" table:style-name="ce171">
            <text:p>13.83</text:p>
          </table:table-cell>
          <table:table-cell office:value-type="float" office:value="192523" table:style-name="ce170">
            <text:p>192,523</text:p>
          </table:table-cell>
          <table:table-cell office:value-type="float" office:value="93799" table:style-name="ce170">
            <text:p>93,799</text:p>
          </table:table-cell>
          <table:table-cell office:value-type="float" office:value="98724" table:style-name="ce170">
            <text:p>98,724</text:p>
          </table:table-cell>
          <table:table-cell office:value-type="float" office:value="71.62" table:style-name="ce171">
            <text:p>71.62</text:p>
          </table:table-cell>
          <table:table-cell office:value-type="float" office:value="39099" table:style-name="ce170">
            <text:p>39,099</text:p>
          </table:table-cell>
          <table:table-cell office:value-type="float" office:value="17304" table:style-name="ce170">
            <text:p>17,304</text:p>
          </table:table-cell>
          <table:table-cell office:value-type="float" office:value="21795" table:style-name="ce170">
            <text:p>21,795</text:p>
          </table:table-cell>
          <table:table-cell office:value-type="float" office:value="14.55" table:style-name="ce171">
            <text:p>14.55</text:p>
          </table:table-cell>
          <table:table-cell office:value-type="float" office:value="117068" table:style-name="ce170">
            <text:p>117,068</text:p>
          </table:table-cell>
          <table:table-cell office:value-type="float" office:value="56885" table:style-name="ce170">
            <text:p>56,885</text:p>
          </table:table-cell>
          <table:table-cell office:value-type="float" office:value="60183" table:style-name="ce170">
            <text:p>60,183</text:p>
          </table:table-cell>
          <table:table-cell office:value-type="float" office:value="43.55" table:style-name="ce171">
            <text:p>43.55</text:p>
          </table:table-cell>
          <table:table-cell office:value-type="float" office:value="214166" table:style-name="ce170">
            <text:p>214,166</text:p>
          </table:table-cell>
          <table:table-cell office:value-type="float" office:value="101968" table:style-name="ce170">
            <text:p>101,968</text:p>
          </table:table-cell>
          <table:table-cell office:value-type="float" office:value="112198" table:style-name="ce170">
            <text:p>112,198</text:p>
          </table:table-cell>
          <table:table-cell office:value-type="float" office:value="79.67" table:style-name="ce169">
            <text:p>79.67</text:p>
          </table:table-cell>
          <table:table-cell table:number-columns-repeated="16359" table:style-name="ce168"/>
        </table:table-row>
        <table:table-row table:style-name="ro36">
          <table:table-cell office:value-type="string" table:style-name="ce178">
            <text:p>福 建 省</text:p>
          </table:table-cell>
          <table:table-cell office:value-type="float" office:value="151100" table:style-name="ce177">
            <text:p>151,100</text:p>
          </table:table-cell>
          <table:table-cell office:value-type="float" office:value="76421" table:style-name="ce175">
            <text:p>76,421</text:p>
          </table:table-cell>
          <table:table-cell office:value-type="float" office:value="74679" table:style-name="ce175">
            <text:p>74,679</text:p>
          </table:table-cell>
          <table:table-cell office:value-type="float" office:value="100" table:style-name="ce176">
            <text:p>100.00</text:p>
          </table:table-cell>
          <table:table-cell office:value-type="float" office:value="14584" table:style-name="ce175">
            <text:p>14,584</text:p>
          </table:table-cell>
          <table:table-cell office:value-type="float" office:value="7640" table:style-name="ce175">
            <text:p>7,640</text:p>
          </table:table-cell>
          <table:table-cell office:value-type="float" office:value="6944" table:style-name="ce175">
            <text:p>6,944</text:p>
          </table:table-cell>
          <table:table-cell office:value-type="float" office:value="9.65" table:style-name="ce176">
            <text:p>9.65</text:p>
          </table:table-cell>
          <table:table-cell office:value-type="float" office:value="117622" table:style-name="ce175">
            <text:p>117,622</text:p>
          </table:table-cell>
          <table:table-cell office:value-type="float" office:value="59636" table:style-name="ce175">
            <text:p>59,636</text:p>
          </table:table-cell>
          <table:table-cell office:value-type="float" office:value="57986" table:style-name="ce175">
            <text:p>57,986</text:p>
          </table:table-cell>
          <table:table-cell office:value-type="float" office:value="77.84" table:style-name="ce176">
            <text:p>77.84</text:p>
          </table:table-cell>
          <table:table-cell office:value-type="float" office:value="18894" table:style-name="ce175">
            <text:p>18,894</text:p>
          </table:table-cell>
          <table:table-cell office:value-type="float" office:value="9145" table:style-name="ce175">
            <text:p>9,145</text:p>
          </table:table-cell>
          <table:table-cell office:value-type="float" office:value="9749" table:style-name="ce175">
            <text:p>9,749</text:p>
          </table:table-cell>
          <table:table-cell office:value-type="float" office:value="12.5" table:style-name="ce176">
            <text:p>12.50</text:p>
          </table:table-cell>
          <table:table-cell office:value-type="float" office:value="70415" table:style-name="ce175">
            <text:p>70,415</text:p>
          </table:table-cell>
          <table:table-cell office:value-type="float" office:value="35331" table:style-name="ce175">
            <text:p>35,331</text:p>
          </table:table-cell>
          <table:table-cell office:value-type="float" office:value="35084" table:style-name="ce175">
            <text:p>35,084</text:p>
          </table:table-cell>
          <table:table-cell office:value-type="float" office:value="46.6" table:style-name="ce176">
            <text:p>46.60</text:p>
          </table:table-cell>
          <table:table-cell office:value-type="float" office:value="129381" table:style-name="ce175">
            <text:p>129,381</text:p>
          </table:table-cell>
          <table:table-cell office:value-type="float" office:value="65081" table:style-name="ce175">
            <text:p>65,081</text:p>
          </table:table-cell>
          <table:table-cell office:value-type="float" office:value="64300" table:style-name="ce175">
            <text:p>64,300</text:p>
          </table:table-cell>
          <table:table-cell office:value-type="float" office:value="85.63" table:style-name="ce174">
            <text:p>85.63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金 門 縣</text:p>
          </table:table-cell>
          <table:table-cell office:value-type="float" office:value="138026" table:style-name="ce172">
            <text:p>138,026</text:p>
          </table:table-cell>
          <table:table-cell office:value-type="float" office:value="68946" table:style-name="ce170">
            <text:p>68,946</text:p>
          </table:table-cell>
          <table:table-cell office:value-type="float" office:value="69080" table:style-name="ce170">
            <text:p>69,080</text:p>
          </table:table-cell>
          <table:table-cell office:value-type="float" office:value="100" table:style-name="ce171">
            <text:p>100.00</text:p>
          </table:table-cell>
          <table:table-cell office:value-type="float" office:value="13077" table:style-name="ce170">
            <text:p>13,077</text:p>
          </table:table-cell>
          <table:table-cell office:value-type="float" office:value="6831" table:style-name="ce170">
            <text:p>6,831</text:p>
          </table:table-cell>
          <table:table-cell office:value-type="float" office:value="6246" table:style-name="ce170">
            <text:p>6,246</text:p>
          </table:table-cell>
          <table:table-cell office:value-type="float" office:value="9.4700000000000006" table:style-name="ce171">
            <text:p>9.47</text:p>
          </table:table-cell>
          <table:table-cell office:value-type="float" office:value="107500" table:style-name="ce170">
            <text:p>107,500</text:p>
          </table:table-cell>
          <table:table-cell office:value-type="float" office:value="53739" table:style-name="ce170">
            <text:p>53,739</text:p>
          </table:table-cell>
          <table:table-cell office:value-type="float" office:value="53761" table:style-name="ce170">
            <text:p>53,761</text:p>
          </table:table-cell>
          <table:table-cell office:value-type="float" office:value="77.88" table:style-name="ce171">
            <text:p>77.88</text:p>
          </table:table-cell>
          <table:table-cell office:value-type="float" office:value="17449" table:style-name="ce170">
            <text:p>17,449</text:p>
          </table:table-cell>
          <table:table-cell office:value-type="float" office:value="8376" table:style-name="ce170">
            <text:p>8,376</text:p>
          </table:table-cell>
          <table:table-cell office:value-type="float" office:value="9073" table:style-name="ce170">
            <text:p>9,073</text:p>
          </table:table-cell>
          <table:table-cell office:value-type="float" office:value="12.64" table:style-name="ce171">
            <text:p>12.64</text:p>
          </table:table-cell>
          <table:table-cell office:value-type="float" office:value="64237" table:style-name="ce170">
            <text:p>64,237</text:p>
          </table:table-cell>
          <table:table-cell office:value-type="float" office:value="31791" table:style-name="ce170">
            <text:p>31,791</text:p>
          </table:table-cell>
          <table:table-cell office:value-type="float" office:value="32446" table:style-name="ce170">
            <text:p>32,446</text:p>
          </table:table-cell>
          <table:table-cell office:value-type="float" office:value="46.54" table:style-name="ce171">
            <text:p>46.54</text:p>
          </table:table-cell>
          <table:table-cell office:value-type="float" office:value="118464" table:style-name="ce170">
            <text:p>118,464</text:p>
          </table:table-cell>
          <table:table-cell office:value-type="float" office:value="58772" table:style-name="ce170">
            <text:p>58,772</text:p>
          </table:table-cell>
          <table:table-cell office:value-type="float" office:value="59692" table:style-name="ce170">
            <text:p>59,692</text:p>
          </table:table-cell>
          <table:table-cell office:value-type="float" office:value="85.83" table:style-name="ce169">
            <text:p>85.83</text:p>
          </table:table-cell>
          <table:table-cell table:number-columns-repeated="16359" table:style-name="ce168"/>
        </table:table-row>
        <table:table-row table:style-name="ro21">
          <table:table-cell office:value-type="string" table:style-name="ce173">
            <text:p>連 江 縣</text:p>
          </table:table-cell>
          <table:table-cell office:value-type="float" office:value="13074" table:style-name="ce172">
            <text:p>13,074</text:p>
          </table:table-cell>
          <table:table-cell office:value-type="float" office:value="7475" table:style-name="ce170">
            <text:p>7,475</text:p>
          </table:table-cell>
          <table:table-cell office:value-type="float" office:value="5599" table:style-name="ce170">
            <text:p>5,599</text:p>
          </table:table-cell>
          <table:table-cell office:value-type="float" office:value="100" table:style-name="ce171">
            <text:p>100.00</text:p>
          </table:table-cell>
          <table:table-cell office:value-type="float" office:value="1507" table:style-name="ce170">
            <text:p>1,507</text:p>
          </table:table-cell>
          <table:table-cell office:value-type="float" office:value="809" table:style-name="ce170">
            <text:p>809</text:p>
          </table:table-cell>
          <table:table-cell office:value-type="float" office:value="698" table:style-name="ce170">
            <text:p>698</text:p>
          </table:table-cell>
          <table:table-cell office:value-type="float" office:value="11.53" table:style-name="ce171">
            <text:p>11.53</text:p>
          </table:table-cell>
          <table:table-cell office:value-type="float" office:value="10122" table:style-name="ce170">
            <text:p>10,122</text:p>
          </table:table-cell>
          <table:table-cell office:value-type="float" office:value="5897" table:style-name="ce170">
            <text:p>5,897</text:p>
          </table:table-cell>
          <table:table-cell office:value-type="float" office:value="4225" table:style-name="ce170">
            <text:p>4,225</text:p>
          </table:table-cell>
          <table:table-cell office:value-type="float" office:value="77.42" table:style-name="ce171">
            <text:p>77.42</text:p>
          </table:table-cell>
          <table:table-cell office:value-type="float" office:value="1445" table:style-name="ce170">
            <text:p>1,445</text:p>
          </table:table-cell>
          <table:table-cell office:value-type="float" office:value="769" table:style-name="ce170">
            <text:p>769</text:p>
          </table:table-cell>
          <table:table-cell office:value-type="float" office:value="676" table:style-name="ce170">
            <text:p>676</text:p>
          </table:table-cell>
          <table:table-cell office:value-type="float" office:value="11.05" table:style-name="ce171">
            <text:p>11.05</text:p>
          </table:table-cell>
          <table:table-cell office:value-type="float" office:value="6178" table:style-name="ce170">
            <text:p>6,178</text:p>
          </table:table-cell>
          <table:table-cell office:value-type="float" office:value="3540" table:style-name="ce170">
            <text:p>3,540</text:p>
          </table:table-cell>
          <table:table-cell office:value-type="float" office:value="2638" table:style-name="ce170">
            <text:p>2,638</text:p>
          </table:table-cell>
          <table:table-cell office:value-type="float" office:value="47.25" table:style-name="ce171">
            <text:p>47.25</text:p>
          </table:table-cell>
          <table:table-cell office:value-type="float" office:value="10917" table:style-name="ce170">
            <text:p>10,917</text:p>
          </table:table-cell>
          <table:table-cell office:value-type="float" office:value="6309" table:style-name="ce170">
            <text:p>6,309</text:p>
          </table:table-cell>
          <table:table-cell office:value-type="float" office:value="4608" table:style-name="ce170">
            <text:p>4,608</text:p>
          </table:table-cell>
          <table:table-cell office:value-type="float" office:value="83.5" table:style-name="ce169">
            <text:p>83.50</text:p>
          </table:table-cell>
          <table:table-cell table:number-columns-repeated="16359" table:style-name="ce168"/>
        </table:table-row>
        <table:table-row table:style-name="ro37">
          <table:table-cell table:style-name="ce167"/>
          <table:table-cell table:style-name="ce166"/>
          <table:table-cell table:number-columns-repeated="6" table:style-name="ce165"/>
          <table:table-cell table:style-name="ce163"/>
          <table:table-cell table:number-columns-repeated="3" table:style-name="ce165"/>
          <table:table-cell table:style-name="ce163"/>
          <table:table-cell table:number-columns-repeated="3" table:style-name="ce165"/>
          <table:table-cell table:number-columns-repeated="3" table:style-name="ce163"/>
          <table:table-cell table:style-name="ce164"/>
          <table:table-cell table:style-name="ce163"/>
          <table:table-cell table:number-columns-repeated="3" table:style-name="ce162"/>
          <table:table-cell table:style-name="ce161"/>
          <table:table-cell table:number-columns-repeated="16359" table:style-name="ce159"/>
        </table:table-row>
        <table:table-row table:style-name="ro30">
          <table:table-cell table:style-name="ce160"/>
          <table:table-cell table:number-columns-repeated="23" table:style-name="ce159"/>
          <table:table-cell office:value-type="string" table:style-name="ce93">
            <text:p>內政部戶政司 民國107年9月4日編製</text:p>
          </table:table-cell>
          <table:table-cell table:number-columns-repeated="16359" table:style-name="ce159"/>
        </table:table-row>
        <table:table-row table:style-name="ro38">
          <table:table-cell table:style-name="ce158"/>
          <table:table-cell table:number-columns-repeated="16383" table:style-name="ce157"/>
        </table:table-row>
        <table:table-row table:number-rows-repeated="1048543" table:style-name="ro38">
          <table:table-cell table:number-columns-repeated="16384"/>
        </table:table-row>
        <table:named-expressions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資料分析_" table:style-name="ta4">
        <table:table-column table:style-name="co1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2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9.9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9">
          <table:table-cell table:style-name="ce1">
            <draw:frame draw:z-index="2" draw:id="id1" draw:style-name="a1" draw:name="Object 4" svg:x="0in" svg:y="0in" svg:width="7.2in" svg:height="9.6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0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-修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8公式.xls'#當月速報連結-資料分析數字" table:style-name="ta5">
        <table:table-source xlink:href="file:///D:/0662/01.速報/107年/速報-107.8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8公式.xls'#縣市排序公式" table:style-name="ta5">
        <table:table-source xlink:href="file:///D:/0662/01.速報/107年/速報-107.8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8公式.xls'#06-人口增加&amp;生死結離" table:style-name="ta5">
        <table:table-source xlink:href="file:///D:/0662/01.速報/107年/速報-107.8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8公式.xls'#原始速報-公式" table:style-name="ta5">
        <table:table-source xlink:href="file:///D:/0662/01.速報/107年/速報-107.8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8公式.xls'#月160" table:style-name="ta5">
        <table:table-source xlink:href="file:///D:/0662/01.速報/107年/速報-107.8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8公式.xls'#月170" table:style-name="ta5">
        <table:table-source xlink:href="file:///D:/0662/01.速報/107年/速報-107.8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4,05,速報3階段年齡-連結(公式)檔107.8.xls'#04單齡-列印前2頁" table:style-name="ta5">
        <table:table-source xlink:href="file:///D:/0662/A.上網月報(含1科)/107年/10708/新表號04,05,速報3階段年齡-連結(公式)檔107.8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4,05,速報3階段年齡-連結(公式)檔107.8.xls'#速報-年齡結構-(列印版)" table:style-name="ta5">
        <table:table-source xlink:href="file:///D:/0662/A.上網月報(含1科)/107年/10708/新表號04,05,速報3階段年齡-連結(公式)檔107.8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4,05,速報3階段年齡-連結(公式)檔107.8.xls'#05年齡結構-列印版" table:style-name="ta5">
        <table:table-source xlink:href="file:///D:/0662/A.上網月報(含1科)/107年/10708/新表號04,05,速報3階段年齡-連結(公式)檔107.8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4,05,速報3階段年齡-連結(公式)檔107.8.xls'#05年齡結構-(貼值-上網版)" table:style-name="ta5">
        <table:table-source xlink:href="file:///D:/0662/A.上網月報(含1科)/107年/10708/新表號04,05,速報3階段年齡-連結(公式)檔107.8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rd_rf_f_97y_9802_data" table:expression="of:=[.#REF!]" table:base-cell-address="年月別-修.$A$1"/>
        <table:named-expression table:name="rd_rg_f_84y_97y_data" table:expression="of:=[.#REF!]" table:base-cell-address="年月別-修.$A$1"/>
        <table:named-expression table:name="rd_rg_f_9805_data" table:expression="of:=[.#REF!]" table:base-cell-address="年月別-修.$A$1"/>
        <table:named-expression table:name="rd_rg_f_9806_data" table:expression="of:=[.#REF!]" table:base-cell-address="年月別-修.$A$1"/>
        <table:named-expression table:name="rd_rg_f_9807_data" table:expression="of:=[.#REF!]" table:base-cell-address="年月別-修.$A$1"/>
        <table:named-expression table:name="rd_rg_f_9808_data" table:expression="of:=[.#REF!]" table:base-cell-address="年月別-修.$A$1"/>
        <table:named-expression table:name="rd_rg_f_98y_9803_data" table:expression="of:=[.#REF!]" table:base-cell-address="年月別-修.$A$1"/>
        <table:named-expression table:name="rd_rg_f_98y_9804_data" table:expression="of:=[.#REF!]" table:base-cell-address="年月別-修.$A$1"/>
        <table:named-expression table:name="rd_rg_q_84y_97y_data" table:expression="of:=[.#REF!]" table:base-cell-address="年月別-修.$A$1"/>
        <table:named-expression table:name="rd_rg_q_97y_9802_data" table:expression="of:=[.#REF!]" table:base-cell-address="年月別-修.$A$1"/>
        <table:named-expression table:name="rd_rg_q_9805_data" table:expression="of:=[.#REF!]" table:base-cell-address="年月別-修.$A$1"/>
        <table:named-expression table:name="rd_rg_q_9806_data" table:expression="of:=[.#REF!]" table:base-cell-address="年月別-修.$A$1"/>
        <table:named-expression table:name="rd_rg_q_9807_data" table:expression="of:=[.#REF!]" table:base-cell-address="年月別-修.$A$1"/>
        <table:named-expression table:name="rd_rg_q_9808_data" table:expression="of:=[.#REF!]" table:base-cell-address="年月別-修.$A$1"/>
        <table:named-expression table:name="rd_rg_q_98y_9803_data" table:expression="of:=[.#REF!]" table:base-cell-address="年月別-修.$A$1"/>
        <table:named-expression table:name="rd_rg_q_98y_9804_data" table:expression="of:=[.#REF!]" table:base-cell-address="年月別-修.$A$1"/>
        <table:named-expression table:name="rd_rg_q9607" table:expression="of:=[.#REF!]" table:base-cell-address="年月別-修.$A$1"/>
        <table:named-expression table:name="rd_t_84y_97y_data" table:expression="of:=[.#REF!]" table:base-cell-address="年月別-修.$A$1"/>
        <table:named-expression table:name="rd_t_97y_9802_data" table:expression="of:=[.#REF!]" table:base-cell-address="年月別-修.$A$1"/>
        <table:named-expression table:name="rd_t_9805_data" table:expression="of:=[.#REF!]" table:base-cell-address="年月別-修.$A$1"/>
        <table:named-expression table:name="rd_t_9806_data" table:expression="of:=[.#REF!]" table:base-cell-address="年月別-修.$A$1"/>
        <table:named-expression table:name="rd_t_9807_data" table:expression="of:=[.#REF!]" table:base-cell-address="年月別-修.$A$1"/>
        <table:named-expression table:name="rd_t_9808_data" table:expression="of:=[.#REF!]" table:base-cell-address="年月別-修.$A$1"/>
        <table:named-expression table:name="rd_t_98y_9803_data" table:expression="of:=[.#REF!]" table:base-cell-address="年月別-修.$A$1"/>
        <table:named-expression table:name="rd_t_98y_9804_data" table:expression="of:=[.#REF!]" table:base-cell-address="年月別-修.$A$1"/>
        <table:named-expression table:name="rd_t9607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2" number:min-integer-digits="1" number:grouping="true"/>
      <number:text> </number:text>
    </number:number-style>
    <number:number-style style:name="N70P1">
      <number:text> (</number:text>
      <number:number number:decimal-places="2" number:min-integer-digits="1" number:grouping="true"/>
      <number:text>)</number:text>
    </number:number-style>
    <number:text-style style:name="N70P2">
      <number:text> -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9-04T01:16:26Z</meta:creation-date>
    <dc:date>2019-01-04T10:18:16Z</dc:date>
    <meta:print-date>2018-09-04T01:20:23Z</meta:print-date>
  </office:meta>
</office:document-meta>
</file>